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500000002D0229702A03F5FBFD6.png" manifest:media-type="image/png"/>
  <manifest:file-entry manifest:full-path="Pictures/1000020100000500000002D0C620E741E09E4EA7.png" manifest:media-type="image/png"/>
  <manifest:file-entry manifest:full-path="Pictures/100002010000004000000054E9D871EDCD4A4908.png" manifest:media-type="image/png"/>
  <manifest:file-entry manifest:full-path="Pictures/1000020100000500000002D060C19ABA5FD7FEED.png" manifest:media-type="image/png"/>
  <manifest:file-entry manifest:full-path="Pictures/1000020100000500000002D0E540013573895E9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319cm" draw:shadow-offset-x="0.203cm" draw:shadow-offset-y="0.203cm" draw:shadow-opacity="50%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595cm"/>
    </style:style>
    <style:style style:name="gr4" style:family="graphic" style:parent-style-name="standard">
      <style:graphic-properties draw:stroke="none" svg:stroke-color="#000000" draw:fill="solid" draw:fill-color="#ffffff" draw:opacity="50%" draw:fill-image-width="0cm" draw:fill-image-height="0cm" draw:auto-grow-height="true" draw:auto-grow-width="false" fo:max-height="0cm" fo:min-height="0.955cm" draw:shadow-offset-x="0.203cm" draw:shadow-offset-y="0.203cm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8.528cm"/>
    </style:style>
    <style:style style:name="gr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justify" draw:textarea-vertical-align="top" draw:auto-grow-height="true" draw:auto-grow-width="false" fo:max-height="0cm" fo:min-height="9.534cm"/>
    </style:style>
    <style:style style:name="pr1" style:family="presentation" style:parent-style-name="Bubbles-title">
      <style:graphic-properties draw:auto-grow-height="true" fo:min-height="13.838cm"/>
    </style:style>
    <style:style style:name="pr2" style:family="presentation" style:parent-style-name="Bubbles-notes">
      <style:graphic-properties draw:fill-color="#ffffff" draw:auto-grow-height="true" fo:min-height="12.572cm"/>
    </style:style>
    <style:style style:name="pr3" style:family="presentation" style:parent-style-name="Bubbles-subtitle" style:list-style-name="L1">
      <style:graphic-properties draw:fill-color="#ffffff" draw:auto-grow-height="true" fo:min-height="12.064cm"/>
    </style:style>
    <style:style style:name="pr4" style:family="presentation" style:parent-style-name="Bubbles-title">
      <style:graphic-properties fo:min-height="1.971cm"/>
    </style:style>
    <style:style style:name="pr5" style:family="presentation" style:parent-style-name="Bubbles-subtitle" style:list-style-name="L2">
      <style:graphic-properties draw:fill-color="#ffffff" draw:textarea-vertical-align="top" draw:auto-grow-height="true" fo:min-height="12.41cm"/>
    </style:style>
    <style:style style:name="pr6" style:family="presentation" style:parent-style-name="Bubbles-title">
      <style:graphic-properties draw:auto-grow-height="true" fo:min-height="10.161cm"/>
    </style:style>
    <style:style style:name="pr7" style:family="presentation" style:parent-style-name="Bubbles-subtitle" style:list-style-name="L1">
      <style:graphic-properties draw:fill-color="#ffffff" draw:textarea-horizontal-align="left" draw:textarea-vertical-align="top" draw:auto-grow-height="true" fo:min-height="2.885cm"/>
    </style:style>
    <style:style style:name="pr8" style:family="presentation" style:parent-style-name="Bubbles-subtitle" style:list-style-name="L1">
      <style:graphic-properties draw:stroke="solid" svg:stroke-color="#ff950e" draw:fill="solid" draw:fill-color="#ffff99" draw:textarea-horizontal-align="center" draw:textarea-vertical-align="top" draw:auto-grow-height="true" fo:min-height="2.885cm" fo:padding-top="0.203cm" fo:padding-bottom="0.203cm" fo:padding-left="0.203cm" fo:padding-right="0.203cm"/>
    </style:style>
    <style:style style:name="pr9" style:family="presentation" style:parent-style-name="Bubbles-subtitle" style:list-style-name="L1">
      <style:graphic-properties draw:fill-color="#ffffff" draw:textarea-horizontal-align="left" draw:textarea-vertical-align="top" draw:auto-grow-height="true" fo:min-height="7.66cm"/>
    </style:style>
    <style:style style:name="pr10" style:family="presentation" style:parent-style-name="Bubbles-subtitle" style:list-style-name="L1">
      <style:graphic-properties draw:fill-color="#ffffff" draw:textarea-horizontal-align="left" draw:textarea-vertical-align="top" draw:auto-grow-height="true" fo:min-height="10.747cm"/>
    </style:style>
    <style:style style:name="pr11" style:family="presentation" style:parent-style-name="Bubbles-subtitle" style:list-style-name="L1">
      <style:graphic-properties draw:fill-color="#ffffff" draw:textarea-horizontal-align="left" draw:textarea-vertical-align="top" draw:auto-grow-height="true" fo:min-height="7.66cm"/>
    </style:style>
    <style:style style:name="pr12" style:family="presentation" style:parent-style-name="Bubbles-subtitle" style:list-style-name="L1">
      <style:graphic-properties draw:fill-color="#ffffff" draw:textarea-horizontal-align="left" draw:textarea-vertical-align="top" draw:auto-grow-height="true" fo:min-height="10.747cm"/>
    </style:style>
    <style:style style:name="pr13" style:family="presentation" style:parent-style-name="Bubbles-subtitle" style:list-style-name="L1">
      <style:graphic-properties draw:fill-color="#ffffff" draw:textarea-horizontal-align="left" draw:textarea-vertical-align="top" draw:auto-grow-height="true" fo:min-height="7.66cm"/>
    </style:style>
    <style:style style:name="pr14" style:family="presentation" style:parent-style-name="Bubbles-subtitle" style:list-style-name="L1">
      <style:graphic-properties draw:fill-color="#ffffff" draw:textarea-horizontal-align="left" draw:textarea-vertical-align="top" draw:auto-grow-height="true" fo:min-height="10.747cm"/>
    </style:style>
    <style:style style:name="pr15" style:family="presentation" style:parent-style-name="Bubbles-subtitle" style:list-style-name="L1">
      <style:graphic-properties draw:fill-color="#ffffff" draw:textarea-horizontal-align="left" draw:textarea-vertical-align="top" draw:auto-grow-height="true" fo:min-height="2.939cm"/>
    </style:style>
    <style:style style:name="pr16" style:family="presentation" style:parent-style-name="Bubbles-subtitle" style:list-style-name="L1">
      <style:graphic-properties draw:stroke="solid" svg:stroke-color="#ff950e" draw:fill="solid" draw:fill-color="#ffff99" draw:textarea-horizontal-align="center" draw:textarea-vertical-align="top" draw:auto-grow-height="true" fo:min-height="5.537cm" fo:padding-top="0.203cm" fo:padding-bottom="0.203cm" fo:padding-left="0.203cm" fo:padding-right="0.203cm"/>
    </style:style>
    <style:style style:name="pr17" style:family="presentation" style:parent-style-name="Bubbles-subtitle" style:list-style-name="L1">
      <style:graphic-properties draw:fill-color="#ffffff" draw:textarea-horizontal-align="left" draw:textarea-vertical-align="top" draw:auto-grow-height="true" fo:min-height="10.012cm"/>
    </style:style>
    <style:style style:name="pr18" style:family="presentation" style:parent-style-name="Bubbles-subtitle" style:list-style-name="L1">
      <style:graphic-properties draw:fill-color="#ffffff" draw:textarea-horizontal-align="left" draw:textarea-vertical-align="top" draw:auto-grow-height="true" fo:min-height="11.43cm"/>
    </style:style>
    <style:style style:name="pr19" style:family="presentation" style:parent-style-name="Bubbles-subtitle" style:list-style-name="L1">
      <style:graphic-properties draw:fill-color="#ffffff" draw:textarea-horizontal-align="left" draw:textarea-vertical-align="top" draw:auto-grow-height="true" fo:min-height="2.939cm"/>
    </style:style>
    <style:style style:name="pr20" style:family="presentation" style:parent-style-name="Bubbles-subtitle" style:list-style-name="L1">
      <style:graphic-properties draw:stroke="solid" svg:stroke-color="#ff950e" draw:fill="solid" draw:fill-color="#ffff99" draw:textarea-horizontal-align="center" draw:textarea-vertical-align="top" draw:auto-grow-height="true" fo:min-height="6.409cm" fo:padding-top="0.203cm" fo:padding-bottom="0.203cm" fo:padding-left="0.203cm" fo:padding-right="0.203cm"/>
    </style:style>
    <style:style style:name="pr21" style:family="presentation" style:parent-style-name="Bubbles-subtitle" style:list-style-name="L1">
      <style:graphic-properties draw:fill-color="#ffffff" draw:textarea-horizontal-align="left" draw:textarea-vertical-align="top" draw:auto-grow-height="true" fo:min-height="10.417cm"/>
    </style:style>
    <style:style style:name="pr22" style:family="presentation" style:parent-style-name="Bubbles-subtitle" style:list-style-name="L1">
      <style:graphic-properties draw:fill-color="#ffffff" draw:textarea-horizontal-align="left" draw:textarea-vertical-align="top" draw:auto-grow-height="true" fo:min-height="11.044cm"/>
    </style:style>
    <style:style style:name="pr23" style:family="presentation" style:parent-style-name="Bubbles-subtitle" style:list-style-name="L1">
      <style:graphic-properties draw:fill-color="#ffffff" draw:textarea-horizontal-align="left" draw:textarea-vertical-align="top" draw:auto-grow-height="true" fo:min-height="5.233cm"/>
    </style:style>
    <style:style style:name="pr24" style:family="presentation" style:parent-style-name="Bubbles-subtitle" style:list-style-name="L1">
      <style:graphic-properties draw:stroke="solid" svg:stroke-color="#ff950e" draw:fill="solid" draw:fill-color="#ffff99" draw:textarea-horizontal-align="center" draw:textarea-vertical-align="top" draw:auto-grow-height="true" fo:min-height="3.214cm" fo:padding-top="0.203cm" fo:padding-bottom="0.203cm" fo:padding-left="0.203cm" fo:padding-right="0.203cm"/>
    </style:style>
    <style:style style:name="pr25" style:family="presentation" style:parent-style-name="Bubbles-subtitle" style:list-style-name="L1">
      <style:graphic-properties draw:fill-color="#ffffff" draw:textarea-horizontal-align="left" draw:textarea-vertical-align="top" draw:auto-grow-height="true" fo:min-height="12.17cm"/>
    </style:style>
    <style:style style:name="pr26" style:family="presentation" style:parent-style-name="Bubbles-subtitle" style:list-style-name="L1">
      <style:graphic-properties draw:fill-color="#ffffff" draw:textarea-horizontal-align="left" draw:textarea-vertical-align="top" draw:auto-grow-height="true" fo:min-height="12.17cm"/>
    </style:style>
    <style:style style:name="pr27" style:family="presentation" style:parent-style-name="Bubbles-subtitle" style:list-style-name="L1">
      <style:graphic-properties draw:stroke="solid" svg:stroke-color="#ff950e" draw:fill="solid" draw:fill-color="#ffff99" draw:textarea-horizontal-align="center" draw:textarea-vertical-align="top" draw:auto-grow-height="true" fo:min-height="4.304cm" fo:padding-top="0.203cm" fo:padding-bottom="0.203cm" fo:padding-left="0.203cm" fo:padding-right="0.203cm"/>
    </style:style>
    <style:style style:name="pr28" style:family="presentation" style:parent-style-name="Bubbles-subtitle" style:list-style-name="L1">
      <style:graphic-properties draw:fill-color="#ffffff" draw:textarea-horizontal-align="left" draw:textarea-vertical-align="top" draw:auto-grow-height="true" fo:min-height="4.262cm"/>
    </style:style>
    <style:style style:name="pr29" style:family="presentation" style:parent-style-name="Bubbles-subtitle" style:list-style-name="L1">
      <style:graphic-properties draw:fill-color="#ffffff" draw:textarea-horizontal-align="left" draw:textarea-vertical-align="top" draw:auto-grow-height="true" fo:min-height="10.875cm"/>
    </style:style>
    <style:style style:name="pr30" style:family="presentation" style:parent-style-name="Bubbles-subtitle" style:list-style-name="L1">
      <style:graphic-properties draw:fill-color="#ffffff" draw:textarea-horizontal-align="left" draw:textarea-vertical-align="top" draw:auto-grow-height="true" fo:min-height="11.987cm"/>
    </style:style>
    <style:style style:name="pr31" style:family="presentation" style:parent-style-name="Bubbles-subtitle" style:list-style-name="L1">
      <style:graphic-properties draw:fill-color="#ffffff" draw:textarea-horizontal-align="left" draw:textarea-vertical-align="top" draw:auto-grow-height="true" fo:min-height="3.911cm"/>
    </style:style>
    <style:style style:name="pr32" style:family="presentation" style:parent-style-name="Bubbles-subtitle" style:list-style-name="L1">
      <style:graphic-properties draw:stroke="solid" svg:stroke-color="#ff950e" draw:fill="solid" draw:fill-color="#ffff99" draw:textarea-horizontal-align="center" draw:textarea-vertical-align="top" draw:auto-grow-height="true" fo:min-height="6.07cm" fo:padding-top="0.203cm" fo:padding-bottom="0.203cm" fo:padding-left="0.203cm" fo:padding-right="0.203cm"/>
    </style:style>
    <style:style style:name="pr33" style:family="presentation" style:parent-style-name="Bubbles-subtitle" style:list-style-name="L1">
      <style:graphic-properties draw:fill-color="#ffffff" draw:textarea-horizontal-align="left" draw:textarea-vertical-align="top" draw:auto-grow-height="true" fo:min-height="3.911cm"/>
    </style:style>
    <style:style style:name="pr34" style:family="presentation" style:parent-style-name="Bubbles-subtitle" style:list-style-name="L1">
      <style:graphic-properties draw:fill-color="#ffffff" draw:textarea-horizontal-align="left" draw:textarea-vertical-align="top" draw:auto-grow-height="true" fo:min-height="4.747cm"/>
    </style:style>
    <style:style style:name="pr35" style:family="presentation" style:parent-style-name="Bubbles-subtitle" style:list-style-name="L1">
      <style:graphic-properties draw:fill-color="#ffffff" draw:textarea-horizontal-align="left" draw:textarea-vertical-align="top" draw:auto-grow-height="true" fo:min-height="6.524cm"/>
    </style:style>
    <style:style style:name="pr36" style:family="presentation" style:parent-style-name="Bubbles-subtitle" style:list-style-name="L1">
      <style:graphic-properties draw:stroke="solid" svg:stroke-color="#ff950e" draw:fill="solid" draw:fill-color="#ffff99" draw:textarea-horizontal-align="center" draw:textarea-vertical-align="top" draw:auto-grow-height="true" fo:min-height="6.07cm" fo:padding-top="0.203cm" fo:padding-bottom="0.203cm" fo:padding-left="0.203cm" fo:padding-right="0.203cm"/>
    </style:style>
    <style:style style:name="pr37" style:family="presentation" style:parent-style-name="Bubbles-subtitle" style:list-style-name="L1">
      <style:graphic-properties draw:fill-color="#ffffff" draw:textarea-horizontal-align="left" draw:textarea-vertical-align="top" draw:auto-grow-height="true" fo:min-height="6.524cm"/>
    </style:style>
    <style:style style:name="pr38" style:family="presentation" style:parent-style-name="Bubbles-subtitle" style:list-style-name="L1">
      <style:graphic-properties draw:fill-color="#ffffff" draw:textarea-horizontal-align="left" draw:textarea-vertical-align="top" draw:auto-grow-height="true" fo:min-height="6.524cm"/>
    </style:style>
    <style:style style:name="pr39" style:family="presentation" style:parent-style-name="Bubbles-subtitle" style:list-style-name="L1">
      <style:graphic-properties draw:fill-color="#ffffff" draw:textarea-horizontal-align="left" draw:textarea-vertical-align="top" draw:auto-grow-height="true" fo:min-height="6.524cm"/>
    </style:style>
    <style:style style:name="pr40" style:family="presentation" style:parent-style-name="Bubbles-subtitle" style:list-style-name="L1">
      <style:graphic-properties draw:fill-color="#ffffff" draw:textarea-horizontal-align="left" draw:textarea-vertical-align="top" draw:auto-grow-height="true" fo:min-height="1.987cm"/>
    </style:style>
    <style:style style:name="pr41" style:family="presentation" style:parent-style-name="Bubbles-subtitle" style:list-style-name="L1">
      <style:graphic-properties draw:stroke="solid" svg:stroke-color="#ff950e" draw:fill="solid" draw:fill-color="#ffff99" draw:textarea-horizontal-align="center" draw:textarea-vertical-align="top" draw:auto-grow-height="true" fo:min-height="6.07cm" fo:padding-top="0.203cm" fo:padding-bottom="0.203cm" fo:padding-left="0.203cm" fo:padding-right="0.203cm"/>
    </style:style>
    <style:style style:name="pr42" style:family="presentation" style:parent-style-name="Bubbles-subtitle" style:list-style-name="L1">
      <style:graphic-properties draw:fill-color="#ffffff" draw:textarea-horizontal-align="left" draw:textarea-vertical-align="top" draw:auto-grow-height="true" fo:min-height="1.987cm"/>
    </style:style>
    <style:style style:name="pr43" style:family="presentation" style:parent-style-name="Bubbles-subtitle" style:list-style-name="L2">
      <style:graphic-properties draw:fill-color="#ffffff" draw:textarea-vertical-align="top" draw:auto-grow-height="true" fo:min-height="11.793cm"/>
    </style:style>
    <style:style style:name="co1" style:family="table-column">
      <style:table-column-properties style:column-width="1.378cm" style:use-optimal-column-width="false"/>
    </style:style>
    <style:style style:name="co2" style:family="table-column">
      <style:table-column-properties style:column-width="1.37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0.898cm"/>
    </style:style>
    <style:style style:name="ro3" style:family="table-row">
      <style:table-row-properties style:row-height="0.894cm"/>
    </style:style>
    <style:style style:name="ce1" style:family="table-cell">
      <loext:graphic-properties draw:textarea-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>
      <loext:graphic-properties draw:textarea-vertical-align="middle"/>
      <style:paragraph-properties fo:text-align="center"/>
      <style:text-properties fo:font-size="16pt" style:font-size-asian="16pt" style:font-size-complex="16pt"/>
    </style:style>
    <style:style style:name="ce3" style:family="table-cell">
      <loext:graphic-properties draw:fill-color="#ffff99" draw:textarea-vertical-align="middle"/>
      <style:paragraph-properties fo:text-align="center"/>
      <style:text-properties fo:font-size="16pt" style:font-size-asian="16pt" style:font-size-complex="16pt"/>
    </style:style>
    <style:style style:name="ce4" style:family="table-cell">
      <loext:graphic-properties draw:fill-color="#99ffff" draw:textarea-vertical-align="middle"/>
      <style:paragraph-properties fo:text-align="center"/>
      <style:text-properties fo:font-size="16pt" style:font-size-asian="16pt" style:font-size-complex="16pt"/>
    </style:style>
    <style:style style:name="ce5" style:family="table-cell">
      <loext:graphic-properties draw:fill-color="#99ff99" draw:textarea-vertical-align="middle"/>
      <style:paragraph-properties fo:text-align="center"/>
      <style:text-properties fo:font-size="16pt" style:font-size-asian="16pt" style:font-size-complex="16pt"/>
    </style:style>
    <style:style style:name="P1" style:family="paragraph">
      <style:text-properties fo:color="#333333" style:font-name="Ferrum" fo:font-size="80pt" style:font-size-asian="80pt" style:font-size-complex="80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 draw:opacity="50%" draw:fill-image-width="0cm" draw:fill-image-height="0cm"/>
      <style:paragraph-properties fo:text-align="start"/>
      <style:text-properties fo:color="#000000" fo:font-size="7.5pt" style:font-size-asian="10pt" style:font-size-complex="10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fo:text-align="start"/>
      <style:text-properties style:font-name="Ubuntu3" fo:font-size="21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color="#99ffff" style:font-name="Ferrum" fo:font-size="32pt" fo:background-color="transparent" style:font-size-asian="40pt" style:font-size-complex="40pt"/>
    </style:style>
    <style:style style:name="P8" style:family="paragraph">
      <style:text-properties fo:color="#99ffff" style:font-name="Ferrum" fo:font-size="32pt" fo:background-color="transparent" style:font-size-asian="40pt" style:font-size-complex="40pt"/>
    </style:style>
    <style:style style:name="P9" style:family="paragraph">
      <loext:graphic-properties draw:fill-color="#ffffff"/>
      <style:paragraph-properties fo:text-align="start"/>
      <style:text-properties style:font-name="Ubuntu3" fo:font-size="32pt" style:font-size-asian="32pt" style:font-size-complex="32pt"/>
    </style:style>
    <style:style style:name="P10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3" style:family="paragraph">
      <style:paragraph-properties fo:text-align="end"/>
    </style:style>
    <style:style style:name="P14" style:family="paragraph">
      <loext:graphic-properties draw:fill="solid" draw:fill-color="#ffffff" draw:opacity="50%" draw:fill-image-width="0cm" draw:fill-image-height="0cm"/>
      <style:paragraph-properties fo:text-align="end"/>
      <style:text-properties fo:color="#000000" fo:font-size="7.5pt" style:font-size-asian="10pt" style:font-size-complex="10pt"/>
    </style:style>
    <style:style style:name="P15" style:family="paragraph">
      <loext:graphic-properties draw:fill="none" draw:fill-color="#ffffff"/>
      <style:paragraph-properties fo:text-align="start"/>
      <style:text-properties fo:font-size="18pt"/>
    </style:style>
    <style:style style:name="P16" style:family="paragraph">
      <loext:graphic-properties draw:fill="solid" draw:fill-color="#ffff99"/>
      <style:paragraph-properties fo:text-align="start"/>
      <style:text-properties style:font-name="Ubuntu3" fo:font-size="21pt" fo:font-weight="normal" style:font-size-asian="28pt" style:font-weight-asian="normal" style:font-size-complex="28pt" style:font-weight-complex="normal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fff"/>
      <style:paragraph-properties fo:text-align="start"/>
      <style:text-properties style:font-name="Ubuntu3" fo:font-size="26pt" fo:font-weight="normal" style:font-size-asian="26pt" style:font-weight-asian="normal" style:font-size-complex="26pt" style:font-weight-complex="normal"/>
    </style:style>
    <style:style style:name="P19" style:family="paragraph">
      <style:paragraph-properties fo:text-align="start"/>
      <style:text-properties fo:color="#000000" fo:font-weight="normal" style:font-weight-asian="normal" style:font-weight-complex="normal"/>
    </style:style>
    <style:style style:name="P20" style:family="paragraph">
      <loext:graphic-properties draw:fill-color="#ffffff"/>
      <style:paragraph-properties fo:text-align="start"/>
      <style:text-properties fo:color="#000000" style:font-name="Ubuntu3" fo:font-size="21pt" fo:font-weight="normal" style:font-size-asian="28pt" style:font-weight-asian="normal" style:font-size-complex="28pt" style:font-weight-complex="normal"/>
    </style:style>
    <style:style style:name="T1" style:family="text">
      <style:text-properties fo:color="#333333" style:font-name="Ferrum" fo:font-size="80pt" style:font-size-asian="80pt" style:font-size-complex="80pt"/>
    </style:style>
    <style:style style:name="T2" style:family="text">
      <style:text-properties fo:color="#666666" fo:font-size="8pt" fo:font-style="italic" style:font-size-asian="8pt" style:font-style-asian="italic" style:font-size-complex="8pt" style:font-style-complex="italic"/>
    </style:style>
    <style:style style:name="T3" style:family="text">
      <style:text-properties style:font-name="Ubuntu3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99ffff" style:font-name="Ferrum" fo:font-size="48pt" fo:background-color="transparent" style:font-size-asian="66pt" style:font-size-complex="66pt"/>
    </style:style>
    <style:style style:name="T5" style:family="text">
      <style:text-properties style:font-name="Ubuntu3" fo:font-size="28pt" style:font-size-asian="28pt" style:font-size-complex="28pt"/>
    </style:style>
    <style:style style:name="T6" style:family="text">
      <style:text-properties style:font-name="Ubuntu3" fo:font-size="32pt" style:font-size-asian="32pt" style:font-size-complex="32pt"/>
    </style:style>
    <style:style style:name="T7" style:family="text">
      <style:text-properties style:font-name="Ubuntu3" fo:font-size="22pt" style:font-size-asian="22pt" style:font-size-complex="22pt"/>
    </style:style>
    <style:style style:name="T8" style:family="text">
      <style:text-properties style:font-name="Ubuntu3" fo:font-size="20pt" style:font-size-asian="20pt" style:font-size-complex="20pt"/>
    </style:style>
    <style:style style:name="T9" style:family="text">
      <style:text-properties fo:color="#333333" style:font-name="Ferrum" fo:font-size="88pt" style:font-size-asian="88pt" style:font-size-complex="88pt"/>
    </style:style>
    <style:style style:name="T10" style:family="text">
      <style:text-properties style:text-position="0% 100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1" style:family="text">
      <style:text-properties style:text-position="0% 100%" style:font-name="Ubuntu3" fo:font-size="22pt" fo:font-style="normal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12" style:family="text">
      <style:text-properties style:text-position="0% 100%" style:font-name="Ubuntu3" fo:font-size="22pt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style:text-position="0% 100%" style:font-name="Ubuntu3" fo:font-size="22pt" fo:font-style="italic" style:text-underline-style="none" fo:font-weight="normal" style:font-size-asian="22pt" style:font-style-asian="italic" style:font-weight-asian="normal" style:font-size-complex="22pt" style:font-style-complex="italic" style:font-weight-complex="normal"/>
    </style:style>
    <style:style style:name="T14" style:family="text">
      <style:text-properties fo:color="#000000" fo:font-size="8pt" fo:font-style="italic" style:font-size-asian="8pt" style:font-style-asian="italic" style:font-size-complex="8pt" style:font-style-complex="italic"/>
    </style:style>
    <style:style style:name="T15" style:family="text">
      <style:text-properties fo:font-size="18pt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style:text-position="0% 100%" style:font-name="Ubuntu3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9" style:family="text">
      <style:text-properties style:text-position="0% 100%" style:font-name="Ubuntu3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0" style:family="text">
      <style:text-properties style:text-position="0% 100%" style:font-name="Ubuntu3"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21" style:family="text">
      <style:text-properties style:text-position="0% 100%" style:font-name="Ubuntu3" fo:font-size="26pt" fo:font-weight="normal" style:font-size-asian="26pt" style:font-weight-asian="normal" style:font-size-complex="26pt" style:font-weight-complex="normal"/>
    </style:style>
    <style:style style:name="T22" style:family="text">
      <style:text-properties style:text-position="0% 100%" style:font-name="Ubuntu3" fo:font-size="26pt" style:text-underline-style="none" fo:font-weight="normal" style:font-size-asian="26pt" style:font-weight-asian="normal" style:font-size-complex="26pt" style:font-weight-complex="normal"/>
    </style:style>
    <style:style style:name="T23" style:family="text">
      <style:text-properties style:text-position="-33% 58%" style:font-name="Ubuntu3" fo:font-size="26pt" style:text-underline-style="none" fo:font-weight="normal" style:font-size-asian="26pt" style:font-weight-asian="normal" style:font-size-complex="26pt" style:font-weight-complex="normal"/>
    </style:style>
    <style:style style:name="T24" style:family="text">
      <style:text-properties style:text-position="0% 100%" style:font-name="Ubuntu3" fo:font-size="26pt" style:text-underline-style="none" fo:font-weight="bold" style:font-size-asian="26pt" style:font-weight-asian="bold" style:font-size-complex="26pt" style:font-weight-complex="bold"/>
    </style:style>
    <style:style style:name="T25" style:family="text">
      <style:text-properties fo:color="#6600cc" style:text-position="0% 100%" style:font-name="Ubuntu3" fo:font-size="26pt" style:text-underline-style="none" fo:font-weight="bold" style:font-size-asian="26pt" style:font-weight-asian="bold" style:font-size-complex="26pt" style:font-weight-complex="bold"/>
    </style:style>
    <style:style style:name="T26" style:family="text">
      <style:text-properties fo:color="#333333" style:font-name="Ferrum" fo:font-size="66pt" style:font-size-asian="66pt" style:font-size-complex="66pt"/>
    </style:style>
    <style:style style:name="T27" style:family="text">
      <style:text-properties fo:font-size="18pt" style:font-size-asian="12pt" style:font-size-complex="12pt"/>
    </style:style>
    <style:style style:name="T28" style:family="text">
      <style:text-properties style:text-position="0% 100%" fo:font-size="12pt" fo:font-weight="bold" style:font-size-asian="12pt" style:font-weight-asian="bold" style:font-size-complex="12pt" style:font-weight-complex="bold"/>
    </style:style>
    <style:style style:name="T29" style:family="text">
      <style:text-properties style:text-position="-33% 58%" fo:font-size="12pt" style:font-size-asian="12pt" style:font-size-complex="12pt"/>
    </style:style>
    <style:style style:name="T30" style:family="text">
      <style:text-properties style:text-position="0% 100%" fo:font-size="12pt" style:font-size-asian="12pt" style:font-size-complex="12pt"/>
    </style:style>
    <style:style style:name="T31" style:family="text">
      <style:text-properties style:text-position="0% 100%" style:font-name="Ubuntu3" fo:font-size="22pt" fo:font-weight="normal" style:font-size-asian="22pt" style:font-weight-asian="normal" style:font-size-complex="22pt" style:font-weight-complex="normal"/>
    </style:style>
    <style:style style:name="T32" style:family="text">
      <style:text-properties style:text-position="-33% 58%" style:font-name="Ubuntu3" fo:font-size="22pt" fo:font-weight="normal" style:font-size-asian="22pt" style:font-weight-asian="normal" style:font-size-complex="22pt" style:font-weight-complex="normal"/>
    </style:style>
    <style:style style:name="T33" style:family="text">
      <style:text-properties style:text-position="0% 100%" style:font-name="Ubuntu3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34" style:family="text">
      <style:text-properties style:text-position="0% 100%" style:font-name="Ubuntu3" fo:font-size="22pt" fo:font-weight="bold" style:font-size-asian="22pt" style:font-weight-asian="bold" style:font-size-complex="22pt" style:font-weight-complex="bold"/>
    </style:style>
    <style:style style:name="T35" style:family="text">
      <style:text-properties style:text-position="-33% 58%" style:font-name="Ubuntu3" fo:font-size="22pt" fo:font-weight="bold" style:font-size-asian="22pt" style:font-weight-asian="bold" style:font-size-complex="22pt" style:font-weight-complex="bold"/>
    </style:style>
    <style:style style:name="T36" style:family="text">
      <style:text-properties fo:color="#ff0000" style:text-position="0% 100%" style:font-name="Ubuntu3" fo:font-size="22pt" fo:font-weight="bold" style:font-size-asian="22pt" style:font-weight-asian="bold" style:font-size-complex="22pt" style:font-weight-complex="bold"/>
    </style:style>
    <style:style style:name="T37" style:family="text">
      <style:text-properties style:text-position="0% 100%" fo:font-size="12pt" fo:font-weight="normal" style:font-size-asian="12pt" style:font-weight-asian="normal" style:font-size-complex="12pt" style:font-weight-complex="normal"/>
    </style:style>
    <style:style style:name="T38" style:family="text">
      <style:text-properties style:text-position="0% 100%" style:font-name="Ubuntu3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9" style:family="text">
      <style:text-properties style:text-position="0% 100%"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0" style:family="text">
      <style:text-properties style:text-position="0% 100%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1" style:family="text">
      <style:text-properties style:text-position="0% 100%"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2" style:family="text">
      <style:text-properties fo:color="#6600ff" style:text-position="0% 100%"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3" style:family="text">
      <style:text-properties style:text-position="0% 100%" style:font-name="Ubuntu3" fo:font-size="20pt" fo:font-weight="normal" style:font-size-asian="20pt" style:font-weight-asian="normal" style:font-size-complex="20pt" style:font-weight-complex="normal"/>
    </style:style>
    <style:style style:name="T44" style:family="text">
      <style:text-properties style:text-position="-33% 58%" style:font-name="Ubuntu3" fo:font-size="20pt" fo:font-weight="normal" style:font-size-asian="20pt" style:font-weight-asian="normal" style:font-size-complex="20pt" style:font-weight-complex="normal"/>
    </style:style>
    <style:style style:name="T45" style:family="text">
      <style:text-properties style:text-position="0% 100%" style:font-name="Ubuntu3" fo:font-size="20pt" fo:font-weight="bold" style:font-size-asian="20pt" style:font-weight-asian="bold" style:font-size-complex="20pt" style:font-weight-complex="bold"/>
    </style:style>
    <style:style style:name="T46" style:family="text">
      <style:text-properties style:text-position="-33% 58%" style:font-name="Ubuntu3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47" style:family="text">
      <style:text-properties style:text-position="-33% 58%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8" style:family="text">
      <style:text-properties fo:color="#6600ff" style:text-position="0% 100%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fo:color="#6600ff" style:text-position="-33% 58%" style:font-name="Ubuntu3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50" style:family="text">
      <style:text-properties fo:color="#6600ff" style:text-position="-33% 58%" style:font-name="Ubuntu3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51" style:family="text">
      <style:text-properties fo:color="#333333" style:font-name="Ferrum" fo:font-size="60pt" style:font-size-asian="60pt" style:font-size-complex="60pt"/>
    </style:style>
    <style:style style:name="T52" style:family="text">
      <style:text-properties style:text-position="0% 100%" style:font-name="Ubuntu3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53" style:family="text">
      <style:text-properties style:text-position="0% 100%"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4" style:family="text">
      <style:text-properties style:text-position="-33% 58%"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5" style:family="text">
      <style:text-properties style:text-position="0% 100%" style:font-name="Ubuntu3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6" style:family="text">
      <style:text-properties style:text-position="-33% 58%" style:font-name="Ubuntu3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7" style:family="text">
      <style:text-properties fo:font-size="9pt" fo:font-weight="bold" style:font-size-asian="9pt" style:font-weight-asian="bold" style:font-size-complex="9pt" style:font-weight-complex="bold"/>
    </style:style>
    <style:style style:name="T58" style:family="text">
      <style:text-properties fo:font-size="14pt" fo:font-weight="bold" style:font-size-asian="14pt" style:font-weight-asian="bold" style:font-size-complex="14pt" style:font-weight-complex="bold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color="#6600ff" style:text-position="0% 100%"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1" style:family="text">
      <style:text-properties fo:color="#6600ff" style:text-position="-33% 58%"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2" style:family="text">
      <style:text-properties style:text-position="0% 100%" style:font-name="Ubuntu3" fo:font-size="12pt" fo:font-weight="normal" style:font-size-asian="12pt" style:font-weight-asian="normal" style:font-size-complex="12pt" style:font-weight-complex="normal"/>
    </style:style>
    <style:style style:name="T63" style:family="text">
      <style:text-properties style:text-position="-33% 58%" style:font-name="Ubuntu3" fo:font-size="12pt" fo:font-weight="normal" style:font-size-asian="12pt" style:font-weight-asian="normal" style:font-size-complex="12pt" style:font-weight-complex="normal"/>
    </style:style>
    <style:style style:name="T64" style:family="text">
      <style:text-properties fo:color="#000000" style:text-position="0% 100%" style:font-name="Ubuntu3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5" style:family="text">
      <style:text-properties fo:color="#000000" style:text-position="0% 100%"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6" style:family="text">
      <style:text-properties fo:color="#000000" style:text-position="-33% 58%" style:font-name="Ubuntu3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7" style:family="text">
      <style:text-properties fo:color="#6600ff" style:text-position="0% 100%" style:font-name="Ubuntu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8" style:family="text">
      <style:text-properties fo:color="#6600ff" style:text-position="-33% 58%" style:font-name="Ubuntu3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69" style:family="text">
      <style:text-properties style:font-name="Ubuntu3" fo:font-size="54pt" fo:font-weight="normal" style:font-size-asian="54pt" style:font-weight-asian="normal" style:font-size-complex="5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ubbles" presentation:presentation-page-layout-name="AL1T0">
        <office:forms form:automatic-focus="false" form:apply-design-mode="false"/>
        <draw:frame presentation:style-name="pr1" draw:text-style-name="P1" draw:layer="layout" svg:width="25.691cm" svg:height="13.838cm" svg:x="1.085cm" svg:y="1.032cm" presentation:class="title" presentation:user-transformed="true">
          <draw:text-box>
            <text:p><text:span text:style-name="T1">S</text:span><text:span text:style-name="T1">u</text:span><text:span text:style-name="T1">m</text:span><text:span text:style-name="T1"> </text:span><text:span text:style-name="T1">a</text:span><text:span text:style-name="T1">n</text:span><text:span text:style-name="T1">d </text:span><text:span text:style-name="T1">P</text:span><text:span text:style-name="T1">r</text:span><text:span text:style-name="T1">o</text:span><text:span text:style-name="T1">d</text:span><text:span text:style-name="T1">u</text:span><text:span text:style-name="T1">c</text:span><text:span text:style-name="T1">t </text:span><text:span text:style-name="T1">R</text:span><text:span text:style-name="T1">u</text:span><text:span text:style-name="T1">l</text:span><text:span text:style-name="T1">e</text:span><text:span text:style-name="T1">s</text:span><text:span text:style-name="T1"><text:line-break/></text:span><text:span text:style-name="T1">f</text:span><text:span text:style-name="T1">o</text:span><text:span text:style-name="T1">r </text:span><text:span text:style-name="T1">P</text:span><text:span text:style-name="T1">r</text:span><text:span text:style-name="T1">o</text:span><text:span text:style-name="T1">b</text:span><text:span text:style-name="T1">a</text:span><text:span text:style-name="T1">b</text:span><text:span text:style-name="T1">i</text:span><text:span text:style-name="T1">l</text:span><text:span text:style-name="T1">i</text:span><text:span text:style-name="T1">t</text:span><text:span text:style-name="T1">y</text:span></text:p>
          </draw:text-box>
        </draw:frame>
        <draw:frame draw:style-name="gr1" draw:text-style-name="P3" draw:layer="layout" svg:width="8.393cm" svg:height="0.569cm" svg:x="0.045cm" svg:y="15.241cm">
          <draw:text-box>
            <text:p text:style-name="P2"><text:span text:style-name="T2">Written by </text:span><text:span text:style-name="T2">Rachel J. </text:span><text:span text:style-name="T2">Morris, </text:span><text:span text:style-name="T2">last </text:span><text:span text:style-name="T2">updated </text:span><text:span text:style-name="T2"><text:date style:data-style-name="D5" text:date-value="2018-02-20">Feb 20, 2018</text:date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Bubbles" presentation:presentation-page-layout-name="AL1T0">
        <office:forms form:automatic-focus="false" form:apply-design-mode="false"/>
        <draw:frame presentation:style-name="pr3" draw:text-style-name="P5" draw:layer="layout" svg:width="26.203cm" svg:height="12.064cm" svg:x="1.114cm" svg:y="2.975cm">
          <draw:text-box>
            <text:p text:style-name="P2"><text:span text:style-name="T3">W</text:span><text:span text:style-name="T3">e </text:span><text:span text:style-name="T3">ca</text:span><text:span text:style-name="T3">n </text:span><text:span text:style-name="T3">us</text:span><text:span text:style-name="T3">e </text:span><text:span text:style-name="T3">th</text:span><text:span text:style-name="T3">e </text:span><text:span text:style-name="T3">R</text:span><text:span text:style-name="T3">ul</text:span><text:span text:style-name="T3">e </text:span><text:span text:style-name="T3">of </text:span><text:span text:style-name="T3">S</text:span><text:span text:style-name="T3">u</text:span><text:span text:style-name="T3">m</text:span><text:span text:style-name="T3">s </text:span><text:span text:style-name="T3">a</text:span><text:span text:style-name="T3">n</text:span><text:span text:style-name="T3">d </text:span><text:span text:style-name="T3">th</text:span><text:span text:style-name="T3">e </text:span><text:span text:style-name="T3">R</text:span><text:span text:style-name="T3">ul</text:span><text:span text:style-name="T3">e </text:span><text:span text:style-name="T3">of </text:span><text:span text:style-name="T3">Pr</text:span><text:span text:style-name="T3">o</text:span><text:span text:style-name="T3">d</text:span><text:span text:style-name="T3">uc</text:span><text:span text:style-name="T3">ts </text:span><text:span text:style-name="T3">wi</text:span><text:span text:style-name="T3">th </text:span><text:span text:style-name="T3">pr</text:span><text:span text:style-name="T3">o</text:span><text:span text:style-name="T3">b</text:span><text:span text:style-name="T3">a</text:span><text:span text:style-name="T3">bi</text:span><text:span text:style-name="T3">lit</text:span><text:span text:style-name="T3">y, </text:span><text:span text:style-name="T3">b</text:span><text:span text:style-name="T3">ut </text:span><text:span text:style-name="T3">w</text:span><text:span text:style-name="T3">e </text:span><text:span text:style-name="T3">al</text:span><text:span text:style-name="T3">so </text:span><text:span text:style-name="T3">n</text:span><text:span text:style-name="T3">e</text:span><text:span text:style-name="T3">e</text:span><text:span text:style-name="T3">d </text:span><text:span text:style-name="T3">to </text:span><text:span text:style-name="T3">ta</text:span><text:span text:style-name="T3">ke </text:span><text:span text:style-name="T3">in</text:span><text:span text:style-name="T3">to </text:span><text:span text:style-name="T3">ac</text:span><text:span text:style-name="T3">co</text:span><text:span text:style-name="T3">u</text:span><text:span text:style-name="T3">nt </text:span><text:span text:style-name="T3">w</text:span><text:span text:style-name="T3">h</text:span><text:span text:style-name="T3">et</text:span><text:span text:style-name="T3">h</text:span><text:span text:style-name="T3">er </text:span><text:span text:style-name="T3">ev</text:span><text:span text:style-name="T3">e</text:span><text:span text:style-name="T3">nt</text:span><text:span text:style-name="T3">s </text:span><text:span text:style-name="T3">ar</text:span><text:span text:style-name="T3">e </text:span><text:span text:style-name="T3">Di</text:span><text:span text:style-name="T3">sj</text:span><text:span text:style-name="T3">oi</text:span><text:span text:style-name="T3">nt </text:span><text:span text:style-name="T3">a</text:span><text:span text:style-name="T3">n</text:span><text:span text:style-name="T3">d </text:span><text:span text:style-name="T3">w</text:span><text:span text:style-name="T3">h</text:span><text:span text:style-name="T3">et</text:span><text:span text:style-name="T3">h</text:span><text:span text:style-name="T3">er </text:span><text:span text:style-name="T3">th</text:span><text:span text:style-name="T3">e</text:span><text:span text:style-name="T3">y </text:span><text:span text:style-name="T3">ar</text:span><text:span text:style-name="T3">e </text:span><text:span text:style-name="T3">In</text:span><text:span text:style-name="T3">d</text:span><text:span text:style-name="T3">e</text:span><text:span text:style-name="T3">p</text:span><text:span text:style-name="T3">e</text:span><text:span text:style-name="T3">n</text:span><text:span text:style-name="T3">d</text:span><text:span text:style-name="T3">e</text:span><text:span text:style-name="T3">nt</text:span><text:span text:style-name="T3">…</text:span></text:p>
          </draw:text-box>
        </draw:frame>
        <draw:frame presentation:style-name="pr4" draw:text-style-name="P7" draw:layer="layout" svg:width="22.292cm" svg:height="1.971cm" svg:x="3.284cm" svg:y="0.226cm" presentation:class="title" presentation:user-transformed="true">
          <draw:text-box>
            <text:p text:style-name="P6"><text:span text:style-name="T4">A</text:span><text:span text:style-name="T4">bo</text:span><text:span text:style-name="T4">u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><text:span text:style-name="T4">T</text:span><text:span text:style-name="T4">op</text:span><text:span text:style-name="T4">ic</text:span><text:span text:style-name="T4">s</text:span></text:p>
          </draw:text-box>
        </draw:frame>
        <draw:frame presentation:style-name="pr5" draw:text-style-name="P9" draw:layer="layout" svg:width="12.317cm" svg:height="12.41cm" svg:x="0.642cm" svg:y="2.547cm">
          <draw:text-box>
            <text:p text:style-name="P2"><text:span text:style-name="T5">1. </text:span><text:span text:style-name="T5">Di</text:span><text:span text:style-name="T5">sjo</text:span><text:span text:style-name="T5">int </text:span><text:span text:style-name="T5">Ev</text:span><text:span text:style-name="T5">en</text:span><text:span text:style-name="T5">ts</text:span></text:p>
            <text:p text:style-name="P2"><text:span text:style-name="T6"/></text:p>
            <text:p text:style-name="P2"><text:span text:style-name="T6"/></text:p>
            <text:p text:style-name="P2"><text:span text:style-name="T6"/></text:p>
            <text:p text:style-name="P2"><text:span text:style-name="T5">2. </text:span><text:span text:style-name="T5">Th</text:span><text:span text:style-name="T5">e </text:span><text:span text:style-name="T5">Su</text:span><text:span text:style-name="T5">m </text:span><text:span text:style-name="T5">Ru</text:span><text:span text:style-name="T5">le</text:span></text:p>
            <text:p text:style-name="P2"><text:span text:style-name="T7"><text:tab/></text:span><text:span text:style-name="T7"><text:tab/></text:span><text:span text:style-name="T7">and </text:span><text:span text:style-name="T7">the </text:span><text:span text:style-name="T7">Ge</text:span><text:span text:style-name="T7">ner</text:span><text:span text:style-name="T7">al </text:span><text:span text:style-name="T7">Su</text:span><text:span text:style-name="T7">m </text:span><text:span text:style-name="T7">Rul</text:span><text:span text:style-name="T7">e</text:span></text:p>
            <text:p text:style-name="P2"><text:span text:style-name="T6"/></text:p>
            <text:p text:style-name="P2"><text:span text:style-name="T6"/></text:p>
            <text:p text:style-name="P2"><text:span text:style-name="T5">3. </text:span><text:span text:style-name="T5">In</text:span><text:span text:style-name="T5">de</text:span><text:span text:style-name="T5">pe</text:span><text:span text:style-name="T5">nd</text:span><text:span text:style-name="T5">en</text:span><text:span text:style-name="T5">t </text:span><text:span text:style-name="T5">Ev</text:span><text:span text:style-name="T5">en</text:span><text:span text:style-name="T5">ts</text:span></text:p>
          </draw:text-box>
        </draw:frame>
        <draw:frame draw:style-name="gr3" draw:text-style-name="P10" draw:layer="layout" svg:width="14.461cm" svg:height="12.845cm" svg:x="12.905cm" svg:y="2.463cm">
          <draw:text-box>
            <text:p text:style-name="P2"><text:span text:style-name="T5">4. </text:span><text:span text:style-name="T5">Th</text:span><text:span text:style-name="T5">e </text:span><text:span text:style-name="T5">pr</text:span><text:span text:style-name="T5">ob</text:span><text:span text:style-name="T5">abi</text:span><text:span text:style-name="T5">lit</text:span><text:span text:style-name="T5">y </text:span><text:span text:style-name="T5">of </text:span></text:p>
            <text:p text:style-name="P2"><text:span text:style-name="T5"><text:tab/></text:span><text:span text:style-name="T5"><text:tab/></text:span><text:span text:style-name="T8">this </text:span><text:span text:style-name="T8">giv</text:span><text:span text:style-name="T8">en </text:span><text:span text:style-name="T8">tha</text:span><text:span text:style-name="T8">t</text:span></text:p>
            <text:p text:style-name="P2"><text:span text:style-name="T6"/></text:p>
            <text:p text:style-name="P2"><text:span text:style-name="T6"/></text:p>
            <text:p text:style-name="P2"><text:span text:style-name="T5">5. </text:span><text:span text:style-name="T5">Th</text:span><text:span text:style-name="T5">e </text:span><text:span text:style-name="T5">Pr</text:span><text:span text:style-name="T5">od</text:span><text:span text:style-name="T5">uc</text:span><text:span text:style-name="T5">t </text:span><text:span text:style-name="T5">Ru</text:span><text:span text:style-name="T5">le</text:span></text:p>
            <text:p text:style-name="P2"><text:span text:style-name="T8"><text:tab/></text:span><text:span text:style-name="T8"><text:tab/></text:span><text:span text:style-name="T8">and </text:span><text:span text:style-name="T8">the </text:span><text:span text:style-name="T8">Gen</text:span><text:span text:style-name="T8">eral </text:span><text:span text:style-name="T8">Pro</text:span><text:span text:style-name="T8">duc</text:span><text:span text:style-name="T8">t </text:span><text:span text:style-name="T8">Rul</text:span><text:span text:style-name="T8">e</text:span></text:p>
            <text:p text:style-name="P2"><text:span text:style-name="T8"/></text:p>
            <text:p text:style-name="P2"><text:span text:style-name="T8"/></text:p>
            <text:p text:style-name="P2"><text:span text:style-name="T8"/></text:p>
            <text:p text:style-name="P2"><text:span text:style-name="T5">6. </text:span><text:span text:style-name="T5">Be</text:span><text:span text:style-name="T5">rn</text:span><text:span text:style-name="T5">ou</text:span><text:span text:style-name="T5">lli </text:span><text:span text:style-name="T5">Tri</text:span><text:span text:style-name="T5">al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9">D</text:span><text:span text:style-name="T9">i</text:span><text:span text:style-name="T9">s</text:span><text:span text:style-name="T9">j</text:span><text:span text:style-name="T9">o</text:span><text:span text:style-name="T9">i</text:span><text:span text:style-name="T9">n</text:span><text:span text:style-name="T9">t </text:span><text:span text:style-name="T9">E</text:span><text:span text:style-name="T9">v</text:span><text:span text:style-name="T9">e</text:span><text:span text:style-name="T9">n</text:span><text:span text:style-name="T9">t</text:span><text:span text:style-name="T9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Di</text:span><text:span text:style-name="T4">sj</text:span><text:span text:style-name="T4">oi</text:span><text:span text:style-name="T4">nt </text:span><text:span text:style-name="T4">E</text:span><text:span text:style-name="T4">ve</text:span><text:span text:style-name="T4">nt</text:span><text:span text:style-name="T4">s</text:span></text:p>
          </draw:text-box>
        </draw:frame>
        <draw:frame presentation:style-name="pr7" draw:text-style-name="P12" draw:layer="layout" svg:width="19.791cm" svg:height="2.885cm" svg:x="1.129cm" svg:y="7.235cm">
          <draw:text-box>
            <text:p text:style-name="P2"><text:span text:style-name="T10">Thi</text:span><text:span text:style-name="T10">s </text:span><text:span text:style-name="T10">will </text:span><text:span text:style-name="T10">co</text:span><text:span text:style-name="T10">me </text:span><text:span text:style-name="T10">int</text:span><text:span text:style-name="T10">o </text:span><text:span text:style-name="T10">pla</text:span><text:span text:style-name="T10">y </text:span><text:span text:style-name="T10">wh</text:span><text:span text:style-name="T10">en </text:span><text:span text:style-name="T10">we </text:span><text:span text:style-name="T10">hav</text:span><text:span text:style-name="T10">e </text:span><text:span text:style-name="T10">tw</text:span><text:span text:style-name="T10">o </text:span><text:span text:style-name="T10">eve</text:span><text:span text:style-name="T10">nts, </text:span><text:span text:style-name="T10">and </text:span><text:span text:style-name="T10">we </text:span><text:span text:style-name="T10">wa</text:span><text:span text:style-name="T10">nt </text:span><text:span text:style-name="T10">to </text:span><text:span text:style-name="T10">calc</text:span><text:span text:style-name="T10">ula</text:span><text:span text:style-name="T10">te </text:span><text:span text:style-name="T10">the </text:span><text:span text:style-name="T10">pro</text:span><text:span text:style-name="T10">bab</text:span><text:span text:style-name="T10">ility </text:span><text:span text:style-name="T10">of </text:span><text:span text:style-name="T11">this</text:span><text:span text:style-name="T12"> </text:span><text:span text:style-name="T12">“or</text:span><text:span text:style-name="T12">” </text:span><text:span text:style-name="T11">tha</text:span><text:span text:style-name="T11">t</text:span><text:span text:style-name="T12"> </text:span><text:span text:style-name="T12">occ</text:span><text:span text:style-name="T12">urri</text:span><text:span text:style-name="T12">ng. </text:span><text:span text:style-name="T12">We </text:span><text:span text:style-name="T12">will </text:span><text:span text:style-name="T12">hav</text:span><text:span text:style-name="T12">e </text:span><text:span text:style-name="T12">ove</text:span><text:span text:style-name="T12">rla</text:span><text:span text:style-name="T12">p, if </text:span><text:span text:style-name="T12">the</text:span><text:span text:style-name="T12">y </text:span><text:span text:style-name="T12">are </text:span><text:span text:style-name="T13">not </text:span><text:span text:style-name="T13">disj</text:span><text:span text:style-name="T13">oint</text:span><text:span text:style-name="T12">.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5" draw:text-style-name="P15" draw:layer="layout" svg:width="5.744cm" svg:height="8.778cm" svg:x="21.858cm" svg:y="2.404cm">
          <draw:text-box>
            <text:p text:style-name="P6"><text:span text:style-name="T15">Not</text:span><text:span text:style-name="T15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2"><text:span text:style-name="T16"/></text:p>
          </draw:text-box>
        </draw:frame>
        <draw:frame presentation:style-name="pr8" draw:text-style-name="P16" draw:layer="layout" svg:width="19.791cm" svg:height="3.291cm" svg:x="1.037cm" svg:y="3.214cm">
          <draw:text-box>
            <text:p text:style-name="P2"><text:span text:style-name="T10">Tw</text:span><text:span text:style-name="T10">o </text:span><text:span text:style-name="T10">eve</text:span><text:span text:style-name="T10">nts </text:span><text:span text:style-name="T10">are </text:span><text:span text:style-name="T10">sai</text:span><text:span text:style-name="T10">d </text:span><text:span text:style-name="T10">to </text:span><text:span text:style-name="T10">be </text:span><text:span text:style-name="T18">disj</text:span><text:span text:style-name="T18">oint </text:span><text:span text:style-name="T10">(or </text:span><text:span text:style-name="T18">mu</text:span><text:span text:style-name="T18">tual</text:span><text:span text:style-name="T18">ly </text:span><text:span text:style-name="T18">excl</text:span><text:span text:style-name="T18">usiv</text:span><text:span text:style-name="T18">e</text:span><text:span text:style-name="T10">) if </text:span><text:span text:style-name="T10">the</text:span><text:span text:style-name="T10">y </text:span><text:span text:style-name="T10">can</text:span><text:span text:style-name="T10">not </text:span><text:span text:style-name="T10">occ</text:span><text:span text:style-name="T10">ur </text:span><text:span text:style-name="T10">sim</text:span><text:span text:style-name="T10">ult</text:span><text:span text:style-name="T10">ane</text:span><text:span text:style-name="T10">ous</text:span><text:span text:style-name="T10">ly.</text:span></text:p>
            <text:p text:style-name="P13"><text:span text:style-name="T19">From </text:span><text:span text:style-name="T19">Discr</text:span><text:span text:style-name="T19">ete </text:span><text:span text:style-name="T19">Math</text:span><text:span text:style-name="T19">emat</text:span><text:span text:style-name="T19">ics, </text:span><text:span text:style-name="T19">Ensle</text:span><text:span text:style-name="T19">y &amp; </text:span><text:span text:style-name="T19">Crawl</text:span><text:span text:style-name="T19">ey, </text:span><text:span text:style-name="T19">page </text:span><text:span text:style-name="T19">44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Di</text:span><text:span text:style-name="T4">sj</text:span><text:span text:style-name="T4">oi</text:span><text:span text:style-name="T4">nt </text:span><text:span text:style-name="T4">E</text:span><text:span text:style-name="T4">ve</text:span><text:span text:style-name="T4">nt</text:span><text:span text:style-name="T4">s</text:span></text:p>
          </draw:text-box>
        </draw:frame>
        <draw:frame presentation:style-name="pr9" draw:text-style-name="P12" draw:layer="layout" svg:width="19.791cm" svg:height="7.66cm" svg:x="0.994cm" svg:y="2.835cm">
          <draw:text-box>
            <text:p text:style-name="P2"><text:span text:style-name="T20">Ex</text:span><text:span text:style-name="T20">pe</text:span><text:span text:style-name="T20">ri</text:span><text:span text:style-name="T20">me</text:span><text:span text:style-name="T20">nt:</text:span><text:span text:style-name="T21"> </text:span><text:span text:style-name="T21">Fli</text:span><text:span text:style-name="T21">pp</text:span><text:span text:style-name="T21">ing </text:span><text:span text:style-name="T21">tw</text:span><text:span text:style-name="T21">o </text:span><text:span text:style-name="T21">coi</text:span><text:span text:style-name="T21">ns</text:span></text:p>
            <text:p text:style-name="P2"><text:span text:style-name="T21"/></text:p>
            <text:p text:style-name="P2"><text:span text:style-name="T20">Ev</text:span><text:span text:style-name="T20">en</text:span><text:span text:style-name="T20">t </text:span><text:span text:style-name="T20">1</text:span><text:span text:style-name="T22">, </text:span><text:span text:style-name="T22">E</text:span><text:span text:style-name="T23">1</text:span><text:span text:style-name="T22">: </text:span><text:span text:style-name="T22">Ge</text:span><text:span text:style-name="T22">t </text:span><text:span text:style-name="T22">tw</text:span><text:span text:style-name="T22">o </text:span><text:span text:style-name="T22">he</text:span><text:span text:style-name="T22">ad</text:span><text:span text:style-name="T22">s</text:span></text:p>
            <text:p text:style-name="P2"><text:span text:style-name="T20"/></text:p>
            <text:p text:style-name="P2"><text:span text:style-name="T20">Ev</text:span><text:span text:style-name="T20">en</text:span><text:span text:style-name="T20">t </text:span><text:span text:style-name="T20">2</text:span><text:span text:style-name="T22">, </text:span><text:span text:style-name="T22">E</text:span><text:span text:style-name="T23">2</text:span><text:span text:style-name="T22">: </text:span><text:span text:style-name="T22">Ge</text:span><text:span text:style-name="T22">t </text:span><text:span text:style-name="T22">tw</text:span><text:span text:style-name="T22">o </text:span><text:span text:style-name="T22">tai</text:span><text:span text:style-name="T22">ls</text:span></text:p>
            <text:p text:style-name="P2"><text:span text:style-name="T22"/></text:p>
            <text:p text:style-name="P2"><text:span text:style-name="T22">Ar</text:span><text:span text:style-name="T22">e </text:span><text:span text:style-name="T22">th</text:span><text:span text:style-name="T22">es</text:span><text:span text:style-name="T22">e </text:span><text:span text:style-name="T22">tw</text:span><text:span text:style-name="T22">o </text:span><text:span text:style-name="T22">ev</text:span><text:span text:style-name="T22">en</text:span><text:span text:style-name="T22">ts </text:span><text:span text:style-name="T24">Di</text:span><text:span text:style-name="T24">sjo</text:span><text:span text:style-name="T24">int</text:span><text:span text:style-name="T24">?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5" draw:text-style-name="P15" draw:layer="layout" svg:width="5.744cm" svg:height="8.778cm" svg:x="21.858cm" svg:y="2.404cm">
          <draw:text-box>
            <text:p text:style-name="P6"><text:span text:style-name="T15">Not</text:span><text:span text:style-name="T15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2"><text:span text:style-name="T16"/></text:p>
          </draw:text-box>
        </draw:frame>
        <draw:frame draw:style-name="gr6" draw:text-style-name="P17" draw:layer="layout" svg:width="1.506cm" svg:height="1.596cm" svg:x="14.471cm" svg:y="2.561cm">
          <draw:image xlink:href="Pictures/100002010000004000000054E9D871EDCD4A4908.png" xlink:type="simple" xlink:show="embed" xlink:actuate="onLoad">
            <text:p/>
          </draw:image>
        </draw:frame>
        <draw:frame draw:style-name="gr6" draw:text-style-name="P17" draw:layer="layout" svg:width="1.506cm" svg:height="1.596cm" svg:x="16.251cm" svg:y="2.561cm">
          <draw:image xlink:href="Pictures/100002010000004000000054E9D871EDCD4A490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Di</text:span><text:span text:style-name="T4">sj</text:span><text:span text:style-name="T4">oi</text:span><text:span text:style-name="T4">nt </text:span><text:span text:style-name="T4">E</text:span><text:span text:style-name="T4">ve</text:span><text:span text:style-name="T4">nt</text:span><text:span text:style-name="T4">s</text:span></text:p>
          </draw:text-box>
        </draw:frame>
        <draw:frame presentation:style-name="pr10" draw:text-style-name="P12" draw:layer="layout" svg:width="19.791cm" svg:height="10.747cm" svg:x="0.994cm" svg:y="2.835cm">
          <draw:text-box>
            <text:p text:style-name="P2"><text:span text:style-name="T20">Ex</text:span><text:span text:style-name="T20">pe</text:span><text:span text:style-name="T20">ri</text:span><text:span text:style-name="T20">me</text:span><text:span text:style-name="T20">nt:</text:span><text:span text:style-name="T21"> </text:span><text:span text:style-name="T21">Fli</text:span><text:span text:style-name="T21">pp</text:span><text:span text:style-name="T21">ing </text:span><text:span text:style-name="T21">tw</text:span><text:span text:style-name="T21">o </text:span><text:span text:style-name="T21">coi</text:span><text:span text:style-name="T21">ns</text:span></text:p>
            <text:p text:style-name="P2"><text:span text:style-name="T21"/></text:p>
            <text:p text:style-name="P2"><text:span text:style-name="T20">Ev</text:span><text:span text:style-name="T20">en</text:span><text:span text:style-name="T20">t </text:span><text:span text:style-name="T20">1</text:span><text:span text:style-name="T22">, </text:span><text:span text:style-name="T22">E</text:span><text:span text:style-name="T23">1</text:span><text:span text:style-name="T22">: </text:span><text:span text:style-name="T22">Ge</text:span><text:span text:style-name="T22">t </text:span><text:span text:style-name="T22">tw</text:span><text:span text:style-name="T22">o </text:span><text:span text:style-name="T22">he</text:span><text:span text:style-name="T22">ad</text:span><text:span text:style-name="T22">s</text:span></text:p>
            <text:p text:style-name="P2"><text:span text:style-name="T20"/></text:p>
            <text:p text:style-name="P2"><text:span text:style-name="T20">Ev</text:span><text:span text:style-name="T20">en</text:span><text:span text:style-name="T20">t </text:span><text:span text:style-name="T20">2</text:span><text:span text:style-name="T22">, </text:span><text:span text:style-name="T22">E</text:span><text:span text:style-name="T23">2</text:span><text:span text:style-name="T22">: </text:span><text:span text:style-name="T22">Ge</text:span><text:span text:style-name="T22">t </text:span><text:span text:style-name="T22">tw</text:span><text:span text:style-name="T22">o </text:span><text:span text:style-name="T22">tai</text:span><text:span text:style-name="T22">ls</text:span></text:p>
            <text:p text:style-name="P2"><text:span text:style-name="T22"/></text:p>
            <text:p text:style-name="P2"><text:span text:style-name="T22">Ar</text:span><text:span text:style-name="T22">e </text:span><text:span text:style-name="T22">th</text:span><text:span text:style-name="T22">es</text:span><text:span text:style-name="T22">e </text:span><text:span text:style-name="T22">tw</text:span><text:span text:style-name="T22">o </text:span><text:span text:style-name="T22">ev</text:span><text:span text:style-name="T22">en</text:span><text:span text:style-name="T22">ts </text:span><text:span text:style-name="T24">Di</text:span><text:span text:style-name="T24">sjo</text:span><text:span text:style-name="T24">int</text:span><text:span text:style-name="T24">?</text:span></text:p>
            <text:p text:style-name="P2"><text:span text:style-name="T25">Ye</text:span><text:span text:style-name="T25">s, </text:span><text:span text:style-name="T25">th</text:span><text:span text:style-name="T25">ey </text:span><text:span text:style-name="T25">ar</text:span><text:span text:style-name="T25">e </text:span><text:span text:style-name="T25">dis</text:span><text:span text:style-name="T25">joi</text:span><text:span text:style-name="T25">nt </text:span><text:span text:style-name="T25">be</text:span><text:span text:style-name="T25">ca</text:span><text:span text:style-name="T25">us</text:span><text:span text:style-name="T25">e </text:span><text:span text:style-name="T25">we </text:span><text:span text:style-name="T25">ca</text:span><text:span text:style-name="T25">nn</text:span><text:span text:style-name="T25">ot </text:span><text:span text:style-name="T25">ge</text:span><text:span text:style-name="T25">t </text:span><text:span text:style-name="T25">bo</text:span><text:span text:style-name="T25">th </text:span><text:span text:style-name="T25">tw</text:span><text:span text:style-name="T25">o </text:span><text:span text:style-name="T25">he</text:span><text:span text:style-name="T25">ad</text:span><text:span text:style-name="T25">s </text:span><text:span text:style-name="T25">an</text:span><text:span text:style-name="T25">d </text:span><text:span text:style-name="T25">tw</text:span><text:span text:style-name="T25">o </text:span><text:span text:style-name="T25">tai</text:span><text:span text:style-name="T25">ls </text:span><text:span text:style-name="T25">wh</text:span><text:span text:style-name="T25">en </text:span><text:span text:style-name="T25">jus</text:span><text:span text:style-name="T25">t </text:span><text:span text:style-name="T25">fli</text:span><text:span text:style-name="T25">pp</text:span><text:span text:style-name="T25">in</text:span><text:span text:style-name="T25">g </text:span><text:span text:style-name="T25">tw</text:span><text:span text:style-name="T25">o </text:span><text:span text:style-name="T25">coi</text:span><text:span text:style-name="T25">ns.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5" draw:text-style-name="P15" draw:layer="layout" svg:width="5.744cm" svg:height="8.778cm" svg:x="21.858cm" svg:y="2.404cm">
          <draw:text-box>
            <text:p text:style-name="P6"><text:span text:style-name="T15">Not</text:span><text:span text:style-name="T15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2"><text:span text:style-name="T16"/></text:p>
          </draw:text-box>
        </draw:frame>
        <draw:frame draw:style-name="gr6" draw:text-style-name="P17" draw:layer="layout" svg:width="1.506cm" svg:height="1.596cm" svg:x="14.471cm" svg:y="2.561cm">
          <draw:image xlink:href="Pictures/100002010000004000000054E9D871EDCD4A4908.png" xlink:type="simple" xlink:show="embed" xlink:actuate="onLoad">
            <text:p/>
          </draw:image>
        </draw:frame>
        <draw:frame draw:style-name="gr6" draw:text-style-name="P17" draw:layer="layout" svg:width="1.506cm" svg:height="1.596cm" svg:x="16.251cm" svg:y="2.561cm">
          <draw:image xlink:href="Pictures/100002010000004000000054E9D871EDCD4A490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Di</text:span><text:span text:style-name="T4">sj</text:span><text:span text:style-name="T4">oi</text:span><text:span text:style-name="T4">nt </text:span><text:span text:style-name="T4">E</text:span><text:span text:style-name="T4">ve</text:span><text:span text:style-name="T4">nt</text:span><text:span text:style-name="T4">s</text:span></text:p>
          </draw:text-box>
        </draw:frame>
        <draw:frame presentation:style-name="pr11" draw:text-style-name="P12" draw:layer="layout" svg:width="19.791cm" svg:height="7.66cm" svg:x="0.994cm" svg:y="2.835cm">
          <draw:text-box>
            <text:p text:style-name="P2"><text:span text:style-name="T20">Ex</text:span><text:span text:style-name="T20">pe</text:span><text:span text:style-name="T20">ri</text:span><text:span text:style-name="T20">me</text:span><text:span text:style-name="T20">nt:</text:span><text:span text:style-name="T21"> </text:span><text:span text:style-name="T21">Fli</text:span><text:span text:style-name="T21">pp</text:span><text:span text:style-name="T21">ing </text:span><text:span text:style-name="T21">fo</text:span><text:span text:style-name="T21">ur </text:span><text:span text:style-name="T21">coi</text:span><text:span text:style-name="T21">ns</text:span></text:p>
            <text:p text:style-name="P2"><text:span text:style-name="T21"/></text:p>
            <text:p text:style-name="P2"><text:span text:style-name="T20">Ev</text:span><text:span text:style-name="T20">en</text:span><text:span text:style-name="T20">t </text:span><text:span text:style-name="T20">1</text:span><text:span text:style-name="T22">, </text:span><text:span text:style-name="T22">E</text:span><text:span text:style-name="T23">1</text:span><text:span text:style-name="T22">: </text:span><text:span text:style-name="T22">Ge</text:span><text:span text:style-name="T22">t </text:span><text:span text:style-name="T22">tw</text:span><text:span text:style-name="T22">o </text:span><text:span text:style-name="T22">he</text:span><text:span text:style-name="T22">ad</text:span><text:span text:style-name="T22">s</text:span></text:p>
            <text:p text:style-name="P2"><text:span text:style-name="T20"/></text:p>
            <text:p text:style-name="P2"><text:span text:style-name="T20">Ev</text:span><text:span text:style-name="T20">en</text:span><text:span text:style-name="T20">t </text:span><text:span text:style-name="T20">2</text:span><text:span text:style-name="T22">, </text:span><text:span text:style-name="T22">E</text:span><text:span text:style-name="T23">2</text:span><text:span text:style-name="T22">: </text:span><text:span text:style-name="T22">Ge</text:span><text:span text:style-name="T22">t </text:span><text:span text:style-name="T22">tw</text:span><text:span text:style-name="T22">o </text:span><text:span text:style-name="T22">tai</text:span><text:span text:style-name="T22">ls</text:span></text:p>
            <text:p text:style-name="P2"><text:span text:style-name="T22"/></text:p>
            <text:p text:style-name="P2"><text:span text:style-name="T22">Ar</text:span><text:span text:style-name="T22">e </text:span><text:span text:style-name="T22">th</text:span><text:span text:style-name="T22">es</text:span><text:span text:style-name="T22">e </text:span><text:span text:style-name="T22">tw</text:span><text:span text:style-name="T22">o </text:span><text:span text:style-name="T22">ev</text:span><text:span text:style-name="T22">en</text:span><text:span text:style-name="T22">ts </text:span><text:span text:style-name="T24">Di</text:span><text:span text:style-name="T24">sjo</text:span><text:span text:style-name="T24">int</text:span><text:span text:style-name="T24">?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5" draw:text-style-name="P15" draw:layer="layout" svg:width="5.744cm" svg:height="8.778cm" svg:x="21.858cm" svg:y="2.404cm">
          <draw:text-box>
            <text:p text:style-name="P6"><text:span text:style-name="T15">Not</text:span><text:span text:style-name="T15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2"><text:span text:style-name="T16"/></text:p>
          </draw:text-box>
        </draw:frame>
        <draw:frame draw:style-name="gr6" draw:text-style-name="P17" draw:layer="layout" svg:width="1.506cm" svg:height="1.596cm" svg:x="14.471cm" svg:y="2.561cm">
          <draw:image xlink:href="Pictures/100002010000004000000054E9D871EDCD4A4908.png" xlink:type="simple" xlink:show="embed" xlink:actuate="onLoad">
            <text:p/>
          </draw:image>
        </draw:frame>
        <draw:frame draw:style-name="gr6" draw:text-style-name="P17" draw:layer="layout" svg:width="1.506cm" svg:height="1.596cm" svg:x="16.251cm" svg:y="2.561cm">
          <draw:image xlink:href="Pictures/100002010000004000000054E9D871EDCD4A4908.png" xlink:type="simple" xlink:show="embed" xlink:actuate="onLoad">
            <text:p/>
          </draw:image>
        </draw:frame>
        <draw:frame draw:style-name="gr6" draw:text-style-name="P17" draw:layer="layout" svg:width="1.506cm" svg:height="1.596cm" svg:x="18.031cm" svg:y="2.561cm">
          <draw:image xlink:href="Pictures/100002010000004000000054E9D871EDCD4A4908.png" xlink:type="simple" xlink:show="embed" xlink:actuate="onLoad">
            <text:p/>
          </draw:image>
        </draw:frame>
        <draw:frame draw:style-name="gr6" draw:text-style-name="P17" draw:layer="layout" svg:width="1.506cm" svg:height="1.596cm" svg:x="19.811cm" svg:y="2.561cm">
          <draw:image xlink:href="Pictures/100002010000004000000054E9D871EDCD4A490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Di</text:span><text:span text:style-name="T4">sj</text:span><text:span text:style-name="T4">oi</text:span><text:span text:style-name="T4">nt </text:span><text:span text:style-name="T4">E</text:span><text:span text:style-name="T4">ve</text:span><text:span text:style-name="T4">nt</text:span><text:span text:style-name="T4">s</text:span></text:p>
          </draw:text-box>
        </draw:frame>
        <draw:frame presentation:style-name="pr12" draw:text-style-name="P12" draw:layer="layout" svg:width="19.791cm" svg:height="10.747cm" svg:x="0.994cm" svg:y="2.835cm">
          <draw:text-box>
            <text:p text:style-name="P2"><text:span text:style-name="T20">Ex</text:span><text:span text:style-name="T20">pe</text:span><text:span text:style-name="T20">ri</text:span><text:span text:style-name="T20">me</text:span><text:span text:style-name="T20">nt:</text:span><text:span text:style-name="T21"> </text:span><text:span text:style-name="T21">Fli</text:span><text:span text:style-name="T21">pp</text:span><text:span text:style-name="T21">ing </text:span><text:span text:style-name="T21">fo</text:span><text:span text:style-name="T21">ur </text:span><text:span text:style-name="T21">coi</text:span><text:span text:style-name="T21">ns</text:span></text:p>
            <text:p text:style-name="P2"><text:span text:style-name="T21"/></text:p>
            <text:p text:style-name="P2"><text:span text:style-name="T20">Ev</text:span><text:span text:style-name="T20">en</text:span><text:span text:style-name="T20">t </text:span><text:span text:style-name="T20">1</text:span><text:span text:style-name="T22">, </text:span><text:span text:style-name="T22">E</text:span><text:span text:style-name="T23">1</text:span><text:span text:style-name="T22">: </text:span><text:span text:style-name="T22">Ge</text:span><text:span text:style-name="T22">t </text:span><text:span text:style-name="T22">tw</text:span><text:span text:style-name="T22">o </text:span><text:span text:style-name="T22">he</text:span><text:span text:style-name="T22">ad</text:span><text:span text:style-name="T22">s</text:span></text:p>
            <text:p text:style-name="P2"><text:span text:style-name="T20"/></text:p>
            <text:p text:style-name="P2"><text:span text:style-name="T20">Ev</text:span><text:span text:style-name="T20">en</text:span><text:span text:style-name="T20">t </text:span><text:span text:style-name="T20">2</text:span><text:span text:style-name="T22">, </text:span><text:span text:style-name="T22">E</text:span><text:span text:style-name="T23">2</text:span><text:span text:style-name="T22">: </text:span><text:span text:style-name="T22">Ge</text:span><text:span text:style-name="T22">t </text:span><text:span text:style-name="T22">tw</text:span><text:span text:style-name="T22">o </text:span><text:span text:style-name="T22">tai</text:span><text:span text:style-name="T22">ls</text:span></text:p>
            <text:p text:style-name="P2"><text:span text:style-name="T22"/></text:p>
            <text:p text:style-name="P2"><text:span text:style-name="T22">Ar</text:span><text:span text:style-name="T22">e </text:span><text:span text:style-name="T22">th</text:span><text:span text:style-name="T22">es</text:span><text:span text:style-name="T22">e </text:span><text:span text:style-name="T22">tw</text:span><text:span text:style-name="T22">o </text:span><text:span text:style-name="T22">ev</text:span><text:span text:style-name="T22">en</text:span><text:span text:style-name="T22">ts </text:span><text:span text:style-name="T24">Di</text:span><text:span text:style-name="T24">sjo</text:span><text:span text:style-name="T24">int</text:span><text:span text:style-name="T24">?</text:span></text:p>
            <text:p text:style-name="P2"><text:span text:style-name="T25">No</text:span><text:span text:style-name="T25">, </text:span><text:span text:style-name="T25">th</text:span><text:span text:style-name="T25">ey </text:span><text:span text:style-name="T25">ar</text:span><text:span text:style-name="T25">e </text:span><text:span text:style-name="T25">no</text:span><text:span text:style-name="T25">t </text:span><text:span text:style-name="T25">dis</text:span><text:span text:style-name="T25">joi</text:span><text:span text:style-name="T25">nt </text:span><text:span text:style-name="T25">be</text:span><text:span text:style-name="T25">ca</text:span><text:span text:style-name="T25">us</text:span><text:span text:style-name="T25">e </text:span><text:span text:style-name="T25">we </text:span><text:span text:style-name="T25">co</text:span><text:span text:style-name="T25">ul</text:span><text:span text:style-name="T25">d </text:span><text:span text:style-name="T25">ge</text:span><text:span text:style-name="T25">t </text:span><text:span text:style-name="T25">tw</text:span><text:span text:style-name="T25">o </text:span><text:span text:style-name="T25">he</text:span><text:span text:style-name="T25">ad</text:span><text:span text:style-name="T25">s </text:span><text:span text:style-name="T25">A</text:span><text:span text:style-name="T25">N</text:span><text:span text:style-name="T25">D </text:span><text:span text:style-name="T25">tw</text:span><text:span text:style-name="T25">o </text:span><text:span text:style-name="T25">tai</text:span><text:span text:style-name="T25">ls </text:span><text:span text:style-name="T25">wh</text:span><text:span text:style-name="T25">en </text:span><text:span text:style-name="T25">we </text:span><text:span text:style-name="T25">fli</text:span><text:span text:style-name="T25">p 4 </text:span><text:span text:style-name="T25">or </text:span><text:span text:style-name="T25">m</text:span><text:span text:style-name="T25">or</text:span><text:span text:style-name="T25">e </text:span><text:span text:style-name="T25">coi</text:span><text:span text:style-name="T25">ns.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5" draw:text-style-name="P15" draw:layer="layout" svg:width="5.744cm" svg:height="8.778cm" svg:x="21.858cm" svg:y="2.404cm">
          <draw:text-box>
            <text:p text:style-name="P6"><text:span text:style-name="T15">Not</text:span><text:span text:style-name="T15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2"><text:span text:style-name="T16"/></text:p>
          </draw:text-box>
        </draw:frame>
        <draw:frame draw:style-name="gr6" draw:text-style-name="P17" draw:layer="layout" svg:width="1.506cm" svg:height="1.596cm" svg:x="14.471cm" svg:y="2.561cm">
          <draw:image xlink:href="Pictures/100002010000004000000054E9D871EDCD4A4908.png" xlink:type="simple" xlink:show="embed" xlink:actuate="onLoad">
            <text:p/>
          </draw:image>
        </draw:frame>
        <draw:frame draw:style-name="gr6" draw:text-style-name="P17" draw:layer="layout" svg:width="1.506cm" svg:height="1.596cm" svg:x="16.251cm" svg:y="2.561cm">
          <draw:image xlink:href="Pictures/100002010000004000000054E9D871EDCD4A4908.png" xlink:type="simple" xlink:show="embed" xlink:actuate="onLoad">
            <text:p/>
          </draw:image>
        </draw:frame>
        <draw:frame draw:style-name="gr6" draw:text-style-name="P17" draw:layer="layout" svg:width="1.506cm" svg:height="1.596cm" svg:x="18.031cm" svg:y="2.561cm">
          <draw:image xlink:href="Pictures/100002010000004000000054E9D871EDCD4A4908.png" xlink:type="simple" xlink:show="embed" xlink:actuate="onLoad">
            <text:p/>
          </draw:image>
        </draw:frame>
        <draw:frame draw:style-name="gr6" draw:text-style-name="P17" draw:layer="layout" svg:width="1.506cm" svg:height="1.596cm" svg:x="19.811cm" svg:y="2.561cm">
          <draw:image xlink:href="Pictures/100002010000004000000054E9D871EDCD4A490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Di</text:span><text:span text:style-name="T4">sj</text:span><text:span text:style-name="T4">oi</text:span><text:span text:style-name="T4">nt </text:span><text:span text:style-name="T4">E</text:span><text:span text:style-name="T4">ve</text:span><text:span text:style-name="T4">nt</text:span><text:span text:style-name="T4">s</text:span></text:p>
          </draw:text-box>
        </draw:frame>
        <draw:frame presentation:style-name="pr13" draw:text-style-name="P12" draw:layer="layout" svg:width="19.791cm" svg:height="7.66cm" svg:x="0.994cm" svg:y="2.835cm">
          <draw:text-box>
            <text:p text:style-name="P2"><text:span text:style-name="T20">Ex</text:span><text:span text:style-name="T20">pe</text:span><text:span text:style-name="T20">ri</text:span><text:span text:style-name="T20">me</text:span><text:span text:style-name="T20">nt:</text:span><text:span text:style-name="T21"> </text:span><text:span text:style-name="T21">Dr</text:span><text:span text:style-name="T21">aw</text:span><text:span text:style-name="T21">ing </text:span><text:span text:style-name="T21">a </text:span><text:span text:style-name="T21">car</text:span><text:span text:style-name="T21">d </text:span><text:span text:style-name="T21">fro</text:span><text:span text:style-name="T21">m </text:span><text:span text:style-name="T21">a </text:span><text:span text:style-name="T21">de</text:span><text:span text:style-name="T21">ck</text:span></text:p>
            <text:p text:style-name="P2"><text:span text:style-name="T21"/></text:p>
            <text:p text:style-name="P2"><text:span text:style-name="T20">Ev</text:span><text:span text:style-name="T20">en</text:span><text:span text:style-name="T20">t </text:span><text:span text:style-name="T20">1</text:span><text:span text:style-name="T22">, </text:span><text:span text:style-name="T22">E</text:span><text:span text:style-name="T23">1</text:span><text:span text:style-name="T22">: </text:span><text:span text:style-name="T22">Ge</text:span><text:span text:style-name="T22">t </text:span><text:span text:style-name="T22">an </text:span><text:span text:style-name="T22">ac</text:span><text:span text:style-name="T22">e</text:span></text:p>
            <text:p text:style-name="P2"><text:span text:style-name="T20"/></text:p>
            <text:p text:style-name="P2"><text:span text:style-name="T20">Ev</text:span><text:span text:style-name="T20">en</text:span><text:span text:style-name="T20">t </text:span><text:span text:style-name="T20">2</text:span><text:span text:style-name="T22">, </text:span><text:span text:style-name="T22">E</text:span><text:span text:style-name="T23">2</text:span><text:span text:style-name="T22">: </text:span><text:span text:style-name="T22">Ge</text:span><text:span text:style-name="T22">tti</text:span><text:span text:style-name="T22">ng </text:span><text:span text:style-name="T22">a </text:span><text:span text:style-name="T22">dia</text:span><text:span text:style-name="T22">m</text:span><text:span text:style-name="T22">on</text:span><text:span text:style-name="T22">d</text:span></text:p>
            <text:p text:style-name="P2"><text:span text:style-name="T22"/></text:p>
            <text:p text:style-name="P2"><text:span text:style-name="T22">Ar</text:span><text:span text:style-name="T22">e </text:span><text:span text:style-name="T22">th</text:span><text:span text:style-name="T22">es</text:span><text:span text:style-name="T22">e </text:span><text:span text:style-name="T22">tw</text:span><text:span text:style-name="T22">o </text:span><text:span text:style-name="T22">ev</text:span><text:span text:style-name="T22">en</text:span><text:span text:style-name="T22">ts </text:span><text:span text:style-name="T24">Di</text:span><text:span text:style-name="T24">sjo</text:span><text:span text:style-name="T24">int</text:span><text:span text:style-name="T24">?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5" draw:text-style-name="P15" draw:layer="layout" svg:width="5.744cm" svg:height="8.778cm" svg:x="21.858cm" svg:y="2.404cm">
          <draw:text-box>
            <text:p text:style-name="P6"><text:span text:style-name="T15">Not</text:span><text:span text:style-name="T15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2"><text:span text:style-name="T1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1. </text:span><text:span text:style-name="T4">Di</text:span><text:span text:style-name="T4">sj</text:span><text:span text:style-name="T4">oi</text:span><text:span text:style-name="T4">nt </text:span><text:span text:style-name="T4">E</text:span><text:span text:style-name="T4">ve</text:span><text:span text:style-name="T4">nt</text:span><text:span text:style-name="T4">s</text:span></text:p>
          </draw:text-box>
        </draw:frame>
        <draw:frame presentation:style-name="pr14" draw:text-style-name="P12" draw:layer="layout" svg:width="19.791cm" svg:height="10.747cm" svg:x="0.994cm" svg:y="2.835cm">
          <draw:text-box>
            <text:p text:style-name="P2"><text:span text:style-name="T20">Ex</text:span><text:span text:style-name="T20">pe</text:span><text:span text:style-name="T20">ri</text:span><text:span text:style-name="T20">me</text:span><text:span text:style-name="T20">nt:</text:span><text:span text:style-name="T22"> </text:span><text:span text:style-name="T22">Dr</text:span><text:span text:style-name="T22">aw</text:span><text:span text:style-name="T22">ing </text:span><text:span text:style-name="T22">a </text:span><text:span text:style-name="T22">car</text:span><text:span text:style-name="T22">d </text:span><text:span text:style-name="T22">fro</text:span><text:span text:style-name="T22">m </text:span><text:span text:style-name="T22">a </text:span><text:span text:style-name="T22">de</text:span><text:span text:style-name="T22">ck</text:span></text:p>
            <text:p text:style-name="P2"><text:span text:style-name="T21"/></text:p>
            <text:p text:style-name="P2"><text:span text:style-name="T20">Ev</text:span><text:span text:style-name="T20">en</text:span><text:span text:style-name="T20">t </text:span><text:span text:style-name="T20">1</text:span><text:span text:style-name="T22">, </text:span><text:span text:style-name="T22">E</text:span><text:span text:style-name="T23">1</text:span><text:span text:style-name="T22">: </text:span><text:span text:style-name="T22">Ge</text:span><text:span text:style-name="T22">t </text:span><text:span text:style-name="T22">an </text:span><text:span text:style-name="T22">ac</text:span><text:span text:style-name="T22">e</text:span></text:p>
            <text:p text:style-name="P2"><text:span text:style-name="T20"/></text:p>
            <text:p text:style-name="P2"><text:span text:style-name="T20">Ev</text:span><text:span text:style-name="T20">en</text:span><text:span text:style-name="T20">t </text:span><text:span text:style-name="T20">2</text:span><text:span text:style-name="T22">, </text:span><text:span text:style-name="T22">E</text:span><text:span text:style-name="T23">2</text:span><text:span text:style-name="T22">: </text:span><text:span text:style-name="T22">Ge</text:span><text:span text:style-name="T22">tti</text:span><text:span text:style-name="T22">ng </text:span><text:span text:style-name="T22">a </text:span><text:span text:style-name="T22">dia</text:span><text:span text:style-name="T22">m</text:span><text:span text:style-name="T22">on</text:span><text:span text:style-name="T22">d</text:span></text:p>
            <text:p text:style-name="P2"><text:span text:style-name="T22"/></text:p>
            <text:p text:style-name="P2"><text:span text:style-name="T22">Ar</text:span><text:span text:style-name="T22">e </text:span><text:span text:style-name="T22">th</text:span><text:span text:style-name="T22">es</text:span><text:span text:style-name="T22">e </text:span><text:span text:style-name="T22">tw</text:span><text:span text:style-name="T22">o </text:span><text:span text:style-name="T22">ev</text:span><text:span text:style-name="T22">en</text:span><text:span text:style-name="T22">ts </text:span><text:span text:style-name="T24">Di</text:span><text:span text:style-name="T24">sjo</text:span><text:span text:style-name="T24">int</text:span><text:span text:style-name="T24">?</text:span></text:p>
            <text:p text:style-name="P2"><text:span text:style-name="T25">No</text:span><text:span text:style-name="T25">, </text:span><text:span text:style-name="T25">we </text:span><text:span text:style-name="T25">ca</text:span><text:span text:style-name="T25">n </text:span><text:span text:style-name="T25">ge</text:span><text:span text:style-name="T25">t </text:span><text:span text:style-name="T25">an </text:span><text:span text:style-name="T25">ac</text:span><text:span text:style-name="T25">e </text:span><text:span text:style-name="T25">of </text:span><text:span text:style-name="T25">dia</text:span><text:span text:style-name="T25">m</text:span><text:span text:style-name="T25">on</text:span><text:span text:style-name="T25">ds.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5" draw:text-style-name="P15" draw:layer="layout" svg:width="5.744cm" svg:height="8.778cm" svg:x="21.858cm" svg:y="2.404cm">
          <draw:text-box>
            <text:p text:style-name="P6"><text:span text:style-name="T15">Not</text:span><text:span text:style-name="T15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2"><text:span text:style-name="T16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9">T</text:span><text:span text:style-name="T9">h</text:span><text:span text:style-name="T9">e </text:span><text:span text:style-name="T9">S</text:span><text:span text:style-name="T9">u</text:span><text:span text:style-name="T9">m</text:span><text:span text:style-name="T9"> </text:span><text:span text:style-name="T9">R</text:span><text:span text:style-name="T9">u</text:span><text:span text:style-name="T9">l</text:span><text:span text:style-name="T9">e</text:span><text:span text:style-name="T9"><text:line-break/></text:span><text:span text:style-name="T26">&amp; </text:span><text:span text:style-name="T26">t</text:span><text:span text:style-name="T26">h</text:span><text:span text:style-name="T26">e </text:span><text:span text:style-name="T26">G</text:span><text:span text:style-name="T26">e</text:span><text:span text:style-name="T26">n</text:span><text:span text:style-name="T26">e</text:span><text:span text:style-name="T26">r</text:span><text:span text:style-name="T26">a</text:span><text:span text:style-name="T26">l </text:span><text:span text:style-name="T26">S</text:span><text:span text:style-name="T26">u</text:span><text:span text:style-name="T26">m </text:span><text:span text:style-name="T26">R</text:span><text:span text:style-name="T26">u</text:span><text:span text:style-name="T26">l</text:span><text:span text:style-name="T26">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T</text:span><text:span text:style-name="T4">h</text:span><text:span text:style-name="T4">e </text:span><text:span text:style-name="T4">S</text:span><text:span text:style-name="T4">u</text:span><text:span text:style-name="T4">m </text:span><text:span text:style-name="T4">R</text:span><text:span text:style-name="T4">ul</text:span><text:span text:style-name="T4">es</text:span></text:p>
          </draw:text-box>
        </draw:frame>
        <draw:frame presentation:style-name="pr15" draw:text-style-name="P12" draw:layer="layout" svg:width="19.791cm" svg:height="2.939cm" svg:x="1.264cm" svg:y="9.935cm">
          <draw:text-box>
            <text:p text:style-name="P2"><text:span text:style-name="T10">We </text:span><text:span text:style-name="T10">will </text:span><text:span text:style-name="T10">use </text:span><text:span text:style-name="T10">the </text:span><text:span text:style-name="T11">Ge</text:span><text:span text:style-name="T11">ner</text:span><text:span text:style-name="T11">al </text:span><text:span text:style-name="T11">Su</text:span><text:span text:style-name="T11">m </text:span><text:span text:style-name="T11">Rul</text:span><text:span text:style-name="T11">e</text:span><text:span text:style-name="T12"> </text:span><text:span text:style-name="T12">(co</text:span><text:span text:style-name="T12">ver</text:span><text:span text:style-name="T12">ed </text:span><text:span text:style-name="T12">in a </text:span><text:span text:style-name="T12">bit) </text:span><text:span text:style-name="T12">for </text:span><text:span text:style-name="T12">pro</text:span><text:span text:style-name="T12">bab</text:span><text:span text:style-name="T12">iliti</text:span><text:span text:style-name="T12">es </text:span><text:span text:style-name="T12">wh</text:span><text:span text:style-name="T12">ere </text:span><text:span text:style-name="T12">the </text:span><text:span text:style-name="T12">out</text:span><text:span text:style-name="T12">co</text:span><text:span text:style-name="T12">me</text:span><text:span text:style-name="T12">s </text:span><text:span text:style-name="T12">are </text:span><text:span text:style-name="T13">not</text:span><text:span text:style-name="T12"> </text:span><text:span text:style-name="T12">disj</text:span><text:span text:style-name="T12">oin</text:span><text:span text:style-name="T12">t.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5" draw:text-style-name="P15" draw:layer="layout" svg:width="5.744cm" svg:height="8.778cm" svg:x="21.858cm" svg:y="2.404cm">
          <draw:text-box>
            <text:p text:style-name="P6"><text:span text:style-name="T27">Not</text:span><text:span text:style-name="T27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6"><text:span text:style-name="T17">The </text:span><text:span text:style-name="T28">Basic </text:span><text:span text:style-name="T17">Sum </text:span><text:span text:style-name="T17">Rule</text:span></text:p>
            <text:p text:style-name="P6"><text:span text:style-name="T16">Prob(E</text:span><text:span text:style-name="T29">1</text:span><text:span text:style-name="T30"> or E</text:span><text:span text:style-name="T29">2</text:span><text:span text:style-name="T30">) </text:span><text:span text:style-name="T30">=</text:span><text:span text:style-name="T30"><text:line-break/></text:span><text:span text:style-name="T30">Prob(E</text:span><text:span text:style-name="T29">1</text:span><text:span text:style-name="T30">) + </text:span><text:span text:style-name="T30">Prob(E</text:span><text:span text:style-name="T29">2</text:span><text:span text:style-name="T30">)</text:span></text:p>
          </draw:text-box>
        </draw:frame>
        <draw:frame presentation:style-name="pr16" draw:text-style-name="P16" draw:layer="layout" svg:width="19.791cm" svg:height="5.943cm" svg:x="1.039cm" svg:y="3.216cm">
          <draw:text-box>
            <text:p text:style-name="P2"><text:span text:style-name="T31">The</text:span><text:span text:style-name="T31">ore</text:span><text:span text:style-name="T31">m 1 </text:span><text:span text:style-name="T31">– </text:span><text:span text:style-name="T31">The </text:span><text:span text:style-name="T31">Su</text:span><text:span text:style-name="T31">m </text:span><text:span text:style-name="T31">Rul</text:span><text:span text:style-name="T31">e</text:span></text:p>
            <text:p text:style-name="P2"><text:span text:style-name="T31">If </text:span><text:span text:style-name="T31">E</text:span><text:span text:style-name="T32">1</text:span><text:span text:style-name="T31"> </text:span><text:span text:style-name="T31">and </text:span><text:span text:style-name="T31">E</text:span><text:span text:style-name="T32">2</text:span><text:span text:style-name="T31"> </text:span><text:span text:style-name="T31">are </text:span><text:span text:style-name="T33">disj</text:span><text:span text:style-name="T33">oin</text:span><text:span text:style-name="T33">t</text:span><text:span text:style-name="T31"> </text:span><text:span text:style-name="T31">eve</text:span><text:span text:style-name="T31">nts </text:span><text:span text:style-name="T31">in a </text:span><text:span text:style-name="T31">giv</text:span><text:span text:style-name="T31">en </text:span><text:span text:style-name="T31">exp</text:span><text:span text:style-name="T31">eri</text:span><text:span text:style-name="T31">me</text:span><text:span text:style-name="T31">nt, </text:span><text:span text:style-name="T31">the</text:span><text:span text:style-name="T31">n </text:span><text:span text:style-name="T31">the </text:span><text:span text:style-name="T31">pro</text:span><text:span text:style-name="T31">bab</text:span><text:span text:style-name="T31">ility </text:span><text:span text:style-name="T31">tha</text:span><text:span text:style-name="T31">t E</text:span><text:span text:style-name="T32">1</text:span><text:span text:style-name="T31"> </text:span><text:span text:style-name="T31">or </text:span><text:span text:style-name="T31">E</text:span><text:span text:style-name="T32">2</text:span><text:span text:style-name="T31"> </text:span><text:span text:style-name="T31">occ</text:span><text:span text:style-name="T31">urs </text:span><text:span text:style-name="T31">is </text:span><text:span text:style-name="T31">the </text:span><text:span text:style-name="T31">su</text:span><text:span text:style-name="T31">m </text:span><text:span text:style-name="T31">of </text:span><text:span text:style-name="T31">Pro</text:span><text:span text:style-name="T31">b(E</text:span><text:span text:style-name="T32">1</text:span><text:span text:style-name="T31">) </text:span><text:span text:style-name="T31">and </text:span><text:span text:style-name="T31">Pro</text:span><text:span text:style-name="T31">b(E</text:span><text:span text:style-name="T32">2</text:span><text:span text:style-name="T31">).</text:span></text:p>
            <text:p text:style-name="P2"><text:span text:style-name="T31"/></text:p>
            <text:p text:style-name="P13"><text:span text:style-name="T19">From </text:span><text:span text:style-name="T19">Discr</text:span><text:span text:style-name="T19">ete </text:span><text:span text:style-name="T19">Math</text:span><text:span text:style-name="T19">emat</text:span><text:span text:style-name="T19">ics, </text:span><text:span text:style-name="T19">Ensle</text:span><text:span text:style-name="T19">y &amp; </text:span><text:span text:style-name="T19">Crawl</text:span><text:span text:style-name="T19">ey, </text:span><text:span text:style-name="T19">page </text:span><text:span text:style-name="T19">449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T</text:span><text:span text:style-name="T4">h</text:span><text:span text:style-name="T4">e </text:span><text:span text:style-name="T4">S</text:span><text:span text:style-name="T4">u</text:span><text:span text:style-name="T4">m </text:span><text:span text:style-name="T4">R</text:span><text:span text:style-name="T4">ul</text:span><text:span text:style-name="T4">es</text:span></text:p>
          </draw:text-box>
        </draw:frame>
        <draw:frame presentation:style-name="pr17" draw:text-style-name="P12" draw:layer="layout" svg:width="19.791cm" svg:height="10.012cm" svg:x="0.967cm" svg:y="2.862cm">
          <draw:text-box>
            <text:p text:style-name="P2"><text:span text:style-name="T31">We </text:span><text:span text:style-name="T31">are </text:span><text:span text:style-name="T31">dra</text:span><text:span text:style-name="T31">win</text:span><text:span text:style-name="T31">g a </text:span><text:span text:style-name="T31">car</text:span><text:span text:style-name="T31">d </text:span><text:span text:style-name="T31">fro</text:span><text:span text:style-name="T31">m a </text:span><text:span text:style-name="T31">sta</text:span><text:span text:style-name="T31">nda</text:span><text:span text:style-name="T31">rd </text:span><text:span text:style-name="T31">dec</text:span><text:span text:style-name="T31">k of </text:span><text:span text:style-name="T31">52 </text:span><text:span text:style-name="T31">car</text:span><text:span text:style-name="T31">ds. </text:span><text:span text:style-name="T31">Wh</text:span><text:span text:style-name="T31">at </text:span><text:span text:style-name="T31">is </text:span><text:span text:style-name="T31">the </text:span><text:span text:style-name="T31">pro</text:span><text:span text:style-name="T31">bab</text:span><text:span text:style-name="T31">ility </text:span><text:span text:style-name="T31">tha</text:span><text:span text:style-name="T31">t </text:span><text:span text:style-name="T31">we </text:span><text:span text:style-name="T31">get </text:span><text:span text:style-name="T34">a </text:span><text:span text:style-name="T34">Jac</text:span><text:span text:style-name="T34">k </text:span><text:span text:style-name="T34">or </text:span><text:span text:style-name="T34">a </text:span><text:span text:style-name="T34">Qu</text:span><text:span text:style-name="T34">een</text:span><text:span text:style-name="T34">?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5" draw:text-style-name="P15" draw:layer="layout" svg:width="5.744cm" svg:height="8.778cm" svg:x="21.858cm" svg:y="2.404cm">
          <draw:text-box>
            <text:p text:style-name="P6"><text:span text:style-name="T27">Not</text:span><text:span text:style-name="T27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6"><text:span text:style-name="T17">The </text:span><text:span text:style-name="T28">Basic </text:span><text:span text:style-name="T17">Sum </text:span><text:span text:style-name="T17">Rule</text:span></text:p>
            <text:p text:style-name="P6"><text:span text:style-name="T16">Prob(E</text:span><text:span text:style-name="T29">1</text:span><text:span text:style-name="T30"> or E</text:span><text:span text:style-name="T29">2</text:span><text:span text:style-name="T30">) </text:span><text:span text:style-name="T30">=</text:span><text:span text:style-name="T30"><text:line-break/></text:span><text:span text:style-name="T30">Prob(E</text:span><text:span text:style-name="T29">1</text:span><text:span text:style-name="T30">) + </text:span><text:span text:style-name="T30">Prob(E</text:span><text:span text:style-name="T29">2</text:span><text:span text:style-name="T30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T</text:span><text:span text:style-name="T4">h</text:span><text:span text:style-name="T4">e </text:span><text:span text:style-name="T4">S</text:span><text:span text:style-name="T4">u</text:span><text:span text:style-name="T4">m </text:span><text:span text:style-name="T4">R</text:span><text:span text:style-name="T4">ul</text:span><text:span text:style-name="T4">es</text:span></text:p>
          </draw:text-box>
        </draw:frame>
        <draw:frame presentation:style-name="pr18" draw:text-style-name="P12" draw:layer="layout" svg:width="19.791cm" svg:height="11.43cm" svg:x="0.967cm" svg:y="2.862cm">
          <draw:text-box>
            <text:p text:style-name="P2"><text:span text:style-name="T31">We </text:span><text:span text:style-name="T31">are </text:span><text:span text:style-name="T31">dra</text:span><text:span text:style-name="T31">win</text:span><text:span text:style-name="T31">g a </text:span><text:span text:style-name="T31">car</text:span><text:span text:style-name="T31">d </text:span><text:span text:style-name="T31">fro</text:span><text:span text:style-name="T31">m a </text:span><text:span text:style-name="T31">sta</text:span><text:span text:style-name="T31">nda</text:span><text:span text:style-name="T31">rd </text:span><text:span text:style-name="T31">dec</text:span><text:span text:style-name="T31">k of </text:span><text:span text:style-name="T31">52 </text:span><text:span text:style-name="T31">car</text:span><text:span text:style-name="T31">ds. </text:span><text:span text:style-name="T31">Wh</text:span><text:span text:style-name="T31">at </text:span><text:span text:style-name="T31">is </text:span><text:span text:style-name="T31">the </text:span><text:span text:style-name="T31">pro</text:span><text:span text:style-name="T31">bab</text:span><text:span text:style-name="T31">ility </text:span><text:span text:style-name="T31">tha</text:span><text:span text:style-name="T31">t </text:span><text:span text:style-name="T31">we </text:span><text:span text:style-name="T31">get </text:span><text:span text:style-name="T34">a </text:span><text:span text:style-name="T34">Jac</text:span><text:span text:style-name="T34">k </text:span><text:span text:style-name="T34">or </text:span><text:span text:style-name="T34">a </text:span><text:span text:style-name="T34">Qu</text:span><text:span text:style-name="T34">een</text:span><text:span text:style-name="T34">?</text:span></text:p>
            <text:p text:style-name="P2"><text:span text:style-name="T34"/></text:p>
            <text:p text:style-name="P2"><text:span text:style-name="T34">n(S</text:span><text:span text:style-name="T34">) = </text:span><text:span text:style-name="T34">52</text:span></text:p>
            <text:p text:style-name="P2"><text:span text:style-name="T34"/></text:p>
            <text:p text:style-name="P2"><text:span text:style-name="T34">E</text:span><text:span text:style-name="T35">1</text:span><text:span text:style-name="T34"> </text:span><text:span text:style-name="T34">= </text:span><text:span text:style-name="T34">Get</text:span><text:span text:style-name="T34">tin</text:span><text:span text:style-name="T34">g a </text:span><text:span text:style-name="T34">Jac</text:span><text:span text:style-name="T34">k = </text:span><text:span text:style-name="T34">{ ♠</text:span><text:span text:style-name="T34">J, </text:span><text:span text:style-name="T36">♥J</text:span><text:span text:style-name="T34">, </text:span><text:span text:style-name="T36">♦J</text:span><text:span text:style-name="T34">, </text:span><text:span text:style-name="T34">♣J </text:span><text:span text:style-name="T34">}</text:span></text:p>
            <text:p text:style-name="P2"><text:span text:style-name="T34">n(E</text:span><text:span text:style-name="T35">1</text:span><text:span text:style-name="T34">) = </text:span><text:span text:style-name="T34">4</text:span><text:span text:style-name="T34"><text:tab/></text:span><text:span text:style-name="T34"><text:tab/></text:span><text:span text:style-name="T34">Pro</text:span><text:span text:style-name="T34">b(E</text:span><text:span text:style-name="T35">1</text:span><text:span text:style-name="T34">) = </text:span><text:span text:style-name="T34">4/5</text:span><text:span text:style-name="T34">2</text:span></text:p>
            <text:p text:style-name="P2"><text:span text:style-name="T34"/></text:p>
            <text:p text:style-name="P2"><text:span text:style-name="T34">E</text:span><text:span text:style-name="T35">2</text:span><text:span text:style-name="T34"> </text:span><text:span text:style-name="T34">= </text:span><text:span text:style-name="T34">Get</text:span><text:span text:style-name="T34">tin</text:span><text:span text:style-name="T34">g a </text:span><text:span text:style-name="T34">Qu</text:span><text:span text:style-name="T34">ee</text:span><text:span text:style-name="T34">n = </text:span><text:span text:style-name="T34">{ ♠</text:span><text:span text:style-name="T34">Q, </text:span><text:span text:style-name="T36">♥Q</text:span><text:span text:style-name="T34">, </text:span><text:span text:style-name="T36">♦Q</text:span><text:span text:style-name="T34">, </text:span><text:span text:style-name="T34">♣Q </text:span><text:span text:style-name="T34">}</text:span></text:p>
            <text:p text:style-name="P2"><text:span text:style-name="T34">n(E</text:span><text:span text:style-name="T35">2</text:span><text:span text:style-name="T34">) = </text:span><text:span text:style-name="T34">4</text:span><text:span text:style-name="T34"><text:tab/></text:span><text:span text:style-name="T34"><text:tab/></text:span><text:span text:style-name="T34">Pro</text:span><text:span text:style-name="T34">b(E</text:span><text:span text:style-name="T35">2</text:span><text:span text:style-name="T34">) = </text:span><text:span text:style-name="T34">4/5</text:span><text:span text:style-name="T34">2</text:span></text:p>
            <text:p text:style-name="P2"><text:span text:style-name="T34"/></text:p>
            <text:p text:style-name="P2"><text:span text:style-name="T34">Pro</text:span><text:span text:style-name="T34">b(E</text:span><text:span text:style-name="T35">1</text:span><text:span text:style-name="T34"> or </text:span><text:span text:style-name="T34">E</text:span><text:span text:style-name="T35">2</text:span><text:span text:style-name="T34">) </text:span><text:span text:style-name="T34">= </text:span><text:span text:style-name="T34">Pro</text:span><text:span text:style-name="T34">b(E</text:span><text:span text:style-name="T35">1</text:span><text:span text:style-name="T34">) + </text:span><text:span text:style-name="T34">Pro</text:span><text:span text:style-name="T34">b(E</text:span><text:span text:style-name="T35">2</text:span><text:span text:style-name="T34">) = </text:span><text:span text:style-name="T34">8/5</text:span><text:span text:style-name="T34">2 </text:span><text:span text:style-name="T34"><text:tab/></text:span><text:span text:style-name="T34">= </text:span><text:span text:style-name="T34">2/1</text:span><text:span text:style-name="T34">3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5" draw:text-style-name="P15" draw:layer="layout" svg:width="5.744cm" svg:height="8.778cm" svg:x="21.858cm" svg:y="2.404cm">
          <draw:text-box>
            <text:p text:style-name="P6"><text:span text:style-name="T27">Not</text:span><text:span text:style-name="T27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6"><text:span text:style-name="T17">The </text:span><text:span text:style-name="T28">Basic </text:span><text:span text:style-name="T17">Sum </text:span><text:span text:style-name="T17">Rule</text:span></text:p>
            <text:p text:style-name="P6"><text:span text:style-name="T16">Prob(E</text:span><text:span text:style-name="T29">1</text:span><text:span text:style-name="T30"> or E</text:span><text:span text:style-name="T29">2</text:span><text:span text:style-name="T30">) </text:span><text:span text:style-name="T30">=</text:span><text:span text:style-name="T30"><text:line-break/></text:span><text:span text:style-name="T30">Prob(E</text:span><text:span text:style-name="T29">1</text:span><text:span text:style-name="T30">) + </text:span><text:span text:style-name="T30">Prob(E</text:span><text:span text:style-name="T29">2</text:span><text:span text:style-name="T30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T</text:span><text:span text:style-name="T4">h</text:span><text:span text:style-name="T4">e </text:span><text:span text:style-name="T4">S</text:span><text:span text:style-name="T4">u</text:span><text:span text:style-name="T4">m </text:span><text:span text:style-name="T4">R</text:span><text:span text:style-name="T4">ul</text:span><text:span text:style-name="T4">es</text:span></text:p>
          </draw:text-box>
        </draw:frame>
        <draw:frame presentation:style-name="pr19" draw:text-style-name="P12" draw:layer="layout" svg:width="19.791cm" svg:height="2.939cm" svg:x="1.156cm" svg:y="10.826cm">
          <draw:text-box>
            <text:p text:style-name="P2"><text:span text:style-name="T31">We </text:span><text:span text:style-name="T31">can </text:span><text:span text:style-name="T31">use </text:span><text:span text:style-name="T31">this </text:span><text:span text:style-name="T31">in </text:span><text:span text:style-name="T31">the </text:span><text:span text:style-name="T31">cas</text:span><text:span text:style-name="T31">e </text:span><text:span text:style-name="T31">wh</text:span><text:span text:style-name="T31">ere </text:span><text:span text:style-name="T31">our </text:span><text:span text:style-name="T31">eve</text:span><text:span text:style-name="T31">nts </text:span><text:span text:style-name="T31">are </text:span><text:span text:style-name="T31">not </text:span><text:span text:style-name="T31">disj</text:span><text:span text:style-name="T31">oin</text:span><text:span text:style-name="T31">t. If </text:span><text:span text:style-name="T31">we </text:span><text:span text:style-name="T31">use </text:span><text:span text:style-name="T31">it </text:span><text:span text:style-name="T31">on </text:span><text:span text:style-name="T31">disj</text:span><text:span text:style-name="T31">oin</text:span><text:span text:style-name="T31">t </text:span><text:span text:style-name="T31">set</text:span><text:span text:style-name="T31">s, it </text:span><text:span text:style-name="T31">will </text:span><text:span text:style-name="T31">tur</text:span><text:span text:style-name="T31">n </text:span><text:span text:style-name="T31">int</text:span><text:span text:style-name="T31">o </text:span><text:span text:style-name="T31">the </text:span><text:span text:style-name="T31">bas</text:span><text:span text:style-name="T31">ic </text:span><text:span text:style-name="T31">su</text:span><text:span text:style-name="T31">m </text:span><text:span text:style-name="T31">rul</text:span><text:span text:style-name="T31">e.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5" draw:text-style-name="P15" draw:layer="layout" svg:width="5.744cm" svg:height="8.778cm" svg:x="21.858cm" svg:y="2.404cm">
          <draw:text-box>
            <text:p text:style-name="P6"><text:span text:style-name="T27">Not</text:span><text:span text:style-name="T27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6"><text:span text:style-name="T17">The </text:span><text:span text:style-name="T17">Sum </text:span><text:span text:style-name="T17">Rule</text:span></text:p>
            <text:p text:style-name="P6"><text:span text:style-name="T16">Prob(E</text:span><text:span text:style-name="T29">1</text:span><text:span text:style-name="T30"> or E</text:span><text:span text:style-name="T29">2</text:span><text:span text:style-name="T30">) </text:span><text:span text:style-name="T30">=</text:span><text:span text:style-name="T30"><text:line-break/></text:span><text:span text:style-name="T30">Prob(E</text:span><text:span text:style-name="T29">1</text:span><text:span text:style-name="T30">) + </text:span><text:span text:style-name="T30">Prob(E</text:span><text:span text:style-name="T29">2</text:span><text:span text:style-name="T30">)</text:span><text:span text:style-name="T30"><text:line-break/></text:span><text:span text:style-name="T30"> – </text:span><text:span text:style-name="T30">Prob(E</text:span><text:span text:style-name="T29">1</text:span><text:span text:style-name="T30"> and </text:span><text:span text:style-name="T30">E</text:span><text:span text:style-name="T29">2</text:span><text:span text:style-name="T30">)</text:span></text:p>
          </draw:text-box>
        </draw:frame>
        <draw:frame presentation:style-name="pr20" draw:text-style-name="P16" draw:layer="layout" svg:width="19.791cm" svg:height="6.815cm" svg:x="1.039cm" svg:y="3.216cm">
          <draw:text-box>
            <text:p text:style-name="P2"><text:span text:style-name="T31">The</text:span><text:span text:style-name="T31">ore</text:span><text:span text:style-name="T31">m 2 </text:span><text:span text:style-name="T31">– </text:span><text:span text:style-name="T31">The </text:span><text:span text:style-name="T31">Ge</text:span><text:span text:style-name="T31">ner</text:span><text:span text:style-name="T31">al </text:span><text:span text:style-name="T31">Su</text:span><text:span text:style-name="T31">m </text:span><text:span text:style-name="T31">Rul</text:span><text:span text:style-name="T31">e</text:span></text:p>
            <text:p text:style-name="P2"><text:span text:style-name="T31">If </text:span><text:span text:style-name="T31">E</text:span><text:span text:style-name="T32">1</text:span><text:span text:style-name="T31"> </text:span><text:span text:style-name="T31">and </text:span><text:span text:style-name="T31">E</text:span><text:span text:style-name="T32">2</text:span><text:span text:style-name="T31"> </text:span><text:span text:style-name="T31">are </text:span><text:span text:style-name="T31">any </text:span><text:span text:style-name="T31">eve</text:span><text:span text:style-name="T31">nts </text:span><text:span text:style-name="T31">in a </text:span><text:span text:style-name="T31">giv</text:span><text:span text:style-name="T31">en </text:span><text:span text:style-name="T31">exp</text:span><text:span text:style-name="T31">eri</text:span><text:span text:style-name="T31">me</text:span><text:span text:style-name="T31">nt, </text:span><text:span text:style-name="T31">the</text:span><text:span text:style-name="T31">n </text:span><text:span text:style-name="T31">the </text:span><text:span text:style-name="T31">pro</text:span><text:span text:style-name="T31">bab</text:span><text:span text:style-name="T31">ility </text:span><text:span text:style-name="T31">tha</text:span><text:span text:style-name="T31">t E</text:span><text:span text:style-name="T32">1</text:span><text:span text:style-name="T31"> </text:span><text:span text:style-name="T31">or </text:span><text:span text:style-name="T31">E</text:span><text:span text:style-name="T32">2</text:span><text:span text:style-name="T31"> </text:span><text:span text:style-name="T31">occ</text:span><text:span text:style-name="T31">urs </text:span><text:span text:style-name="T31">is </text:span><text:span text:style-name="T31">giv</text:span><text:span text:style-name="T31">en </text:span><text:span text:style-name="T31">by</text:span></text:p>
            <text:p text:style-name="P2"><text:span text:style-name="T31"/></text:p>
            <text:p text:style-name="P2"><text:span text:style-name="T31">Pro</text:span><text:span text:style-name="T31">b(E</text:span><text:span text:style-name="T32">1</text:span><text:span text:style-name="T31"> or </text:span><text:span text:style-name="T31">E</text:span><text:span text:style-name="T32">2</text:span><text:span text:style-name="T31">) </text:span><text:span text:style-name="T31">= </text:span><text:span text:style-name="T31">Pro</text:span><text:span text:style-name="T31">b(E</text:span><text:span text:style-name="T32">1</text:span><text:span text:style-name="T31">) + </text:span><text:span text:style-name="T31">Pro</text:span><text:span text:style-name="T31">b(E</text:span><text:span text:style-name="T32">2</text:span><text:span text:style-name="T31">) – </text:span><text:span text:style-name="T31">Pro</text:span><text:span text:style-name="T31">b(E</text:span><text:span text:style-name="T32">1</text:span><text:span text:style-name="T31"> </text:span><text:span text:style-name="T31">and </text:span><text:span text:style-name="T31">E</text:span><text:span text:style-name="T32">2</text:span><text:span text:style-name="T31">)</text:span></text:p>
            <text:p text:style-name="P2"><text:span text:style-name="T31"/></text:p>
            <text:p text:style-name="P13"><text:span text:style-name="T19">From </text:span><text:span text:style-name="T19">Discr</text:span><text:span text:style-name="T19">ete </text:span><text:span text:style-name="T19">Math</text:span><text:span text:style-name="T19">emat</text:span><text:span text:style-name="T19">ics, </text:span><text:span text:style-name="T19">Ensle</text:span><text:span text:style-name="T19">y &amp; </text:span><text:span text:style-name="T19">Crawl</text:span><text:span text:style-name="T19">ey, </text:span><text:span text:style-name="T19">page </text:span><text:span text:style-name="T19">45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T</text:span><text:span text:style-name="T4">h</text:span><text:span text:style-name="T4">e </text:span><text:span text:style-name="T4">S</text:span><text:span text:style-name="T4">u</text:span><text:span text:style-name="T4">m </text:span><text:span text:style-name="T4">R</text:span><text:span text:style-name="T4">ul</text:span><text:span text:style-name="T4">es</text:span></text:p>
          </draw:text-box>
        </draw:frame>
        <draw:frame presentation:style-name="pr21" draw:text-style-name="P12" draw:layer="layout" svg:width="19.791cm" svg:height="10.417cm" svg:x="1.156cm" svg:y="3.348cm">
          <draw:text-box>
            <text:p text:style-name="P2"><text:span text:style-name="T31">We </text:span><text:span text:style-name="T31">are </text:span><text:span text:style-name="T31">dra</text:span><text:span text:style-name="T31">win</text:span><text:span text:style-name="T31">g a </text:span><text:span text:style-name="T31">car</text:span><text:span text:style-name="T31">d </text:span><text:span text:style-name="T31">fro</text:span><text:span text:style-name="T31">m a </text:span><text:span text:style-name="T31">sta</text:span><text:span text:style-name="T31">nda</text:span><text:span text:style-name="T31">rd </text:span><text:span text:style-name="T31">dec</text:span><text:span text:style-name="T31">k. </text:span><text:span text:style-name="T31">Wh</text:span><text:span text:style-name="T31">at </text:span><text:span text:style-name="T31">is </text:span><text:span text:style-name="T31">the </text:span><text:span text:style-name="T31">pro</text:span><text:span text:style-name="T31">bab</text:span><text:span text:style-name="T31">ility </text:span><text:span text:style-name="T31">of </text:span><text:span text:style-name="T31">get</text:span><text:span text:style-name="T31">tin</text:span><text:span text:style-name="T31">g </text:span><text:span text:style-name="T34">a </text:span><text:span text:style-name="T34">Qu</text:span><text:span text:style-name="T34">ee</text:span><text:span text:style-name="T34">n </text:span><text:span text:style-name="T34">or </text:span><text:span text:style-name="T34">a </text:span><text:span text:style-name="T34">Dia</text:span><text:span text:style-name="T34">mo</text:span><text:span text:style-name="T34">nd?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5" draw:text-style-name="P15" draw:layer="layout" svg:width="5.744cm" svg:height="8.778cm" svg:x="21.858cm" svg:y="2.404cm">
          <draw:text-box>
            <text:p text:style-name="P6"><text:span text:style-name="T27">Not</text:span><text:span text:style-name="T27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6"><text:span text:style-name="T17">The </text:span><text:span text:style-name="T17">Sum </text:span><text:span text:style-name="T17">Rule</text:span></text:p>
            <text:p text:style-name="P6"><text:span text:style-name="T16">Prob(E</text:span><text:span text:style-name="T29">1</text:span><text:span text:style-name="T30"> or E</text:span><text:span text:style-name="T29">2</text:span><text:span text:style-name="T30">) </text:span><text:span text:style-name="T30">=</text:span><text:span text:style-name="T30"><text:line-break/></text:span><text:span text:style-name="T30">Prob(E</text:span><text:span text:style-name="T29">1</text:span><text:span text:style-name="T30">) + </text:span><text:span text:style-name="T30">Prob(E</text:span><text:span text:style-name="T29">2</text:span><text:span text:style-name="T30">)</text:span><text:span text:style-name="T30"><text:line-break/></text:span><text:span text:style-name="T30"> – </text:span><text:span text:style-name="T30">Prob(E</text:span><text:span text:style-name="T29">1</text:span><text:span text:style-name="T30"> and </text:span><text:span text:style-name="T30">E</text:span><text:span text:style-name="T29">2</text:span><text:span text:style-name="T30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2. </text:span><text:span text:style-name="T4">T</text:span><text:span text:style-name="T4">h</text:span><text:span text:style-name="T4">e </text:span><text:span text:style-name="T4">S</text:span><text:span text:style-name="T4">u</text:span><text:span text:style-name="T4">m </text:span><text:span text:style-name="T4">R</text:span><text:span text:style-name="T4">ul</text:span><text:span text:style-name="T4">es</text:span></text:p>
          </draw:text-box>
        </draw:frame>
        <draw:frame presentation:style-name="pr22" draw:text-style-name="P12" draw:layer="layout" svg:width="19.791cm" svg:height="11.044cm" svg:x="1.156cm" svg:y="3.348cm">
          <draw:text-box>
            <text:p text:style-name="P2"><text:span text:style-name="T31">We </text:span><text:span text:style-name="T31">are </text:span><text:span text:style-name="T31">dra</text:span><text:span text:style-name="T31">win</text:span><text:span text:style-name="T31">g a </text:span><text:span text:style-name="T31">car</text:span><text:span text:style-name="T31">d </text:span><text:span text:style-name="T31">fro</text:span><text:span text:style-name="T31">m a </text:span><text:span text:style-name="T31">sta</text:span><text:span text:style-name="T31">nda</text:span><text:span text:style-name="T31">rd </text:span><text:span text:style-name="T31">dec</text:span><text:span text:style-name="T31">k. </text:span><text:span text:style-name="T31">Wh</text:span><text:span text:style-name="T31">at </text:span><text:span text:style-name="T31">is </text:span><text:span text:style-name="T31">the </text:span><text:span text:style-name="T31">pro</text:span><text:span text:style-name="T31">bab</text:span><text:span text:style-name="T31">ility </text:span><text:span text:style-name="T31">of </text:span><text:span text:style-name="T31">get</text:span><text:span text:style-name="T31">tin</text:span><text:span text:style-name="T31">g </text:span><text:span text:style-name="T34">a </text:span><text:span text:style-name="T34">Qu</text:span><text:span text:style-name="T34">ee</text:span><text:span text:style-name="T34">n </text:span><text:span text:style-name="T34">or </text:span><text:span text:style-name="T34">a </text:span><text:span text:style-name="T34">Dia</text:span><text:span text:style-name="T34">mo</text:span><text:span text:style-name="T34">nd?</text:span></text:p>
            <text:p text:style-name="P2"><text:span text:style-name="T34"/></text:p>
            <text:p text:style-name="P2"><text:span text:style-name="T34">E</text:span><text:span text:style-name="T35">1</text:span><text:span text:style-name="T34"> </text:span><text:span text:style-name="T34">= </text:span><text:span text:style-name="T34">get</text:span><text:span text:style-name="T34">tin</text:span><text:span text:style-name="T34">g a </text:span><text:span text:style-name="T34">qu</text:span><text:span text:style-name="T34">ee</text:span><text:span text:style-name="T34">n, </text:span><text:span text:style-name="T34">n(E</text:span><text:span text:style-name="T35">1</text:span><text:span text:style-name="T34">) = </text:span><text:span text:style-name="T34">4;</text:span><text:span text:style-name="T34"><text:tab/></text:span><text:span text:style-name="T34"><text:tab/></text:span><text:span text:style-name="T34">Pro</text:span><text:span text:style-name="T34">b(E</text:span><text:span text:style-name="T35">1</text:span><text:span text:style-name="T34">) = </text:span><text:span text:style-name="T34">4/5</text:span><text:span text:style-name="T34">2</text:span></text:p>
            <text:p text:style-name="P2"><text:span text:style-name="T34"/></text:p>
            <text:p text:style-name="P2"><text:span text:style-name="T34">E</text:span><text:span text:style-name="T35">2</text:span><text:span text:style-name="T34"> </text:span><text:span text:style-name="T34">= </text:span><text:span text:style-name="T34">get</text:span><text:span text:style-name="T34">tin</text:span><text:span text:style-name="T34">g a </text:span><text:span text:style-name="T34">dia</text:span><text:span text:style-name="T34">mo</text:span><text:span text:style-name="T34">nd, </text:span><text:span text:style-name="T34">n(E</text:span><text:span text:style-name="T35">2</text:span><text:span text:style-name="T34">) = </text:span><text:span text:style-name="T34">13;</text:span><text:span text:style-name="T34"><text:tab/></text:span><text:span text:style-name="T34">Pro</text:span><text:span text:style-name="T34">b(E</text:span><text:span text:style-name="T35">2</text:span><text:span text:style-name="T34">) = </text:span><text:span text:style-name="T34">13/</text:span><text:span text:style-name="T34">52</text:span></text:p>
            <text:p text:style-name="P2"><text:span text:style-name="T34"/></text:p>
            <text:p text:style-name="P2"><text:span text:style-name="T34">Ov</text:span><text:span text:style-name="T34">erl</text:span><text:span text:style-name="T34">ap </text:span><text:span text:style-name="T34">= </text:span><text:span text:style-name="T34">get</text:span><text:span text:style-name="T34">tin</text:span><text:span text:style-name="T34">g a </text:span><text:span text:style-name="T34">qu</text:span><text:span text:style-name="T34">ee</text:span><text:span text:style-name="T34">n </text:span><text:span text:style-name="T34">of </text:span><text:span text:style-name="T34">dia</text:span><text:span text:style-name="T34">mo</text:span><text:span text:style-name="T34">nds </text:span><text:span text:style-name="T34">= </text:span><text:span text:style-name="T34">1/5</text:span><text:span text:style-name="T34">2</text:span></text:p>
            <text:p text:style-name="P2"><text:span text:style-name="T34"/></text:p>
            <text:p text:style-name="P2"><text:span text:style-name="T34">Pro</text:span><text:span text:style-name="T34">b(E</text:span><text:span text:style-name="T35">1</text:span><text:span text:style-name="T34"> or </text:span><text:span text:style-name="T34">E</text:span><text:span text:style-name="T35">2</text:span><text:span text:style-name="T34">) </text:span><text:span text:style-name="T34">= </text:span><text:span text:style-name="T34">4/5</text:span><text:span text:style-name="T34">2 + </text:span><text:span text:style-name="T34">13/</text:span><text:span text:style-name="T34">52 </text:span><text:span text:style-name="T34">– </text:span><text:span text:style-name="T34">1/5</text:span><text:span text:style-name="T34">2 = </text:span><text:span text:style-name="T34">16/</text:span><text:span text:style-name="T34">52 </text:span><text:span text:style-name="T34">= </text:span><text:span text:style-name="T34">4/1</text:span><text:span text:style-name="T34">3</text:span></text:p>
            <text:p text:style-name="P2"><text:span text:style-name="T34"/></text:p>
            <text:p text:style-name="P2"><text:span text:style-name="T34"/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5" draw:text-style-name="P15" draw:layer="layout" svg:width="5.744cm" svg:height="8.778cm" svg:x="21.858cm" svg:y="2.404cm">
          <draw:text-box>
            <text:p text:style-name="P6"><text:span text:style-name="T27">Not</text:span><text:span text:style-name="T27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6"><text:span text:style-name="T17">The </text:span><text:span text:style-name="T17">Sum </text:span><text:span text:style-name="T17">Rule</text:span></text:p>
            <text:p text:style-name="P6"><text:span text:style-name="T16">Prob(E</text:span><text:span text:style-name="T29">1</text:span><text:span text:style-name="T30"> or E</text:span><text:span text:style-name="T29">2</text:span><text:span text:style-name="T30">) </text:span><text:span text:style-name="T30">=</text:span><text:span text:style-name="T30"><text:line-break/></text:span><text:span text:style-name="T30">Prob(E</text:span><text:span text:style-name="T29">1</text:span><text:span text:style-name="T30">) + </text:span><text:span text:style-name="T30">Prob(E</text:span><text:span text:style-name="T29">2</text:span><text:span text:style-name="T30">)</text:span><text:span text:style-name="T30"><text:line-break/></text:span><text:span text:style-name="T30"> – </text:span><text:span text:style-name="T30">Prob(E</text:span><text:span text:style-name="T29">1</text:span><text:span text:style-name="T30"> and </text:span><text:span text:style-name="T30">E</text:span><text:span text:style-name="T29">2</text:span><text:span text:style-name="T30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9">I</text:span><text:span text:style-name="T9">n</text:span><text:span text:style-name="T9">d</text:span><text:span text:style-name="T9">e</text:span><text:span text:style-name="T9">p</text:span><text:span text:style-name="T9">e</text:span><text:span text:style-name="T9">n</text:span><text:span text:style-name="T9">d</text:span><text:span text:style-name="T9">e</text:span><text:span text:style-name="T9">n</text:span><text:span text:style-name="T9">t </text:span><text:span text:style-name="T9">E</text:span><text:span text:style-name="T9">v</text:span><text:span text:style-name="T9">e</text:span><text:span text:style-name="T9">n</text:span><text:span text:style-name="T9">t</text:span><text:span text:style-name="T9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</text:span><text:span text:style-name="T4">In</text:span><text:span text:style-name="T4">de</text:span><text:span text:style-name="T4">pe</text:span><text:span text:style-name="T4">n</text:span><text:span text:style-name="T4">de</text:span><text:span text:style-name="T4">nt </text:span><text:span text:style-name="T4">E</text:span><text:span text:style-name="T4">ve</text:span><text:span text:style-name="T4">nt</text:span><text:span text:style-name="T4">s</text:span></text:p>
          </draw:text-box>
        </draw:frame>
        <draw:frame presentation:style-name="pr23" draw:text-style-name="P12" draw:layer="layout" svg:width="19.791cm" svg:height="5.233cm" svg:x="1.102cm" svg:y="7.991cm">
          <draw:text-box>
            <text:p text:style-name="P2"><text:span text:style-name="T10">Thi</text:span><text:span text:style-name="T10">nk </text:span><text:span text:style-name="T10">abo</text:span><text:span text:style-name="T10">ut </text:span><text:span text:style-name="T10">dra</text:span><text:span text:style-name="T10">win</text:span><text:span text:style-name="T10">g </text:span><text:span text:style-name="T10">tw</text:span><text:span text:style-name="T10">o </text:span><text:span text:style-name="T10">car</text:span><text:span text:style-name="T10">ds </text:span><text:span text:style-name="T10">fro</text:span><text:span text:style-name="T10">m a </text:span><text:span text:style-name="T10">dec</text:span><text:span text:style-name="T10">k. </text:span><text:span text:style-name="T10">For </text:span><text:span text:style-name="T10">the </text:span><text:span text:style-name="T10">firs</text:span><text:span text:style-name="T10">t </text:span><text:span text:style-name="T10">car</text:span><text:span text:style-name="T10">d, </text:span><text:span text:style-name="T10">we </text:span><text:span text:style-name="T10">hav</text:span><text:span text:style-name="T10">e </text:span><text:span text:style-name="T10">52 </text:span><text:span text:style-name="T10">car</text:span><text:span text:style-name="T10">ds </text:span><text:span text:style-name="T10">to </text:span><text:span text:style-name="T10">cho</text:span><text:span text:style-name="T10">ose </text:span><text:span text:style-name="T10">fro</text:span><text:span text:style-name="T10">m. </text:span><text:span text:style-name="T10">For </text:span><text:span text:style-name="T10">the </text:span><text:span text:style-name="T10">sec</text:span><text:span text:style-name="T10">on</text:span><text:span text:style-name="T10">d </text:span><text:span text:style-name="T10">car</text:span><text:span text:style-name="T10">d, </text:span><text:span text:style-name="T10">we </text:span><text:span text:style-name="T10">wo</text:span><text:span text:style-name="T10">uld </text:span><text:span text:style-name="T10">onl</text:span><text:span text:style-name="T10">y </text:span><text:span text:style-name="T10">hav</text:span><text:span text:style-name="T10">e </text:span><text:span text:style-name="T10">51 </text:span><text:span text:style-name="T10">car</text:span><text:span text:style-name="T10">ds </text:span><text:span text:style-name="T10">to </text:span><text:span text:style-name="T10">cho</text:span><text:span text:style-name="T10">ose </text:span><text:span text:style-name="T10">fro</text:span><text:span text:style-name="T10">m.</text:span></text:p>
            <text:p text:style-name="P2"><text:span text:style-name="T10"/></text:p>
            <text:p text:style-name="P2"><text:span text:style-name="T10">On </text:span><text:span text:style-name="T10">the </text:span><text:span text:style-name="T10">flip </text:span><text:span text:style-name="T10">sid</text:span><text:span text:style-name="T10">e, if </text:span><text:span text:style-name="T10">you </text:span><text:span text:style-name="T10">roll </text:span><text:span text:style-name="T10">a </text:span><text:span text:style-name="T10">die </text:span><text:span text:style-name="T10">twi</text:span><text:span text:style-name="T10">ce, </text:span><text:span text:style-name="T10">the </text:span><text:span text:style-name="T10">firs</text:span><text:span text:style-name="T10">t </text:span><text:span text:style-name="T10">roll </text:span><text:span text:style-name="T10">doe</text:span><text:span text:style-name="T10">s </text:span><text:span text:style-name="T10">not </text:span><text:span text:style-name="T10">aff</text:span><text:span text:style-name="T10">ect </text:span><text:span text:style-name="T10">the </text:span><text:span text:style-name="T10">sec</text:span><text:span text:style-name="T10">on</text:span><text:span text:style-name="T10">d </text:span><text:span text:style-name="T10">rol</text:span><text:span text:style-name="T10">e.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5" draw:text-style-name="P15" draw:layer="layout" svg:width="5.744cm" svg:height="8.778cm" svg:x="21.858cm" svg:y="2.404cm">
          <draw:text-box>
            <text:p text:style-name="P6"><text:span text:style-name="T27">Not</text:span><text:span text:style-name="T27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6"><text:span text:style-name="T17">The </text:span><text:span text:style-name="T17">Sum </text:span><text:span text:style-name="T17">Rule</text:span></text:p>
            <text:p text:style-name="P6"><text:span text:style-name="T16">Prob(E</text:span><text:span text:style-name="T29">1</text:span><text:span text:style-name="T30"> or E</text:span><text:span text:style-name="T29">2</text:span><text:span text:style-name="T30">) </text:span><text:span text:style-name="T30">=</text:span><text:span text:style-name="T30"><text:line-break/></text:span><text:span text:style-name="T30">Prob(E</text:span><text:span text:style-name="T29">1</text:span><text:span text:style-name="T30">) + </text:span><text:span text:style-name="T30">Prob(E</text:span><text:span text:style-name="T29">2</text:span><text:span text:style-name="T30">)</text:span><text:span text:style-name="T30"><text:line-break/></text:span><text:span text:style-name="T30"> – </text:span><text:span text:style-name="T30">Prob(E</text:span><text:span text:style-name="T29">1</text:span><text:span text:style-name="T30"> and </text:span><text:span text:style-name="T30">E</text:span><text:span text:style-name="T29">2</text:span><text:span text:style-name="T30">)</text:span></text:p>
            <text:p text:style-name="P6"><text:span text:style-name="T30"/></text:p>
            <text:p text:style-name="P6"><text:span text:style-name="T30">Two </text:span><text:span text:style-name="T30">events </text:span><text:span text:style-name="T30">are </text:span><text:span text:style-name="T28">indep</text:span><text:span text:style-name="T28">enden</text:span><text:span text:style-name="T28">t</text:span><text:span text:style-name="T37"> if </text:span><text:span text:style-name="T37">one </text:span><text:span text:style-name="T37">does </text:span><text:span text:style-name="T37">not </text:span><text:span text:style-name="T37">influe</text:span><text:span text:style-name="T37">nce </text:span><text:span text:style-name="T37">the </text:span><text:span text:style-name="T37">other.</text:span></text:p>
          </draw:text-box>
        </draw:frame>
        <draw:frame presentation:style-name="pr24" draw:text-style-name="P16" draw:layer="layout" svg:width="19.791cm" svg:height="3.62cm" svg:x="1.038cm" svg:y="3.215cm">
          <draw:text-box>
            <text:p text:style-name="P2"><text:span text:style-name="T10">Tw</text:span><text:span text:style-name="T10">o </text:span><text:span text:style-name="T10">eve</text:span><text:span text:style-name="T10">nts </text:span><text:span text:style-name="T10">are </text:span><text:span text:style-name="T10">sai</text:span><text:span text:style-name="T10">d </text:span><text:span text:style-name="T10">to </text:span><text:span text:style-name="T10">be </text:span><text:span text:style-name="T18">ind</text:span><text:span text:style-name="T18">epe</text:span><text:span text:style-name="T18">nde</text:span><text:span text:style-name="T18">nt</text:span><text:span text:style-name="T10"> </text:span><text:span text:style-name="T10">if </text:span><text:span text:style-name="T10">the </text:span><text:span text:style-name="T10">occ</text:span><text:span text:style-name="T10">urr</text:span><text:span text:style-name="T10">enc</text:span><text:span text:style-name="T10">e </text:span><text:span text:style-name="T10">of </text:span><text:span text:style-name="T10">one </text:span><text:span text:style-name="T10">eve</text:span><text:span text:style-name="T10">nt </text:span><text:span text:style-name="T10">is </text:span><text:span text:style-name="T10">not </text:span><text:span text:style-name="T10">infl</text:span><text:span text:style-name="T10">uen</text:span><text:span text:style-name="T10">ced </text:span><text:span text:style-name="T10">by </text:span><text:span text:style-name="T10">the </text:span><text:span text:style-name="T10">occ</text:span><text:span text:style-name="T10">urr</text:span><text:span text:style-name="T10">enc</text:span><text:span text:style-name="T10">e </text:span><text:span text:style-name="T10">(or </text:span><text:span text:style-name="T10">no</text:span><text:span text:style-name="T10">noc</text:span><text:span text:style-name="T10">cur</text:span><text:span text:style-name="T10">ren</text:span><text:span text:style-name="T10">ce) </text:span><text:span text:style-name="T10">of </text:span><text:span text:style-name="T10">the </text:span><text:span text:style-name="T10">oth</text:span><text:span text:style-name="T10">er </text:span><text:span text:style-name="T10">eve</text:span><text:span text:style-name="T10">nt.</text:span></text:p>
            <text:p text:style-name="P13"><text:span text:style-name="T19">From </text:span><text:span text:style-name="T19">Discr</text:span><text:span text:style-name="T19">ete </text:span><text:span text:style-name="T19">Math</text:span><text:span text:style-name="T19">emat</text:span><text:span text:style-name="T19">ics, </text:span><text:span text:style-name="T19">Ensle</text:span><text:span text:style-name="T19">y &amp; </text:span><text:span text:style-name="T19">Crawl</text:span><text:span text:style-name="T19">ey, </text:span><text:span text:style-name="T19">page </text:span><text:span text:style-name="T19">45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</text:span><text:span text:style-name="T4">In</text:span><text:span text:style-name="T4">de</text:span><text:span text:style-name="T4">pe</text:span><text:span text:style-name="T4">n</text:span><text:span text:style-name="T4">de</text:span><text:span text:style-name="T4">nt </text:span><text:span text:style-name="T4">E</text:span><text:span text:style-name="T4">ve</text:span><text:span text:style-name="T4">nt</text:span><text:span text:style-name="T4">s</text:span></text:p>
          </draw:text-box>
        </draw:frame>
        <draw:frame presentation:style-name="pr25" draw:text-style-name="P12" draw:layer="layout" svg:width="19.791cm" svg:height="12.17cm" svg:x="1.264cm" svg:y="2.97cm">
          <draw:text-box>
            <text:p text:style-name="P2"><text:span text:style-name="T38">Whi</text:span><text:span text:style-name="T38">ch </text:span><text:span text:style-name="T38">of </text:span><text:span text:style-name="T38">the </text:span><text:span text:style-name="T38">follo</text:span><text:span text:style-name="T38">win</text:span><text:span text:style-name="T38">g </text:span><text:span text:style-name="T38">exp</text:span><text:span text:style-name="T38">erim</text:span><text:span text:style-name="T38">ents </text:span><text:span text:style-name="T38">have </text:span><text:span text:style-name="T38">inde</text:span><text:span text:style-name="T38">pen</text:span><text:span text:style-name="T38">den</text:span><text:span text:style-name="T38">t </text:span><text:span text:style-name="T38">eve</text:span><text:span text:style-name="T38">nts?</text:span></text:p>
            <text:p text:style-name="P2"><text:span text:style-name="T39"/></text:p>
            <text:list text:style-name="L2">
              <text:list-item>
                <text:p text:style-name="P2"><text:span text:style-name="T40"><text:s/></text:span><text:span text:style-name="T40">Fl</text:span><text:span text:style-name="T40">ip</text:span><text:span text:style-name="T40">pi</text:span><text:span text:style-name="T40">n</text:span><text:span text:style-name="T40">g </text:span><text:span text:style-name="T40">a </text:span><text:span text:style-name="T40">c</text:span><text:span text:style-name="T40">oi</text:span><text:span text:style-name="T40">n </text:span><text:span text:style-name="T40">t</text:span><text:span text:style-name="T40">w</text:span><text:span text:style-name="T40">ic</text:span><text:span text:style-name="T40">e</text:span><text:span text:style-name="T40"><text:line-break/></text:span><text:span text:style-name="T40">E</text:span><text:span text:style-name="T40">v</text:span><text:span text:style-name="T40">e</text:span><text:span text:style-name="T40">n</text:span><text:span text:style-name="T40">t </text:span><text:span text:style-name="T40">1: </text:span><text:span text:style-name="T40">G</text:span><text:span text:style-name="T40">e</text:span><text:span text:style-name="T40">t </text:span><text:span text:style-name="T40">o</text:span><text:span text:style-name="T40">n</text:span><text:span text:style-name="T40">e </text:span><text:span text:style-name="T40">“</text:span><text:span text:style-name="T40">H</text:span><text:span text:style-name="T40">”</text:span><text:span text:style-name="T40"><text:tab/></text:span><text:span text:style-name="T40"><text:tab/></text:span><text:span text:style-name="T40">E</text:span><text:span text:style-name="T40">v</text:span><text:span text:style-name="T40">e</text:span><text:span text:style-name="T40">n</text:span><text:span text:style-name="T40">t </text:span><text:span text:style-name="T40">2: </text:span><text:span text:style-name="T40">G</text:span><text:span text:style-name="T40">e</text:span><text:span text:style-name="T40">t </text:span><text:span text:style-name="T40">o</text:span><text:span text:style-name="T40">n</text:span><text:span text:style-name="T40">e </text:span><text:span text:style-name="T40">“</text:span><text:span text:style-name="T40">T</text:span><text:span text:style-name="T40">”</text:span><text:span text:style-name="T40"><text:line-break/></text:span><text:span text:style-name="T41"><text:line-break/></text:span><text:span text:style-name="T41"/></text:p>
              </text:list-item>
              <text:list-item>
                <text:p text:style-name="P2"><text:span text:style-name="T40"><text:s/></text:span><text:span text:style-name="T40">R</text:span><text:span text:style-name="T40">o</text:span><text:span text:style-name="T40">lli</text:span><text:span text:style-name="T40">n</text:span><text:span text:style-name="T40">g </text:span><text:span text:style-name="T40">a </text:span><text:span text:style-name="T40">r</text:span><text:span text:style-name="T40">e</text:span><text:span text:style-name="T40">d </text:span><text:span text:style-name="T40">a</text:span><text:span text:style-name="T40">n</text:span><text:span text:style-name="T40">d </text:span><text:span text:style-name="T40">g</text:span><text:span text:style-name="T40">r</text:span><text:span text:style-name="T40">e</text:span><text:span text:style-name="T40">e</text:span><text:span text:style-name="T40">n </text:span><text:span text:style-name="T40">di</text:span><text:span text:style-name="T40">e.</text:span><text:span text:style-name="T40"><text:line-break/></text:span><text:span text:style-name="T40">E</text:span><text:span text:style-name="T40">v</text:span><text:span text:style-name="T40">e</text:span><text:span text:style-name="T40">n</text:span><text:span text:style-name="T40">t </text:span><text:span text:style-name="T40">1: </text:span><text:span text:style-name="T40">R</text:span><text:span text:style-name="T40">e</text:span><text:span text:style-name="T40">d </text:span><text:span text:style-name="T40">is </text:span><text:span text:style-name="T40">5</text:span><text:span text:style-name="T40"><text:tab/></text:span><text:span text:style-name="T40"><text:tab/></text:span><text:span text:style-name="T40">E</text:span><text:span text:style-name="T40">v</text:span><text:span text:style-name="T40">e</text:span><text:span text:style-name="T40">n</text:span><text:span text:style-name="T40">t </text:span><text:span text:style-name="T40">2: </text:span><text:span text:style-name="T40">S</text:span><text:span text:style-name="T40">u</text:span><text:span text:style-name="T40">m</text:span><text:span text:style-name="T40"> </text:span><text:span text:style-name="T40">is </text:span><text:span text:style-name="T40">8</text:span><text:span text:style-name="T40"><text:line-break/></text:span><text:span text:style-name="T41"><text:line-break/></text:span><text:span text:style-name="T41"/></text:p>
              </text:list-item>
              <text:list-item>
                <text:p text:style-name="P2"><text:span text:style-name="T40"><text:s/></text:span><text:span text:style-name="T40">R</text:span><text:span text:style-name="T40">o</text:span><text:span text:style-name="T40">lli</text:span><text:span text:style-name="T40">n</text:span><text:span text:style-name="T40">g </text:span><text:span text:style-name="T40">a </text:span><text:span text:style-name="T40">r</text:span><text:span text:style-name="T40">e</text:span><text:span text:style-name="T40">d </text:span><text:span text:style-name="T40">a</text:span><text:span text:style-name="T40">n</text:span><text:span text:style-name="T40">d </text:span><text:span text:style-name="T40">g</text:span><text:span text:style-name="T40">r</text:span><text:span text:style-name="T40">e</text:span><text:span text:style-name="T40">e</text:span><text:span text:style-name="T40">n </text:span><text:span text:style-name="T40">di</text:span><text:span text:style-name="T40">e.</text:span><text:span text:style-name="T40"><text:line-break/></text:span><text:span text:style-name="T40">E</text:span><text:span text:style-name="T40">v</text:span><text:span text:style-name="T40">e</text:span><text:span text:style-name="T40">n</text:span><text:span text:style-name="T40">t </text:span><text:span text:style-name="T40">1: </text:span><text:span text:style-name="T40">R</text:span><text:span text:style-name="T40">e</text:span><text:span text:style-name="T40">d </text:span><text:span text:style-name="T40">is </text:span><text:span text:style-name="T40">2</text:span><text:span text:style-name="T40"><text:tab/></text:span><text:span text:style-name="T40"><text:tab/></text:span><text:span text:style-name="T40">E</text:span><text:span text:style-name="T40">v</text:span><text:span text:style-name="T40">e</text:span><text:span text:style-name="T40">n</text:span><text:span text:style-name="T40">t </text:span><text:span text:style-name="T40">2: </text:span><text:span text:style-name="T40">G</text:span><text:span text:style-name="T40">r</text:span><text:span text:style-name="T40">e</text:span><text:span text:style-name="T40">e</text:span><text:span text:style-name="T40">n </text:span><text:span text:style-name="T40">is </text:span><text:span text:style-name="T40">3</text:span><text:span text:style-name="T40"><text:line-break/></text:span><text:span text:style-name="T40"/></text:p>
              </text:list-item>
            </text:list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5" draw:text-style-name="P15" draw:layer="layout" svg:width="5.744cm" svg:height="8.778cm" svg:x="21.858cm" svg:y="2.404cm">
          <draw:text-box>
            <text:p text:style-name="P6"><text:span text:style-name="T27">Not</text:span><text:span text:style-name="T27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6"><text:span text:style-name="T17">The </text:span><text:span text:style-name="T17">Sum </text:span><text:span text:style-name="T17">Rule</text:span></text:p>
            <text:p text:style-name="P6"><text:span text:style-name="T16">Prob(E</text:span><text:span text:style-name="T29">1</text:span><text:span text:style-name="T30"> or E</text:span><text:span text:style-name="T29">2</text:span><text:span text:style-name="T30">) </text:span><text:span text:style-name="T30">=</text:span><text:span text:style-name="T30"><text:line-break/></text:span><text:span text:style-name="T30">Prob(E</text:span><text:span text:style-name="T29">1</text:span><text:span text:style-name="T30">) + </text:span><text:span text:style-name="T30">Prob(E</text:span><text:span text:style-name="T29">2</text:span><text:span text:style-name="T30">)</text:span><text:span text:style-name="T30"><text:line-break/></text:span><text:span text:style-name="T30"> – </text:span><text:span text:style-name="T30">Prob(E</text:span><text:span text:style-name="T29">1</text:span><text:span text:style-name="T30"> and </text:span><text:span text:style-name="T30">E</text:span><text:span text:style-name="T29">2</text:span><text:span text:style-name="T30">)</text:span></text:p>
            <text:p text:style-name="P6"><text:span text:style-name="T30"/></text:p>
            <text:p text:style-name="P6"><text:span text:style-name="T30">Two </text:span><text:span text:style-name="T30">events </text:span><text:span text:style-name="T30">are </text:span><text:span text:style-name="T28">indep</text:span><text:span text:style-name="T28">enden</text:span><text:span text:style-name="T28">t</text:span><text:span text:style-name="T37"> if </text:span><text:span text:style-name="T37">one </text:span><text:span text:style-name="T37">does </text:span><text:span text:style-name="T37">not </text:span><text:span text:style-name="T37">influe</text:span><text:span text:style-name="T37">nce </text:span><text:span text:style-name="T37">the </text:span><text:span text:style-name="T37">oth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3. </text:span><text:span text:style-name="T4">In</text:span><text:span text:style-name="T4">de</text:span><text:span text:style-name="T4">pe</text:span><text:span text:style-name="T4">n</text:span><text:span text:style-name="T4">de</text:span><text:span text:style-name="T4">nt </text:span><text:span text:style-name="T4">E</text:span><text:span text:style-name="T4">ve</text:span><text:span text:style-name="T4">nt</text:span><text:span text:style-name="T4">s</text:span></text:p>
          </draw:text-box>
        </draw:frame>
        <draw:frame presentation:style-name="pr26" draw:text-style-name="P12" draw:layer="layout" svg:width="19.791cm" svg:height="12.17cm" svg:x="1.264cm" svg:y="2.97cm">
          <draw:text-box>
            <text:p text:style-name="P2"><text:span text:style-name="T38">Whi</text:span><text:span text:style-name="T38">ch </text:span><text:span text:style-name="T38">of </text:span><text:span text:style-name="T38">the </text:span><text:span text:style-name="T38">follo</text:span><text:span text:style-name="T38">win</text:span><text:span text:style-name="T38">g </text:span><text:span text:style-name="T38">exp</text:span><text:span text:style-name="T38">erim</text:span><text:span text:style-name="T38">ents </text:span><text:span text:style-name="T38">have </text:span><text:span text:style-name="T38">inde</text:span><text:span text:style-name="T38">pen</text:span><text:span text:style-name="T38">den</text:span><text:span text:style-name="T38">t </text:span><text:span text:style-name="T38">eve</text:span><text:span text:style-name="T38">nts?</text:span></text:p>
            <text:p text:style-name="P2"><text:span text:style-name="T39"/></text:p>
            <text:list text:style-name="L2">
              <text:list-item>
                <text:p text:style-name="P2"><text:span text:style-name="T40"><text:s/></text:span><text:span text:style-name="T40">Fl</text:span><text:span text:style-name="T40">ip</text:span><text:span text:style-name="T40">pi</text:span><text:span text:style-name="T40">n</text:span><text:span text:style-name="T40">g </text:span><text:span text:style-name="T40">a </text:span><text:span text:style-name="T40">c</text:span><text:span text:style-name="T40">oi</text:span><text:span text:style-name="T40">n </text:span><text:span text:style-name="T40">t</text:span><text:span text:style-name="T40">w</text:span><text:span text:style-name="T40">ic</text:span><text:span text:style-name="T40">e</text:span><text:span text:style-name="T40"><text:line-break/></text:span><text:span text:style-name="T40">E</text:span><text:span text:style-name="T40">v</text:span><text:span text:style-name="T40">e</text:span><text:span text:style-name="T40">n</text:span><text:span text:style-name="T40">t </text:span><text:span text:style-name="T40">1: </text:span><text:span text:style-name="T40">G</text:span><text:span text:style-name="T40">e</text:span><text:span text:style-name="T40">t </text:span><text:span text:style-name="T40">o</text:span><text:span text:style-name="T40">n</text:span><text:span text:style-name="T40">e </text:span><text:span text:style-name="T40">“</text:span><text:span text:style-name="T40">H</text:span><text:span text:style-name="T40">”</text:span><text:span text:style-name="T40"><text:tab/></text:span><text:span text:style-name="T40"><text:tab/></text:span><text:span text:style-name="T40">E</text:span><text:span text:style-name="T40">v</text:span><text:span text:style-name="T40">e</text:span><text:span text:style-name="T40">n</text:span><text:span text:style-name="T40">t </text:span><text:span text:style-name="T40">2: </text:span><text:span text:style-name="T40">G</text:span><text:span text:style-name="T40">e</text:span><text:span text:style-name="T40">t </text:span><text:span text:style-name="T40">o</text:span><text:span text:style-name="T40">n</text:span><text:span text:style-name="T40">e </text:span><text:span text:style-name="T40">“</text:span><text:span text:style-name="T40">T</text:span><text:span text:style-name="T40">”</text:span><text:span text:style-name="T40"><text:line-break/></text:span><text:span text:style-name="T42">I</text:span><text:span text:style-name="T42">n</text:span><text:span text:style-name="T42">d</text:span><text:span text:style-name="T42">e</text:span><text:span text:style-name="T42">p</text:span><text:span text:style-name="T42">e</text:span><text:span text:style-name="T42">n</text:span><text:span text:style-name="T42">d</text:span><text:span text:style-name="T42">e</text:span><text:span text:style-name="T42">n</text:span><text:span text:style-name="T42">t</text:span><text:span text:style-name="T41"><text:line-break/></text:span><text:span text:style-name="T41"/></text:p>
              </text:list-item>
              <text:list-item>
                <text:p text:style-name="P2"><text:span text:style-name="T40"><text:s/></text:span><text:span text:style-name="T40">R</text:span><text:span text:style-name="T40">o</text:span><text:span text:style-name="T40">lli</text:span><text:span text:style-name="T40">n</text:span><text:span text:style-name="T40">g </text:span><text:span text:style-name="T40">a </text:span><text:span text:style-name="T40">r</text:span><text:span text:style-name="T40">e</text:span><text:span text:style-name="T40">d </text:span><text:span text:style-name="T40">a</text:span><text:span text:style-name="T40">n</text:span><text:span text:style-name="T40">d </text:span><text:span text:style-name="T40">g</text:span><text:span text:style-name="T40">r</text:span><text:span text:style-name="T40">e</text:span><text:span text:style-name="T40">e</text:span><text:span text:style-name="T40">n </text:span><text:span text:style-name="T40">di</text:span><text:span text:style-name="T40">e.</text:span><text:span text:style-name="T40"><text:line-break/></text:span><text:span text:style-name="T40">E</text:span><text:span text:style-name="T40">v</text:span><text:span text:style-name="T40">e</text:span><text:span text:style-name="T40">n</text:span><text:span text:style-name="T40">t </text:span><text:span text:style-name="T40">1: </text:span><text:span text:style-name="T40">R</text:span><text:span text:style-name="T40">e</text:span><text:span text:style-name="T40">d </text:span><text:span text:style-name="T40">is </text:span><text:span text:style-name="T40">5</text:span><text:span text:style-name="T40"><text:tab/></text:span><text:span text:style-name="T40"><text:tab/></text:span><text:span text:style-name="T40">E</text:span><text:span text:style-name="T40">v</text:span><text:span text:style-name="T40">e</text:span><text:span text:style-name="T40">n</text:span><text:span text:style-name="T40">t </text:span><text:span text:style-name="T40">2: </text:span><text:span text:style-name="T40">S</text:span><text:span text:style-name="T40">u</text:span><text:span text:style-name="T40">m</text:span><text:span text:style-name="T40"> </text:span><text:span text:style-name="T40">is </text:span><text:span text:style-name="T40">8</text:span><text:span text:style-name="T40"><text:line-break/></text:span><text:span text:style-name="T42">N</text:span><text:span text:style-name="T42">o</text:span><text:span text:style-name="T42">t </text:span><text:span text:style-name="T42">I</text:span><text:span text:style-name="T42">n</text:span><text:span text:style-name="T42">d</text:span><text:span text:style-name="T42">e</text:span><text:span text:style-name="T42">p</text:span><text:span text:style-name="T42">e</text:span><text:span text:style-name="T42">n</text:span><text:span text:style-name="T42">d</text:span><text:span text:style-name="T42">e</text:span><text:span text:style-name="T42">n</text:span><text:span text:style-name="T42">t</text:span><text:span text:style-name="T41"><text:line-break/></text:span><text:span text:style-name="T41"/></text:p>
              </text:list-item>
              <text:list-item>
                <text:p text:style-name="P2"><text:span text:style-name="T40"><text:s/></text:span><text:span text:style-name="T40">R</text:span><text:span text:style-name="T40">o</text:span><text:span text:style-name="T40">lli</text:span><text:span text:style-name="T40">n</text:span><text:span text:style-name="T40">g </text:span><text:span text:style-name="T40">a </text:span><text:span text:style-name="T40">r</text:span><text:span text:style-name="T40">e</text:span><text:span text:style-name="T40">d </text:span><text:span text:style-name="T40">a</text:span><text:span text:style-name="T40">n</text:span><text:span text:style-name="T40">d </text:span><text:span text:style-name="T40">g</text:span><text:span text:style-name="T40">r</text:span><text:span text:style-name="T40">e</text:span><text:span text:style-name="T40">e</text:span><text:span text:style-name="T40">n </text:span><text:span text:style-name="T40">di</text:span><text:span text:style-name="T40">e.</text:span><text:span text:style-name="T40"><text:line-break/></text:span><text:span text:style-name="T40">E</text:span><text:span text:style-name="T40">v</text:span><text:span text:style-name="T40">e</text:span><text:span text:style-name="T40">n</text:span><text:span text:style-name="T40">t </text:span><text:span text:style-name="T40">1: </text:span><text:span text:style-name="T40">R</text:span><text:span text:style-name="T40">e</text:span><text:span text:style-name="T40">d </text:span><text:span text:style-name="T40">is </text:span><text:span text:style-name="T40">2</text:span><text:span text:style-name="T40"><text:tab/></text:span><text:span text:style-name="T40"><text:tab/></text:span><text:span text:style-name="T40">E</text:span><text:span text:style-name="T40">v</text:span><text:span text:style-name="T40">e</text:span><text:span text:style-name="T40">n</text:span><text:span text:style-name="T40">t </text:span><text:span text:style-name="T40">2: </text:span><text:span text:style-name="T40">G</text:span><text:span text:style-name="T40">r</text:span><text:span text:style-name="T40">e</text:span><text:span text:style-name="T40">e</text:span><text:span text:style-name="T40">n </text:span><text:span text:style-name="T40">is </text:span><text:span text:style-name="T40">3</text:span><text:span text:style-name="T40"><text:line-break/></text:span><text:span text:style-name="T42">I</text:span><text:span text:style-name="T42">n</text:span><text:span text:style-name="T42">d</text:span><text:span text:style-name="T42">e</text:span><text:span text:style-name="T42">p</text:span><text:span text:style-name="T42">e</text:span><text:span text:style-name="T42">n</text:span><text:span text:style-name="T42">d</text:span><text:span text:style-name="T42">e</text:span><text:span text:style-name="T42">n</text:span><text:span text:style-name="T42">t</text:span></text:p>
              </text:list-item>
            </text:list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5" draw:text-style-name="P15" draw:layer="layout" svg:width="5.744cm" svg:height="8.778cm" svg:x="21.858cm" svg:y="2.404cm">
          <draw:text-box>
            <text:p text:style-name="P6"><text:span text:style-name="T27">Not</text:span><text:span text:style-name="T27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6"><text:span text:style-name="T17">The </text:span><text:span text:style-name="T17">Sum </text:span><text:span text:style-name="T17">Rule</text:span></text:p>
            <text:p text:style-name="P6"><text:span text:style-name="T16">Prob(E</text:span><text:span text:style-name="T29">1</text:span><text:span text:style-name="T30"> or E</text:span><text:span text:style-name="T29">2</text:span><text:span text:style-name="T30">) </text:span><text:span text:style-name="T30">=</text:span><text:span text:style-name="T30"><text:line-break/></text:span><text:span text:style-name="T30">Prob(E</text:span><text:span text:style-name="T29">1</text:span><text:span text:style-name="T30">) + </text:span><text:span text:style-name="T30">Prob(E</text:span><text:span text:style-name="T29">2</text:span><text:span text:style-name="T30">)</text:span><text:span text:style-name="T30"><text:line-break/></text:span><text:span text:style-name="T30"> – </text:span><text:span text:style-name="T30">Prob(E</text:span><text:span text:style-name="T29">1</text:span><text:span text:style-name="T30"> and </text:span><text:span text:style-name="T30">E</text:span><text:span text:style-name="T29">2</text:span><text:span text:style-name="T30">)</text:span></text:p>
            <text:p text:style-name="P6"><text:span text:style-name="T30"/></text:p>
            <text:p text:style-name="P6"><text:span text:style-name="T30">Two </text:span><text:span text:style-name="T30">events </text:span><text:span text:style-name="T30">are </text:span><text:span text:style-name="T28">indep</text:span><text:span text:style-name="T28">enden</text:span><text:span text:style-name="T28">t</text:span><text:span text:style-name="T37"> if </text:span><text:span text:style-name="T37">one </text:span><text:span text:style-name="T37">does </text:span><text:span text:style-name="T37">not </text:span><text:span text:style-name="T37">influe</text:span><text:span text:style-name="T37">nce </text:span><text:span text:style-name="T37">the </text:span><text:span text:style-name="T37">oth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9">T</text:span><text:span text:style-name="T9">h</text:span><text:span text:style-name="T9">e </text:span><text:span text:style-name="T9">P</text:span><text:span text:style-name="T9">r</text:span><text:span text:style-name="T9">o</text:span><text:span text:style-name="T9">b</text:span><text:span text:style-name="T9">a</text:span><text:span text:style-name="T9">b</text:span><text:span text:style-name="T9">i</text:span><text:span text:style-name="T9">l</text:span><text:span text:style-name="T9">i</text:span><text:span text:style-name="T9">t</text:span><text:span text:style-name="T9">y </text:span><text:span text:style-name="T9">o</text:span><text:span text:style-name="T9">f</text:span><text:span text:style-name="T9"><text:line-break/></text:span><text:span text:style-name="T9">T</text:span><text:span text:style-name="T9">h</text:span><text:span text:style-name="T9">i</text:span><text:span text:style-name="T9">s </text:span><text:span text:style-name="T9">g</text:span><text:span text:style-name="T9">i</text:span><text:span text:style-name="T9">v</text:span><text:span text:style-name="T9">e</text:span><text:span text:style-name="T9">n </text:span><text:span text:style-name="T9">T</text:span><text:span text:style-name="T9">h</text:span><text:span text:style-name="T9">a</text:span><text:span text:style-name="T9">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</text:span><text:span text:style-name="T4">T</text:span><text:span text:style-name="T4">h</text:span><text:span text:style-name="T4">e </text:span><text:span text:style-name="T4">P</text:span><text:span text:style-name="T4">ro</text:span><text:span text:style-name="T4">ba</text:span><text:span text:style-name="T4">bi</text:span><text:span text:style-name="T4">li</text:span><text:span text:style-name="T4">ty </text:span><text:span text:style-name="T4">of </text:span><text:span text:style-name="T4">T</text:span><text:span text:style-name="T4">hi</text:span><text:span text:style-name="T4">s </text:span><text:span text:style-name="T4">gi</text:span><text:span text:style-name="T4">ve</text:span><text:span text:style-name="T4">n </text:span><text:span text:style-name="T4">T</text:span><text:span text:style-name="T4">h</text:span><text:span text:style-name="T4">at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5" draw:text-style-name="P15" draw:layer="layout" svg:width="5.744cm" svg:height="8.778cm" svg:x="21.858cm" svg:y="2.404cm">
          <draw:text-box>
            <text:p text:style-name="P6"><text:span text:style-name="T27">Not</text:span><text:span text:style-name="T27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6"><text:span text:style-name="T17">The </text:span><text:span text:style-name="T17">Sum </text:span><text:span text:style-name="T17">Rule</text:span></text:p>
            <text:p text:style-name="P6"><text:span text:style-name="T16">Prob(E</text:span><text:span text:style-name="T29">1</text:span><text:span text:style-name="T30"> or E</text:span><text:span text:style-name="T29">2</text:span><text:span text:style-name="T30">) </text:span><text:span text:style-name="T30">=</text:span><text:span text:style-name="T30"><text:line-break/></text:span><text:span text:style-name="T30">Prob(E</text:span><text:span text:style-name="T29">1</text:span><text:span text:style-name="T30">) + </text:span><text:span text:style-name="T30">Prob(E</text:span><text:span text:style-name="T29">2</text:span><text:span text:style-name="T30">)</text:span><text:span text:style-name="T30"><text:line-break/></text:span><text:span text:style-name="T30"> – </text:span><text:span text:style-name="T30">Prob(E</text:span><text:span text:style-name="T29">1</text:span><text:span text:style-name="T30"> and </text:span><text:span text:style-name="T30">E</text:span><text:span text:style-name="T29">2</text:span><text:span text:style-name="T30">)</text:span></text:p>
            <text:p text:style-name="P6"><text:span text:style-name="T30"/></text:p>
            <text:p text:style-name="P6"><text:span text:style-name="T30">Two </text:span><text:span text:style-name="T30">events </text:span><text:span text:style-name="T30">are </text:span><text:span text:style-name="T28">indep</text:span><text:span text:style-name="T28">enden</text:span><text:span text:style-name="T28">t</text:span><text:span text:style-name="T37"> if </text:span><text:span text:style-name="T37">one </text:span><text:span text:style-name="T37">does </text:span><text:span text:style-name="T37">not </text:span><text:span text:style-name="T37">influe</text:span><text:span text:style-name="T37">nce </text:span><text:span text:style-name="T37">the </text:span><text:span text:style-name="T37">other.</text:span></text:p>
          </draw:text-box>
        </draw:frame>
        <draw:frame presentation:style-name="pr27" draw:text-style-name="P16" draw:layer="layout" svg:width="19.791cm" svg:height="4.71cm" svg:x="1.039cm" svg:y="3.215cm">
          <draw:text-box>
            <text:p text:style-name="P2"><text:span text:style-name="T43">Giv</text:span><text:span text:style-name="T43">en </text:span><text:span text:style-name="T43">eve</text:span><text:span text:style-name="T43">nts </text:span><text:span text:style-name="T43">E</text:span><text:span text:style-name="T44">1</text:span><text:span text:style-name="T43"> </text:span><text:span text:style-name="T43">and</text:span><text:span text:style-name="T45"> </text:span><text:span text:style-name="T43">E</text:span><text:span text:style-name="T44">2</text:span><text:span text:style-name="T43"> </text:span><text:span text:style-name="T43">for </text:span><text:span text:style-name="T43">so</text:span><text:span text:style-name="T43">me </text:span><text:span text:style-name="T43">exp</text:span><text:span text:style-name="T43">eri</text:span><text:span text:style-name="T43">me</text:span><text:span text:style-name="T43">nt, </text:span><text:span text:style-name="T43">we </text:span><text:span text:style-name="T43">defi</text:span><text:span text:style-name="T43">ne </text:span><text:span text:style-name="T43">the </text:span><text:span text:style-name="T43">pro</text:span><text:span text:style-name="T43">bab</text:span><text:span text:style-name="T43">ility </text:span><text:span text:style-name="T43">of </text:span><text:span text:style-name="T43">E</text:span><text:span text:style-name="T44">1</text:span><text:span text:style-name="T43"> </text:span><text:span text:style-name="T43">giv</text:span><text:span text:style-name="T43">en </text:span><text:span text:style-name="T43">E</text:span><text:span text:style-name="T44">2</text:span><text:span text:style-name="T43">, </text:span><text:span text:style-name="T43">den</text:span><text:span text:style-name="T43">ote</text:span><text:span text:style-name="T43">d by </text:span><text:span text:style-name="T43">Pro</text:span><text:span text:style-name="T43">b(E</text:span><text:span text:style-name="T44">1</text:span><text:span text:style-name="T43">|E</text:span><text:span text:style-name="T44">2</text:span><text:span text:style-name="T43">), </text:span><text:span text:style-name="T43">as </text:span><text:span text:style-name="T43">the </text:span><text:span text:style-name="T43">pro</text:span><text:span text:style-name="T43">bab</text:span><text:span text:style-name="T43">ility </text:span><text:span text:style-name="T43">tha</text:span><text:span text:style-name="T43">t if </text:span><text:span text:style-name="T43">E</text:span><text:span text:style-name="T44">1</text:span><text:span text:style-name="T43"> </text:span><text:span text:style-name="T43">hap</text:span><text:span text:style-name="T43">pen</text:span><text:span text:style-name="T43">s </text:span><text:span text:style-name="T43">giv</text:span><text:span text:style-name="T43">en </text:span><text:span text:style-name="T43">tha</text:span><text:span text:style-name="T43">t E</text:span><text:span text:style-name="T44">2</text:span><text:span text:style-name="T43"> </text:span><text:span text:style-name="T43">occ</text:span><text:span text:style-name="T43">urs.</text:span><text:span text:style-name="T43"><text:line-break/></text:span><text:span text:style-name="T43"/></text:p>
            <text:p text:style-name="P13"><text:span text:style-name="T19">From </text:span><text:span text:style-name="T19">Discr</text:span><text:span text:style-name="T19">ete </text:span><text:span text:style-name="T19">Math</text:span><text:span text:style-name="T19">emat</text:span><text:span text:style-name="T19">ics, </text:span><text:span text:style-name="T19">Ensle</text:span><text:span text:style-name="T19">y &amp; </text:span><text:span text:style-name="T19">Crawl</text:span><text:span text:style-name="T19">ey, </text:span><text:span text:style-name="T19">page </text:span><text:span text:style-name="T19">452</text:span></text:p>
          </draw:text-box>
        </draw:frame>
        <draw:frame presentation:style-name="pr28" draw:text-style-name="P12" draw:layer="layout" svg:width="19.791cm" svg:height="4.262cm" svg:x="1.265cm" svg:y="8.613cm">
          <draw:text-box>
            <text:p text:style-name="P2"><text:span text:style-name="T10">Aga</text:span><text:span text:style-name="T10">in, </text:span><text:span text:style-name="T10">rela</text:span><text:span text:style-name="T10">tin</text:span><text:span text:style-name="T10">g </text:span><text:span text:style-name="T10">to </text:span><text:span text:style-name="T10">eve</text:span><text:span text:style-name="T10">nts </text:span><text:span text:style-name="T10">tha</text:span><text:span text:style-name="T10">t </text:span><text:span text:style-name="T10">are </text:span><text:span text:style-name="T10">not </text:span><text:span text:style-name="T10">ind</text:span><text:span text:style-name="T10">epe</text:span><text:span text:style-name="T10">nde</text:span><text:span text:style-name="T10">nt – </text:span><text:span text:style-name="T10">if </text:span><text:span text:style-name="T10">you </text:span><text:span text:style-name="T10">are </text:span><text:span text:style-name="T10">pic</text:span><text:span text:style-name="T10">kin</text:span><text:span text:style-name="T10">g </text:span><text:span text:style-name="T10">tw</text:span><text:span text:style-name="T10">o </text:span><text:span text:style-name="T10">car</text:span><text:span text:style-name="T10">ds </text:span><text:span text:style-name="T10">fro</text:span><text:span text:style-name="T10">m a </text:span><text:span text:style-name="T10">dec</text:span><text:span text:style-name="T10">k, </text:span><text:span text:style-name="T10">cho</text:span><text:span text:style-name="T10">osi</text:span><text:span text:style-name="T10">ng </text:span><text:span text:style-name="T10">tha</text:span><text:span text:style-name="T10">t </text:span><text:span text:style-name="T10">firs</text:span><text:span text:style-name="T10">t </text:span><text:span text:style-name="T10">car</text:span><text:span text:style-name="T10">d </text:span><text:span text:style-name="T10">aff</text:span><text:span text:style-name="T10">ect</text:span><text:span text:style-name="T10">s </text:span><text:span text:style-name="T10">the </text:span><text:span text:style-name="T10">sec</text:span><text:span text:style-name="T10">on</text:span><text:span text:style-name="T10">d </text:span><text:span text:style-name="T10">pic </text:span><text:span text:style-name="T10">bec</text:span><text:span text:style-name="T10">aus</text:span><text:span text:style-name="T10">e </text:span><text:span text:style-name="T10">you</text:span><text:span text:style-name="T10">’ve </text:span><text:span text:style-name="T10">red</text:span><text:span text:style-name="T10">uce</text:span><text:span text:style-name="T10">d </text:span><text:span text:style-name="T10">the </text:span><text:span text:style-name="T10">dec</text:span><text:span text:style-name="T10">k </text:span><text:span text:style-name="T10">size</text:span><text:span text:style-name="T10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</text:span><text:span text:style-name="T4">T</text:span><text:span text:style-name="T4">h</text:span><text:span text:style-name="T4">e </text:span><text:span text:style-name="T4">P</text:span><text:span text:style-name="T4">ro</text:span><text:span text:style-name="T4">ba</text:span><text:span text:style-name="T4">bi</text:span><text:span text:style-name="T4">li</text:span><text:span text:style-name="T4">ty </text:span><text:span text:style-name="T4">of </text:span><text:span text:style-name="T4">T</text:span><text:span text:style-name="T4">hi</text:span><text:span text:style-name="T4">s </text:span><text:span text:style-name="T4">gi</text:span><text:span text:style-name="T4">ve</text:span><text:span text:style-name="T4">n </text:span><text:span text:style-name="T4">T</text:span><text:span text:style-name="T4">h</text:span><text:span text:style-name="T4">at</text:span></text:p>
          </draw:text-box>
        </draw:frame>
        <draw:frame presentation:style-name="pr29" draw:text-style-name="P18" draw:layer="layout" svg:width="19.791cm" svg:height="10.875cm" svg:x="1.264cm" svg:y="2.97cm">
          <draw:text-box>
            <text:p text:style-name="P2"><text:span text:style-name="T39">W</text:span><text:span text:style-name="T39">he</text:span><text:span text:style-name="T39">n </text:span><text:span text:style-name="T39">sel</text:span><text:span text:style-name="T39">ect</text:span><text:span text:style-name="T39">ing </text:span><text:span text:style-name="T39">tw</text:span><text:span text:style-name="T39">o </text:span><text:span text:style-name="T39">car</text:span><text:span text:style-name="T39">ds </text:span><text:span text:style-name="T39">fro</text:span><text:span text:style-name="T39">m </text:span><text:span text:style-name="T39">a </text:span><text:span text:style-name="T39">de</text:span><text:span text:style-name="T39">ck, </text:span><text:span text:style-name="T39">th</text:span><text:span text:style-name="T39">e </text:span><text:span text:style-name="T39">fir</text:span><text:span text:style-name="T39">st </text:span><text:span text:style-name="T39">car</text:span><text:span text:style-name="T39">d </text:span><text:span text:style-name="T39">yo</text:span><text:span text:style-name="T39">u </text:span><text:span text:style-name="T39">sel</text:span><text:span text:style-name="T39">ect </text:span><text:span text:style-name="T39">wil</text:span><text:span text:style-name="T39">l </text:span><text:span text:style-name="T39">be </text:span><text:span text:style-name="T39">tak</text:span><text:span text:style-name="T39">en </text:span><text:span text:style-name="T39">du</text:span><text:span text:style-name="T39">rin</text:span><text:span text:style-name="T39">g </text:span><text:span text:style-name="T39">ev</text:span><text:span text:style-name="T39">en</text:span><text:span text:style-name="T39">t </text:span><text:span text:style-name="T39">1, </text:span><text:span text:style-name="T39">an</text:span><text:span text:style-name="T39">d </text:span><text:span text:style-name="T39">th</text:span><text:span text:style-name="T39">e </text:span><text:span text:style-name="T39">se</text:span><text:span text:style-name="T39">co</text:span><text:span text:style-name="T39">nd </text:span><text:span text:style-name="T39">car</text:span><text:span text:style-name="T39">d </text:span><text:span text:style-name="T39">du</text:span><text:span text:style-name="T39">rin</text:span><text:span text:style-name="T39">g </text:span><text:span text:style-name="T39">ev</text:span><text:span text:style-name="T39">en</text:span><text:span text:style-name="T39">t </text:span><text:span text:style-name="T39">2.</text:span></text:p>
            <text:p text:style-name="P2"><text:span text:style-name="T39"/></text:p>
            <text:p text:style-name="P2"><text:span text:style-name="T39">E</text:span><text:span text:style-name="T46">1</text:span><text:span text:style-name="T39"> </text:span><text:span text:style-name="T39">is </text:span><text:span text:style-name="T39">ge</text:span><text:span text:style-name="T39">tti</text:span><text:span text:style-name="T39">ng </text:span><text:span text:style-name="T39">an </text:span><text:span text:style-name="T39">Ac</text:span><text:span text:style-name="T39">e</text:span><text:span text:style-name="T39"><text:tab/></text:span><text:span text:style-name="T39"><text:tab/></text:span><text:span text:style-name="T39">E</text:span><text:span text:style-name="T46">2</text:span><text:span text:style-name="T39"> </text:span><text:span text:style-name="T39">is </text:span><text:span text:style-name="T39">ge</text:span><text:span text:style-name="T39">tti</text:span><text:span text:style-name="T39">ng </text:span><text:span text:style-name="T39">a </text:span><text:span text:style-name="T39">Ja</text:span><text:span text:style-name="T39">ck</text:span></text:p>
            <text:p text:style-name="P2"><text:span text:style-name="T39"/></text:p>
            <text:p text:style-name="P2"><text:span text:style-name="T40">Wh</text:span><text:span text:style-name="T40">at </text:span><text:span text:style-name="T40">is </text:span><text:span text:style-name="T40">the </text:span><text:span text:style-name="T40">pro</text:span><text:span text:style-name="T40">ba</text:span><text:span text:style-name="T40">bili</text:span><text:span text:style-name="T40">ty </text:span><text:span text:style-name="T40">Pro</text:span><text:span text:style-name="T40">b(E</text:span><text:span text:style-name="T47">2</text:span><text:span text:style-name="T40">|</text:span><text:span text:style-name="T40">E</text:span><text:span text:style-name="T47">1</text:span><text:span text:style-name="T40">)</text:span><text:span text:style-name="T40">? </text:span><text:span text:style-name="T40">(Th</text:span><text:span text:style-name="T40">e </text:span><text:span text:style-name="T40">pro</text:span><text:span text:style-name="T40">ba</text:span><text:span text:style-name="T40">bili</text:span><text:span text:style-name="T40">ty </text:span><text:span text:style-name="T40">of </text:span><text:span text:style-name="T40">E</text:span><text:span text:style-name="T47">2</text:span><text:span text:style-name="T40"> </text:span><text:span text:style-name="T40">occ</text:span><text:span text:style-name="T40">urri</text:span><text:span text:style-name="T40">ng, </text:span><text:span text:style-name="T40">giv</text:span><text:span text:style-name="T40">en </text:span><text:span text:style-name="T40">tha</text:span><text:span text:style-name="T40">t E</text:span><text:span text:style-name="T47">1</text:span><text:span text:style-name="T40"> </text:span><text:span text:style-name="T40">has </text:span><text:span text:style-name="T40">occ</text:span><text:span text:style-name="T40">urr</text:span><text:span text:style-name="T40">ed?</text:span><text:span text:style-name="T40">)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5" draw:text-style-name="P15" draw:layer="layout" svg:width="5.744cm" svg:height="8.778cm" svg:x="21.858cm" svg:y="2.404cm">
          <draw:text-box>
            <text:p text:style-name="P6"><text:span text:style-name="T27">Not</text:span><text:span text:style-name="T27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6"><text:span text:style-name="T17">The </text:span><text:span text:style-name="T17">Sum </text:span><text:span text:style-name="T17">Rule</text:span></text:p>
            <text:p text:style-name="P6"><text:span text:style-name="T16">Prob(E</text:span><text:span text:style-name="T29">1</text:span><text:span text:style-name="T30"> or E</text:span><text:span text:style-name="T29">2</text:span><text:span text:style-name="T30">) </text:span><text:span text:style-name="T30">=</text:span><text:span text:style-name="T30"><text:line-break/></text:span><text:span text:style-name="T30">Prob(E</text:span><text:span text:style-name="T29">1</text:span><text:span text:style-name="T30">) + </text:span><text:span text:style-name="T30">Prob(E</text:span><text:span text:style-name="T29">2</text:span><text:span text:style-name="T30">)</text:span><text:span text:style-name="T30"><text:line-break/></text:span><text:span text:style-name="T30"> – </text:span><text:span text:style-name="T30">Prob(E</text:span><text:span text:style-name="T29">1</text:span><text:span text:style-name="T30"> and </text:span><text:span text:style-name="T30">E</text:span><text:span text:style-name="T29">2</text:span><text:span text:style-name="T30">)</text:span></text:p>
            <text:p text:style-name="P6"><text:span text:style-name="T30"/></text:p>
            <text:p text:style-name="P6"><text:span text:style-name="T30">Two </text:span><text:span text:style-name="T30">events </text:span><text:span text:style-name="T30">are </text:span><text:span text:style-name="T28">indep</text:span><text:span text:style-name="T28">enden</text:span><text:span text:style-name="T28">t</text:span><text:span text:style-name="T37"> if </text:span><text:span text:style-name="T37">one </text:span><text:span text:style-name="T37">does </text:span><text:span text:style-name="T37">not </text:span><text:span text:style-name="T37">influe</text:span><text:span text:style-name="T37">nce </text:span><text:span text:style-name="T37">the </text:span><text:span text:style-name="T37">oth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4. </text:span><text:span text:style-name="T4">T</text:span><text:span text:style-name="T4">h</text:span><text:span text:style-name="T4">e </text:span><text:span text:style-name="T4">P</text:span><text:span text:style-name="T4">ro</text:span><text:span text:style-name="T4">ba</text:span><text:span text:style-name="T4">bi</text:span><text:span text:style-name="T4">li</text:span><text:span text:style-name="T4">ty </text:span><text:span text:style-name="T4">of </text:span><text:span text:style-name="T4">T</text:span><text:span text:style-name="T4">hi</text:span><text:span text:style-name="T4">s </text:span><text:span text:style-name="T4">gi</text:span><text:span text:style-name="T4">ve</text:span><text:span text:style-name="T4">n </text:span><text:span text:style-name="T4">T</text:span><text:span text:style-name="T4">h</text:span><text:span text:style-name="T4">at</text:span></text:p>
          </draw:text-box>
        </draw:frame>
        <draw:frame presentation:style-name="pr30" draw:text-style-name="P12" draw:layer="layout" svg:width="19.791cm" svg:height="11.987cm" svg:x="1.264cm" svg:y="2.97cm">
          <draw:text-box>
            <text:p text:style-name="P2"><text:span text:style-name="T39">W</text:span><text:span text:style-name="T39">he</text:span><text:span text:style-name="T39">n </text:span><text:span text:style-name="T39">sel</text:span><text:span text:style-name="T39">ect</text:span><text:span text:style-name="T39">ing </text:span><text:span text:style-name="T39">tw</text:span><text:span text:style-name="T39">o </text:span><text:span text:style-name="T39">car</text:span><text:span text:style-name="T39">ds </text:span><text:span text:style-name="T39">fro</text:span><text:span text:style-name="T39">m </text:span><text:span text:style-name="T39">a </text:span><text:span text:style-name="T39">de</text:span><text:span text:style-name="T39">ck, </text:span><text:span text:style-name="T39">th</text:span><text:span text:style-name="T39">e </text:span><text:span text:style-name="T39">fir</text:span><text:span text:style-name="T39">st </text:span><text:span text:style-name="T39">car</text:span><text:span text:style-name="T39">d </text:span><text:span text:style-name="T39">yo</text:span><text:span text:style-name="T39">u </text:span><text:span text:style-name="T39">sel</text:span><text:span text:style-name="T39">ect </text:span><text:span text:style-name="T39">wil</text:span><text:span text:style-name="T39">l </text:span><text:span text:style-name="T39">be </text:span><text:span text:style-name="T39">tak</text:span><text:span text:style-name="T39">en </text:span><text:span text:style-name="T39">du</text:span><text:span text:style-name="T39">rin</text:span><text:span text:style-name="T39">g </text:span><text:span text:style-name="T39">ev</text:span><text:span text:style-name="T39">en</text:span><text:span text:style-name="T39">t </text:span><text:span text:style-name="T39">1, </text:span><text:span text:style-name="T39">an</text:span><text:span text:style-name="T39">d </text:span><text:span text:style-name="T39">th</text:span><text:span text:style-name="T39">e </text:span><text:span text:style-name="T39">se</text:span><text:span text:style-name="T39">co</text:span><text:span text:style-name="T39">nd </text:span><text:span text:style-name="T39">car</text:span><text:span text:style-name="T39">d </text:span><text:span text:style-name="T39">du</text:span><text:span text:style-name="T39">rin</text:span><text:span text:style-name="T39">g </text:span><text:span text:style-name="T39">ev</text:span><text:span text:style-name="T39">en</text:span><text:span text:style-name="T39">t </text:span><text:span text:style-name="T39">2.</text:span></text:p>
            <text:p text:style-name="P2"><text:span text:style-name="T39"/></text:p>
            <text:p text:style-name="P2"><text:span text:style-name="T39">E</text:span><text:span text:style-name="T46">1</text:span><text:span text:style-name="T39"> </text:span><text:span text:style-name="T39">is </text:span><text:span text:style-name="T39">ge</text:span><text:span text:style-name="T39">tti</text:span><text:span text:style-name="T39">ng </text:span><text:span text:style-name="T39">an </text:span><text:span text:style-name="T39">Ac</text:span><text:span text:style-name="T39">e</text:span><text:span text:style-name="T39"><text:tab/></text:span><text:span text:style-name="T39"><text:tab/></text:span><text:span text:style-name="T39">E</text:span><text:span text:style-name="T46">2</text:span><text:span text:style-name="T39"> </text:span><text:span text:style-name="T39">is </text:span><text:span text:style-name="T39">ge</text:span><text:span text:style-name="T39">tti</text:span><text:span text:style-name="T39">ng </text:span><text:span text:style-name="T39">a </text:span><text:span text:style-name="T39">Ja</text:span><text:span text:style-name="T39">ck</text:span></text:p>
            <text:p text:style-name="P2"><text:span text:style-name="T39"/></text:p>
            <text:p text:style-name="P2"><text:span text:style-name="T40">Wh</text:span><text:span text:style-name="T40">at </text:span><text:span text:style-name="T40">is </text:span><text:span text:style-name="T40">the </text:span><text:span text:style-name="T40">pro</text:span><text:span text:style-name="T40">ba</text:span><text:span text:style-name="T40">bili</text:span><text:span text:style-name="T40">ty </text:span><text:span text:style-name="T40">Pro</text:span><text:span text:style-name="T40">b(E</text:span><text:span text:style-name="T47">2</text:span><text:span text:style-name="T40">|</text:span><text:span text:style-name="T40">E</text:span><text:span text:style-name="T47">1</text:span><text:span text:style-name="T40">)</text:span><text:span text:style-name="T40">? </text:span><text:span text:style-name="T40">(Th</text:span><text:span text:style-name="T40">e </text:span><text:span text:style-name="T40">pro</text:span><text:span text:style-name="T40">ba</text:span><text:span text:style-name="T40">bili</text:span><text:span text:style-name="T40">ty </text:span><text:span text:style-name="T40">of </text:span><text:span text:style-name="T40">E</text:span><text:span text:style-name="T47">2</text:span><text:span text:style-name="T40"> </text:span><text:span text:style-name="T40">occ</text:span><text:span text:style-name="T40">urri</text:span><text:span text:style-name="T40">ng, </text:span><text:span text:style-name="T40">giv</text:span><text:span text:style-name="T40">en </text:span><text:span text:style-name="T40">tha</text:span><text:span text:style-name="T40">t E</text:span><text:span text:style-name="T47">1</text:span><text:span text:style-name="T40"> </text:span><text:span text:style-name="T40">has </text:span><text:span text:style-name="T40">occ</text:span><text:span text:style-name="T40">urr</text:span><text:span text:style-name="T40">ed?</text:span><text:span text:style-name="T40">)</text:span></text:p>
            <text:p text:style-name="P2"><text:span text:style-name="T40"/></text:p>
            <text:p text:style-name="P2"><text:span text:style-name="T48">Aft</text:span><text:span text:style-name="T48">er </text:span><text:span text:style-name="T48">E</text:span><text:span text:style-name="T49">1</text:span><text:span text:style-name="T48"> </text:span><text:span text:style-name="T48">is </text:span><text:span text:style-name="T48">ch</text:span><text:span text:style-name="T48">os</text:span><text:span text:style-name="T48">en, </text:span><text:span text:style-name="T48">the </text:span><text:span text:style-name="T48">de</text:span><text:span text:style-name="T48">ck </text:span><text:span text:style-name="T48">siz</text:span><text:span text:style-name="T48">e is </text:span><text:span text:style-name="T48">51. </text:span><text:span text:style-name="T48">So,</text:span></text:p>
            <text:p text:style-name="P6"><text:span text:style-name="T42">Pr</text:span><text:span text:style-name="T42">ob(</text:span><text:span text:style-name="T42">E</text:span><text:span text:style-name="T50">2</text:span><text:span text:style-name="T42">|</text:span><text:span text:style-name="T42">E</text:span><text:span text:style-name="T50">1</text:span><text:span text:style-name="T42">) </text:span><text:span text:style-name="T42">= </text:span><text:span text:style-name="T42">4/5</text:span><text:span text:style-name="T42">1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5" draw:text-style-name="P15" draw:layer="layout" svg:width="5.744cm" svg:height="8.778cm" svg:x="21.858cm" svg:y="2.404cm">
          <draw:text-box>
            <text:p text:style-name="P6"><text:span text:style-name="T27">Not</text:span><text:span text:style-name="T27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6"><text:span text:style-name="T17">The </text:span><text:span text:style-name="T17">Sum </text:span><text:span text:style-name="T17">Rule</text:span></text:p>
            <text:p text:style-name="P6"><text:span text:style-name="T16">Prob(E</text:span><text:span text:style-name="T29">1</text:span><text:span text:style-name="T30"> or E</text:span><text:span text:style-name="T29">2</text:span><text:span text:style-name="T30">) </text:span><text:span text:style-name="T30">=</text:span><text:span text:style-name="T30"><text:line-break/></text:span><text:span text:style-name="T30">Prob(E</text:span><text:span text:style-name="T29">1</text:span><text:span text:style-name="T30">) + </text:span><text:span text:style-name="T30">Prob(E</text:span><text:span text:style-name="T29">2</text:span><text:span text:style-name="T30">)</text:span><text:span text:style-name="T30"><text:line-break/></text:span><text:span text:style-name="T30"> – </text:span><text:span text:style-name="T30">Prob(E</text:span><text:span text:style-name="T29">1</text:span><text:span text:style-name="T30"> and </text:span><text:span text:style-name="T30">E</text:span><text:span text:style-name="T29">2</text:span><text:span text:style-name="T30">)</text:span></text:p>
            <text:p text:style-name="P6"><text:span text:style-name="T30"/></text:p>
            <text:p text:style-name="P6"><text:span text:style-name="T30">Two </text:span><text:span text:style-name="T30">events </text:span><text:span text:style-name="T30">are </text:span><text:span text:style-name="T28">indep</text:span><text:span text:style-name="T28">enden</text:span><text:span text:style-name="T28">t</text:span><text:span text:style-name="T37"> if </text:span><text:span text:style-name="T37">one </text:span><text:span text:style-name="T37">does </text:span><text:span text:style-name="T37">not </text:span><text:span text:style-name="T37">influe</text:span><text:span text:style-name="T37">nce </text:span><text:span text:style-name="T37">the </text:span><text:span text:style-name="T37">oth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9">T</text:span><text:span text:style-name="T9">h</text:span><text:span text:style-name="T9">e </text:span><text:span text:style-name="T9">P</text:span><text:span text:style-name="T9">r</text:span><text:span text:style-name="T9">o</text:span><text:span text:style-name="T9">d</text:span><text:span text:style-name="T9">u</text:span><text:span text:style-name="T9">c</text:span><text:span text:style-name="T9">t </text:span><text:span text:style-name="T9">R</text:span><text:span text:style-name="T9">u</text:span><text:span text:style-name="T9">l</text:span><text:span text:style-name="T9">e</text:span><text:span text:style-name="T9"><text:line-break/></text:span><text:span text:style-name="T51">&amp; </text:span><text:span text:style-name="T51">t</text:span><text:span text:style-name="T51">h</text:span><text:span text:style-name="T51">e </text:span><text:span text:style-name="T51">G</text:span><text:span text:style-name="T51">e</text:span><text:span text:style-name="T51">n</text:span><text:span text:style-name="T51">e</text:span><text:span text:style-name="T51">r</text:span><text:span text:style-name="T51">a</text:span><text:span text:style-name="T51">l </text:span><text:span text:style-name="T51">P</text:span><text:span text:style-name="T51">r</text:span><text:span text:style-name="T51">o</text:span><text:span text:style-name="T51">d</text:span><text:span text:style-name="T51">u</text:span><text:span text:style-name="T51">c</text:span><text:span text:style-name="T51">t </text:span><text:span text:style-name="T51">R</text:span><text:span text:style-name="T51">u</text:span><text:span text:style-name="T51">l</text:span><text:span text:style-name="T51">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5. </text:span><text:span text:style-name="T4">T</text:span><text:span text:style-name="T4">h</text:span><text:span text:style-name="T4">e </text:span><text:span text:style-name="T4">P</text:span><text:span text:style-name="T4">ro</text:span><text:span text:style-name="T4">d</text:span><text:span text:style-name="T4">uc</text:span><text:span text:style-name="T4">t </text:span><text:span text:style-name="T4">R</text:span><text:span text:style-name="T4">ul</text:span><text:span text:style-name="T4">e</text:span></text:p>
          </draw:text-box>
        </draw:frame>
        <draw:frame presentation:style-name="pr31" draw:text-style-name="P12" draw:layer="layout" svg:width="19.791cm" svg:height="3.911cm" svg:x="1.048cm" svg:y="9.665cm">
          <draw:text-box>
            <text:p text:style-name="P2"><text:span text:style-name="T10">If </text:span><text:span text:style-name="T10">the </text:span><text:span text:style-name="T10">occ</text:span><text:span text:style-name="T10">urr</text:span><text:span text:style-name="T10">enc</text:span><text:span text:style-name="T10">e </text:span><text:span text:style-name="T10">of </text:span><text:span text:style-name="T10">one </text:span><text:span text:style-name="T10">eve</text:span><text:span text:style-name="T10">nt </text:span><text:span text:style-name="T10">doe</text:span><text:span text:style-name="T10">sn’t </text:span><text:span text:style-name="T10">aff</text:span><text:span text:style-name="T10">ect </text:span><text:span text:style-name="T10">the </text:span><text:span text:style-name="T10">pro</text:span><text:span text:style-name="T10">bab</text:span><text:span text:style-name="T10">ility </text:span><text:span text:style-name="T10">for </text:span><text:span text:style-name="T10">the </text:span><text:span text:style-name="T10">oth</text:span><text:span text:style-name="T10">er </text:span><text:span text:style-name="T10">eve</text:span><text:span text:style-name="T10">nt, </text:span><text:span text:style-name="T10">the</text:span><text:span text:style-name="T10">n </text:span><text:span text:style-name="T10">you </text:span><text:span text:style-name="T10">can </text:span><text:span text:style-name="T10">use </text:span><text:span text:style-name="T10">this </text:span><text:span text:style-name="T10">rul</text:span><text:span text:style-name="T10">e. </text:span><text:span text:style-name="T10">Ot</text:span><text:span text:style-name="T10">her</text:span><text:span text:style-name="T10">wis</text:span><text:span text:style-name="T10">e, </text:span><text:span text:style-name="T10">you </text:span><text:span text:style-name="T10">nee</text:span><text:span text:style-name="T10">d </text:span><text:span text:style-name="T10">the </text:span><text:span text:style-name="T10">gen</text:span><text:span text:style-name="T10">eral </text:span><text:span text:style-name="T10">pro</text:span><text:span text:style-name="T10">duc</text:span><text:span text:style-name="T10">t </text:span><text:span text:style-name="T10">rul</text:span><text:span text:style-name="T10">e.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7" draw:text-style-name="P15" draw:layer="layout" svg:width="5.744cm" svg:height="9.784cm" svg:x="21.858cm" svg:y="2.404cm">
          <draw:text-box>
            <text:p text:style-name="P6"><text:span text:style-name="T27">Not</text:span><text:span text:style-name="T27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6"><text:span text:style-name="T17">The </text:span><text:span text:style-name="T17">Sum </text:span><text:span text:style-name="T17">Rule</text:span></text:p>
            <text:p text:style-name="P6"><text:span text:style-name="T16">Prob(E</text:span><text:span text:style-name="T29">1</text:span><text:span text:style-name="T30"> or E</text:span><text:span text:style-name="T29">2</text:span><text:span text:style-name="T30">) </text:span><text:span text:style-name="T30">=</text:span><text:span text:style-name="T30"><text:line-break/></text:span><text:span text:style-name="T30">Prob(E</text:span><text:span text:style-name="T29">1</text:span><text:span text:style-name="T30">) + </text:span><text:span text:style-name="T30">Prob(E</text:span><text:span text:style-name="T29">2</text:span><text:span text:style-name="T30">)</text:span><text:span text:style-name="T30"><text:line-break/></text:span><text:span text:style-name="T30"> – </text:span><text:span text:style-name="T30">Prob(E</text:span><text:span text:style-name="T29">1</text:span><text:span text:style-name="T30"> and </text:span><text:span text:style-name="T30">E</text:span><text:span text:style-name="T29">2</text:span><text:span text:style-name="T30">)</text:span></text:p>
            <text:p text:style-name="P6"><text:span text:style-name="T30"/></text:p>
            <text:p text:style-name="P6"><text:span text:style-name="T30">Two </text:span><text:span text:style-name="T30">events </text:span><text:span text:style-name="T30">are </text:span><text:span text:style-name="T28">indep</text:span><text:span text:style-name="T28">enden</text:span><text:span text:style-name="T28">t</text:span><text:span text:style-name="T37"> if </text:span><text:span text:style-name="T37">one </text:span><text:span text:style-name="T37">does </text:span><text:span text:style-name="T37">not </text:span><text:span text:style-name="T37">influe</text:span><text:span text:style-name="T37">nce </text:span><text:span text:style-name="T37">the </text:span><text:span text:style-name="T37">other.</text:span></text:p>
            <text:p text:style-name="P6"><text:span text:style-name="T37"/></text:p>
            <text:p text:style-name="P6"><text:span text:style-name="T28">The </text:span><text:span text:style-name="T28">Basic </text:span><text:span text:style-name="T28">Produ</text:span><text:span text:style-name="T28">ct </text:span><text:span text:style-name="T28">Rule</text:span></text:p>
            <text:p text:style-name="P6"><text:span text:style-name="T16">Prob(E</text:span><text:span text:style-name="T29">1</text:span><text:span text:style-name="T30"> and </text:span><text:span text:style-name="T30">E</text:span><text:span text:style-name="T29">2</text:span><text:span text:style-name="T30">) =</text:span><text:span text:style-name="T30"><text:line-break/></text:span><text:span text:style-name="T30">Prob(E</text:span><text:span text:style-name="T29">1</text:span><text:span text:style-name="T30">) * </text:span><text:span text:style-name="T30">Prob(E</text:span><text:span text:style-name="T29">2</text:span><text:span text:style-name="T30">)</text:span></text:p>
          </draw:text-box>
        </draw:frame>
        <draw:frame presentation:style-name="pr32" draw:text-style-name="P16" draw:layer="layout" svg:width="19.791cm" svg:height="6.476cm" svg:x="1.013cm" svg:y="2.756cm">
          <draw:text-box>
            <text:p text:style-name="P2"><text:span text:style-name="T43">If E</text:span><text:span text:style-name="T44">1</text:span><text:span text:style-name="T43"> </text:span><text:span text:style-name="T43">and </text:span><text:span text:style-name="T43">E</text:span><text:span text:style-name="T44">2</text:span><text:span text:style-name="T43"> </text:span><text:span text:style-name="T43">are </text:span><text:span text:style-name="T52">ind</text:span><text:span text:style-name="T52">epe</text:span><text:span text:style-name="T52">nde</text:span><text:span text:style-name="T52">nt</text:span><text:span text:style-name="T43"> </text:span><text:span text:style-name="T43">eve</text:span><text:span text:style-name="T43">nts </text:span><text:span text:style-name="T43">in a </text:span><text:span text:style-name="T43">giv</text:span><text:span text:style-name="T43">en </text:span><text:span text:style-name="T43">exp</text:span><text:span text:style-name="T43">eri</text:span><text:span text:style-name="T43">me</text:span><text:span text:style-name="T43">nt, </text:span><text:span text:style-name="T43">the</text:span><text:span text:style-name="T43">n </text:span><text:span text:style-name="T43">the </text:span><text:span text:style-name="T43">pro</text:span><text:span text:style-name="T43">bab</text:span><text:span text:style-name="T43">ility </text:span><text:span text:style-name="T43">tha</text:span><text:span text:style-name="T43">t </text:span><text:span text:style-name="T43">bot</text:span><text:span text:style-name="T43">h E</text:span><text:span text:style-name="T44">1</text:span><text:span text:style-name="T43"> </text:span><text:span text:style-name="T43">and </text:span><text:span text:style-name="T43">E</text:span><text:span text:style-name="T44">2</text:span><text:span text:style-name="T43"> </text:span><text:span text:style-name="T43">occ</text:span><text:span text:style-name="T43">ur </text:span><text:span text:style-name="T43">is </text:span><text:span text:style-name="T43">the </text:span><text:span text:style-name="T43">pro</text:span><text:span text:style-name="T43">duc</text:span><text:span text:style-name="T43">t of </text:span><text:span text:style-name="T43">Pro</text:span><text:span text:style-name="T43">b(E</text:span><text:span text:style-name="T44">1</text:span><text:span text:style-name="T43">) </text:span><text:span text:style-name="T43">and </text:span><text:span text:style-name="T43">Pro</text:span><text:span text:style-name="T43">b(E</text:span><text:span text:style-name="T44">2</text:span><text:span text:style-name="T43">).</text:span></text:p>
            <text:p text:style-name="P2"><text:span text:style-name="T43"/></text:p>
            <text:p text:style-name="P6"><text:span text:style-name="T43">Pro</text:span><text:span text:style-name="T43">b(E</text:span><text:span text:style-name="T44">1</text:span><text:span text:style-name="T43"> </text:span><text:span text:style-name="T43">and </text:span><text:span text:style-name="T43">E</text:span><text:span text:style-name="T44">2</text:span><text:span text:style-name="T43">) </text:span><text:span text:style-name="T43">= </text:span><text:span text:style-name="T43">Pro</text:span><text:span text:style-name="T43">b(E</text:span><text:span text:style-name="T44">1</text:span><text:span text:style-name="T43">) * </text:span><text:span text:style-name="T43">Pro</text:span><text:span text:style-name="T43">b(E</text:span><text:span text:style-name="T44">2</text:span><text:span text:style-name="T43">)</text:span><text:span text:style-name="T43"><text:line-break/></text:span><text:span text:style-name="T43"/></text:p>
            <text:p text:style-name="P13"><text:span text:style-name="T19">From </text:span><text:span text:style-name="T19">Discr</text:span><text:span text:style-name="T19">ete </text:span><text:span text:style-name="T19">Math</text:span><text:span text:style-name="T19">emat</text:span><text:span text:style-name="T19">ics, </text:span><text:span text:style-name="T19">Ensle</text:span><text:span text:style-name="T19">y &amp; </text:span><text:span text:style-name="T19">Crawl</text:span><text:span text:style-name="T19">ey, </text:span><text:span text:style-name="T19">page </text:span><text:span text:style-name="T19">45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5. </text:span><text:span text:style-name="T4">T</text:span><text:span text:style-name="T4">h</text:span><text:span text:style-name="T4">e </text:span><text:span text:style-name="T4">P</text:span><text:span text:style-name="T4">ro</text:span><text:span text:style-name="T4">d</text:span><text:span text:style-name="T4">uc</text:span><text:span text:style-name="T4">t </text:span><text:span text:style-name="T4">R</text:span><text:span text:style-name="T4">ul</text:span><text:span text:style-name="T4">e</text:span></text:p>
          </draw:text-box>
        </draw:frame>
        <draw:frame presentation:style-name="pr33" draw:text-style-name="P12" draw:layer="layout" svg:width="19.791cm" svg:height="3.911cm" svg:x="0.697cm" svg:y="3.078cm">
          <draw:text-box>
            <text:p text:style-name="P2"><text:span text:style-name="T10">You </text:span><text:span text:style-name="T10">are </text:span><text:span text:style-name="T10">roll</text:span><text:span text:style-name="T10">ing </text:span><text:span text:style-name="T10">a </text:span><text:span text:style-name="T10">die </text:span><text:span text:style-name="T10">twi</text:span><text:span text:style-name="T10">ce. </text:span><text:span text:style-name="T10">Wh</text:span><text:span text:style-name="T10">at </text:span><text:span text:style-name="T10">is </text:span><text:span text:style-name="T10">the </text:span><text:span text:style-name="T10">pro</text:span><text:span text:style-name="T10">bab</text:span><text:span text:style-name="T10">ility </text:span><text:span text:style-name="T10">tha</text:span><text:span text:style-name="T10">t </text:span><text:span text:style-name="T53">you </text:span><text:span text:style-name="T53">get </text:span><text:span text:style-name="T53">on</text:span><text:span text:style-name="T53">e 5 </text:span><text:span text:style-name="T53">an</text:span><text:span text:style-name="T53">d </text:span><text:span text:style-name="T53">on</text:span><text:span text:style-name="T53">e </text:span><text:span text:style-name="T53">6?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7" draw:text-style-name="P15" draw:layer="layout" svg:width="5.744cm" svg:height="9.784cm" svg:x="21.858cm" svg:y="2.404cm">
          <draw:text-box>
            <text:p text:style-name="P6"><text:span text:style-name="T27">Not</text:span><text:span text:style-name="T27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6"><text:span text:style-name="T17">The </text:span><text:span text:style-name="T17">Sum </text:span><text:span text:style-name="T17">Rule</text:span></text:p>
            <text:p text:style-name="P6"><text:span text:style-name="T16">Prob(E</text:span><text:span text:style-name="T29">1</text:span><text:span text:style-name="T30"> or E</text:span><text:span text:style-name="T29">2</text:span><text:span text:style-name="T30">) </text:span><text:span text:style-name="T30">=</text:span><text:span text:style-name="T30"><text:line-break/></text:span><text:span text:style-name="T30">Prob(E</text:span><text:span text:style-name="T29">1</text:span><text:span text:style-name="T30">) + </text:span><text:span text:style-name="T30">Prob(E</text:span><text:span text:style-name="T29">2</text:span><text:span text:style-name="T30">)</text:span><text:span text:style-name="T30"><text:line-break/></text:span><text:span text:style-name="T30"> – </text:span><text:span text:style-name="T30">Prob(E</text:span><text:span text:style-name="T29">1</text:span><text:span text:style-name="T30"> and </text:span><text:span text:style-name="T30">E</text:span><text:span text:style-name="T29">2</text:span><text:span text:style-name="T30">)</text:span></text:p>
            <text:p text:style-name="P6"><text:span text:style-name="T30"/></text:p>
            <text:p text:style-name="P6"><text:span text:style-name="T30">Two </text:span><text:span text:style-name="T30">events </text:span><text:span text:style-name="T30">are </text:span><text:span text:style-name="T28">indep</text:span><text:span text:style-name="T28">enden</text:span><text:span text:style-name="T28">t</text:span><text:span text:style-name="T37"> if </text:span><text:span text:style-name="T37">one </text:span><text:span text:style-name="T37">does </text:span><text:span text:style-name="T37">not </text:span><text:span text:style-name="T37">influe</text:span><text:span text:style-name="T37">nce </text:span><text:span text:style-name="T37">the </text:span><text:span text:style-name="T37">other.</text:span></text:p>
            <text:p text:style-name="P6"><text:span text:style-name="T37"/></text:p>
            <text:p text:style-name="P6"><text:span text:style-name="T28">The </text:span><text:span text:style-name="T28">Basic </text:span><text:span text:style-name="T28">Produ</text:span><text:span text:style-name="T28">ct </text:span><text:span text:style-name="T28">Rule</text:span></text:p>
            <text:p text:style-name="P6"><text:span text:style-name="T16">Prob(E</text:span><text:span text:style-name="T29">1</text:span><text:span text:style-name="T30"> and </text:span><text:span text:style-name="T30">E</text:span><text:span text:style-name="T29">2</text:span><text:span text:style-name="T30">) =</text:span><text:span text:style-name="T30"><text:line-break/></text:span><text:span text:style-name="T30">Prob(E</text:span><text:span text:style-name="T29">1</text:span><text:span text:style-name="T30">) * </text:span><text:span text:style-name="T30">Prob(E</text:span><text:span text:style-name="T29">2</text:span><text:span text:style-name="T30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5. </text:span><text:span text:style-name="T4">T</text:span><text:span text:style-name="T4">h</text:span><text:span text:style-name="T4">e </text:span><text:span text:style-name="T4">P</text:span><text:span text:style-name="T4">ro</text:span><text:span text:style-name="T4">d</text:span><text:span text:style-name="T4">uc</text:span><text:span text:style-name="T4">t </text:span><text:span text:style-name="T4">R</text:span><text:span text:style-name="T4">ul</text:span><text:span text:style-name="T4">e</text:span></text:p>
          </draw:text-box>
        </draw:frame>
        <draw:frame presentation:style-name="pr34" draw:text-style-name="P12" draw:layer="layout" svg:width="19.791cm" svg:height="4.747cm" svg:x="0.697cm" svg:y="3.078cm">
          <draw:text-box>
            <text:p text:style-name="P2"><text:span text:style-name="T10">You </text:span><text:span text:style-name="T10">are </text:span><text:span text:style-name="T10">roll</text:span><text:span text:style-name="T10">ing </text:span><text:span text:style-name="T10">a </text:span><text:span text:style-name="T10">die </text:span><text:span text:style-name="T10">twi</text:span><text:span text:style-name="T10">ce. </text:span><text:span text:style-name="T10">Wh</text:span><text:span text:style-name="T10">at </text:span><text:span text:style-name="T10">is </text:span><text:span text:style-name="T10">the </text:span><text:span text:style-name="T10">pro</text:span><text:span text:style-name="T10">bab</text:span><text:span text:style-name="T10">ility </text:span><text:span text:style-name="T10">tha</text:span><text:span text:style-name="T10">t </text:span><text:span text:style-name="T53">you </text:span><text:span text:style-name="T53">get </text:span><text:span text:style-name="T53">on</text:span><text:span text:style-name="T53">e 5 </text:span><text:span text:style-name="T53">an</text:span><text:span text:style-name="T53">d </text:span><text:span text:style-name="T53">on</text:span><text:span text:style-name="T53">e </text:span><text:span text:style-name="T53">6?</text:span></text:p>
            <text:list text:style-name="L1">
              <text:list-item>
                <text:p text:style-name="P2"><text:span text:style-name="T53">S </text:span><text:span text:style-name="T53">= </text:span><text:span text:style-name="T53">3</text:span><text:span text:style-name="T53">6</text:span></text:p>
              </text:list-item>
              <text:list-item>
                <text:p text:style-name="P2"><text:span text:style-name="T53">E</text:span><text:span text:style-name="T54">1</text:span><text:span text:style-name="T53"> </text:span><text:span text:style-name="T53">= </text:span><text:span text:style-name="T53">g</text:span><text:span text:style-name="T53">e</text:span><text:span text:style-name="T53">t </text:span><text:span text:style-name="T53">o</text:span><text:span text:style-name="T53">n</text:span><text:span text:style-name="T53">e </text:span><text:span text:style-name="T53">5, </text:span><text:span text:style-name="T53">n(</text:span><text:span text:style-name="T53">E</text:span><text:span text:style-name="T54">1</text:span><text:span text:style-name="T53">) </text:span><text:span text:style-name="T53">= </text:span><text:span text:style-name="T53">1</text:span><text:span text:style-name="T53">0</text:span><text:span text:style-name="T53"><text:tab/></text:span><text:span text:style-name="T53"><text:tab/></text:span><text:span text:style-name="T55">Pr</text:span><text:span text:style-name="T55">o</text:span><text:span text:style-name="T55">b(</text:span><text:span text:style-name="T55">E</text:span><text:span text:style-name="T56">1</text:span><text:span text:style-name="T55">) </text:span><text:span text:style-name="T55">= </text:span><text:span text:style-name="T55">1</text:span><text:span text:style-name="T55">0/</text:span><text:span text:style-name="T55">3</text:span><text:span text:style-name="T55">6 </text:span><text:span text:style-name="T55">= </text:span><text:span text:style-name="T55">5/</text:span><text:span text:style-name="T55">1</text:span><text:span text:style-name="T55">8</text:span></text:p>
              </text:list-item>
              <text:list-item>
                <text:p text:style-name="P2"><text:span text:style-name="T53">E</text:span><text:span text:style-name="T54">2</text:span><text:span text:style-name="T53"> </text:span><text:span text:style-name="T53">= </text:span><text:span text:style-name="T53">g</text:span><text:span text:style-name="T53">e</text:span><text:span text:style-name="T53">t </text:span><text:span text:style-name="T53">o</text:span><text:span text:style-name="T53">n</text:span><text:span text:style-name="T53">e </text:span><text:span text:style-name="T53">6, </text:span><text:span text:style-name="T53">n(</text:span><text:span text:style-name="T53">E</text:span><text:span text:style-name="T54">2</text:span><text:span text:style-name="T53">) </text:span><text:span text:style-name="T53">= </text:span><text:span text:style-name="T53">1</text:span><text:span text:style-name="T53">0</text:span><text:span text:style-name="T53"><text:tab/></text:span><text:span text:style-name="T53"><text:tab/></text:span><text:span text:style-name="T55">Pr</text:span><text:span text:style-name="T55">o</text:span><text:span text:style-name="T55">b(</text:span><text:span text:style-name="T55">E</text:span><text:span text:style-name="T56">2</text:span><text:span text:style-name="T55">) </text:span><text:span text:style-name="T55">= </text:span><text:span text:style-name="T55">1</text:span><text:span text:style-name="T55">0/</text:span><text:span text:style-name="T55">3</text:span><text:span text:style-name="T55">6 </text:span><text:span text:style-name="T55">= </text:span><text:span text:style-name="T55">5/</text:span><text:span text:style-name="T55">1</text:span><text:span text:style-name="T55">8</text:span></text:p>
              </text:list-item>
            </text:list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7" draw:text-style-name="P15" draw:layer="layout" svg:width="5.744cm" svg:height="9.784cm" svg:x="21.858cm" svg:y="2.404cm">
          <draw:text-box>
            <text:p text:style-name="P6"><text:span text:style-name="T27">Not</text:span><text:span text:style-name="T27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6"><text:span text:style-name="T17">The </text:span><text:span text:style-name="T17">Sum </text:span><text:span text:style-name="T17">Rule</text:span></text:p>
            <text:p text:style-name="P6"><text:span text:style-name="T16">Prob(E</text:span><text:span text:style-name="T29">1</text:span><text:span text:style-name="T30"> or E</text:span><text:span text:style-name="T29">2</text:span><text:span text:style-name="T30">) </text:span><text:span text:style-name="T30">=</text:span><text:span text:style-name="T30"><text:line-break/></text:span><text:span text:style-name="T30">Prob(E</text:span><text:span text:style-name="T29">1</text:span><text:span text:style-name="T30">) + </text:span><text:span text:style-name="T30">Prob(E</text:span><text:span text:style-name="T29">2</text:span><text:span text:style-name="T30">)</text:span><text:span text:style-name="T30"><text:line-break/></text:span><text:span text:style-name="T30"> – </text:span><text:span text:style-name="T30">Prob(E</text:span><text:span text:style-name="T29">1</text:span><text:span text:style-name="T30"> and </text:span><text:span text:style-name="T30">E</text:span><text:span text:style-name="T29">2</text:span><text:span text:style-name="T30">)</text:span></text:p>
            <text:p text:style-name="P6"><text:span text:style-name="T30"/></text:p>
            <text:p text:style-name="P6"><text:span text:style-name="T30">Two </text:span><text:span text:style-name="T30">events </text:span><text:span text:style-name="T30">are </text:span><text:span text:style-name="T28">indep</text:span><text:span text:style-name="T28">enden</text:span><text:span text:style-name="T28">t</text:span><text:span text:style-name="T37"> if </text:span><text:span text:style-name="T37">one </text:span><text:span text:style-name="T37">does </text:span><text:span text:style-name="T37">not </text:span><text:span text:style-name="T37">influe</text:span><text:span text:style-name="T37">nce </text:span><text:span text:style-name="T37">the </text:span><text:span text:style-name="T37">other.</text:span></text:p>
            <text:p text:style-name="P6"><text:span text:style-name="T37"/></text:p>
            <text:p text:style-name="P6"><text:span text:style-name="T28">The </text:span><text:span text:style-name="T28">Basic </text:span><text:span text:style-name="T28">Produ</text:span><text:span text:style-name="T28">ct </text:span><text:span text:style-name="T28">Rule</text:span></text:p>
            <text:p text:style-name="P6"><text:span text:style-name="T16">Prob(E</text:span><text:span text:style-name="T29">1</text:span><text:span text:style-name="T30"> and </text:span><text:span text:style-name="T30">E</text:span><text:span text:style-name="T29">2</text:span><text:span text:style-name="T30">) =</text:span><text:span text:style-name="T30"><text:line-break/></text:span><text:span text:style-name="T30">Prob(E</text:span><text:span text:style-name="T29">1</text:span><text:span text:style-name="T30">) * </text:span><text:span text:style-name="T30">Prob(E</text:span><text:span text:style-name="T29">2</text:span><text:span text:style-name="T30">)</text:span></text:p>
          </draw:text-box>
        </draw:frame>
        <draw:frame draw:style-name="standard" draw:layer="layout" svg:width="9.637cm" svg:height="6.356cm" svg:x="11.528cm" svg:y="8.63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57">Die A</text:span></text:p>
                <text:p text:style-name="P6"><text:span text:style-name="T57">Die B</text:span></text:p>
              </table:table-cell>
              <table:table-cell>
                <text:p text:style-name="P6"><text:span text:style-name="T58">1</text:span></text:p>
              </table:table-cell>
              <table:table-cell>
                <text:p text:style-name="P6"><text:span text:style-name="T58">2</text:span></text:p>
              </table:table-cell>
              <table:table-cell>
                <text:p text:style-name="P6"><text:span text:style-name="T58">3</text:span></text:p>
              </table:table-cell>
              <table:table-cell>
                <text:p text:style-name="P6"><text:span text:style-name="T58">4</text:span></text:p>
              </table:table-cell>
              <table:table-cell>
                <text:p text:style-name="P6"><text:span text:style-name="T58">5</text:span></text:p>
              </table:table-cell>
              <table:table-cell>
                <text:p text:style-name="P6"><text:span text:style-name="T58">6</text:span></text:p>
              </table:table-cell>
            </table:table-row>
            <table:table-row table:style-name="ro2" table:default-cell-style-name="ce2">
              <table:table-cell table:style-name="ce1">
                <text:p text:style-name="P6"><text:span text:style-name="T58">1</text:span></text:p>
              </table:table-cell>
              <table:table-cell>
                <text:p text:style-name="P6"><text:span text:style-name="T59">1, 1</text:span></text:p>
              </table:table-cell>
              <table:table-cell>
                <text:p text:style-name="P6"><text:span text:style-name="T59">1, 2</text:span></text:p>
              </table:table-cell>
              <table:table-cell>
                <text:p text:style-name="P6"><text:span text:style-name="T59">1, 3</text:span></text:p>
              </table:table-cell>
              <table:table-cell>
                <text:p text:style-name="P6"><text:span text:style-name="T59">1, 4</text:span></text:p>
              </table:table-cell>
              <table:table-cell table:style-name="ce3">
                <text:p text:style-name="P6"><text:span text:style-name="T59">1, 5</text:span></text:p>
              </table:table-cell>
              <table:table-cell table:style-name="ce4">
                <text:p text:style-name="P6"><text:span text:style-name="T59">1, 6</text:span></text:p>
              </table:table-cell>
            </table:table-row>
            <table:table-row table:style-name="ro2" table:default-cell-style-name="ce2">
              <table:table-cell table:style-name="ce1">
                <text:p text:style-name="P6"><text:span text:style-name="T58">2</text:span></text:p>
              </table:table-cell>
              <table:table-cell>
                <text:p text:style-name="P6"><text:span text:style-name="T59">2, 1</text:span></text:p>
              </table:table-cell>
              <table:table-cell>
                <text:p text:style-name="P6"><text:span text:style-name="T59">2, 2</text:span></text:p>
              </table:table-cell>
              <table:table-cell>
                <text:p text:style-name="P6"><text:span text:style-name="T59">2, 3</text:span></text:p>
              </table:table-cell>
              <table:table-cell>
                <text:p text:style-name="P6"><text:span text:style-name="T59">2, 4</text:span></text:p>
              </table:table-cell>
              <table:table-cell table:style-name="ce3">
                <text:p text:style-name="P6"><text:span text:style-name="T59">2, 5</text:span></text:p>
              </table:table-cell>
              <table:table-cell table:style-name="ce4">
                <text:p text:style-name="P6"><text:span text:style-name="T59">2, 6</text:span></text:p>
              </table:table-cell>
            </table:table-row>
            <table:table-row table:style-name="ro2" table:default-cell-style-name="ce2">
              <table:table-cell table:style-name="ce1">
                <text:p text:style-name="P6"><text:span text:style-name="T58">3</text:span></text:p>
              </table:table-cell>
              <table:table-cell>
                <text:p text:style-name="P6"><text:span text:style-name="T59">3, 1</text:span></text:p>
              </table:table-cell>
              <table:table-cell>
                <text:p text:style-name="P6"><text:span text:style-name="T59">3, 2</text:span></text:p>
              </table:table-cell>
              <table:table-cell>
                <text:p text:style-name="P6"><text:span text:style-name="T59">3, 3</text:span></text:p>
              </table:table-cell>
              <table:table-cell>
                <text:p text:style-name="P6"><text:span text:style-name="T59">3, 4</text:span></text:p>
              </table:table-cell>
              <table:table-cell table:style-name="ce3">
                <text:p text:style-name="P6"><text:span text:style-name="T59">3, 5</text:span></text:p>
              </table:table-cell>
              <table:table-cell table:style-name="ce4">
                <text:p text:style-name="P6"><text:span text:style-name="T59">3, 6</text:span></text:p>
              </table:table-cell>
            </table:table-row>
            <table:table-row table:style-name="ro2" table:default-cell-style-name="ce2">
              <table:table-cell table:style-name="ce1">
                <text:p text:style-name="P6"><text:span text:style-name="T58">4</text:span></text:p>
              </table:table-cell>
              <table:table-cell>
                <text:p text:style-name="P6"><text:span text:style-name="T59">4, 1</text:span></text:p>
              </table:table-cell>
              <table:table-cell>
                <text:p text:style-name="P6"><text:span text:style-name="T59">4, 2</text:span></text:p>
              </table:table-cell>
              <table:table-cell>
                <text:p text:style-name="P6"><text:span text:style-name="T59">4, 3</text:span></text:p>
              </table:table-cell>
              <table:table-cell>
                <text:p text:style-name="P6"><text:span text:style-name="T59">4, 4</text:span></text:p>
              </table:table-cell>
              <table:table-cell table:style-name="ce3">
                <text:p text:style-name="P6"><text:span text:style-name="T59">4, 5</text:span></text:p>
              </table:table-cell>
              <table:table-cell table:style-name="ce4">
                <text:p text:style-name="P6"><text:span text:style-name="T59">4, 6</text:span></text:p>
              </table:table-cell>
            </table:table-row>
            <table:table-row table:style-name="ro2" table:default-cell-style-name="ce3">
              <table:table-cell table:style-name="ce1">
                <text:p text:style-name="P6"><text:span text:style-name="T58">5</text:span></text:p>
              </table:table-cell>
              <table:table-cell>
                <text:p text:style-name="P6"><text:span text:style-name="T59">5, 1</text:span></text:p>
              </table:table-cell>
              <table:table-cell>
                <text:p text:style-name="P6"><text:span text:style-name="T59">5, 2</text:span></text:p>
              </table:table-cell>
              <table:table-cell>
                <text:p text:style-name="P6"><text:span text:style-name="T59">5, 3</text:span></text:p>
              </table:table-cell>
              <table:table-cell>
                <text:p text:style-name="P6"><text:span text:style-name="T59">5, 4</text:span></text:p>
              </table:table-cell>
              <table:table-cell table:style-name="ce2">
                <text:p text:style-name="P6"><text:span text:style-name="T59">5, 5</text:span></text:p>
              </table:table-cell>
              <table:table-cell table:style-name="ce5">
                <text:p text:style-name="P6"><text:span text:style-name="T59">5, 6</text:span></text:p>
              </table:table-cell>
            </table:table-row>
            <table:table-row table:style-name="ro3" table:default-cell-style-name="ce4">
              <table:table-cell table:style-name="ce1">
                <text:p text:style-name="P6"><text:span text:style-name="T58">6</text:span></text:p>
              </table:table-cell>
              <table:table-cell>
                <text:p text:style-name="P6"><text:span text:style-name="T59">6, 1</text:span></text:p>
              </table:table-cell>
              <table:table-cell>
                <text:p text:style-name="P6"><text:span text:style-name="T59">6, 2</text:span></text:p>
              </table:table-cell>
              <table:table-cell>
                <text:p text:style-name="P6"><text:span text:style-name="T59">6, 3</text:span></text:p>
              </table:table-cell>
              <table:table-cell>
                <text:p text:style-name="P6"><text:span text:style-name="T59">6, 4</text:span></text:p>
              </table:table-cell>
              <table:table-cell table:style-name="ce5">
                <text:p text:style-name="P6"><text:span text:style-name="T59">6, 5</text:span></text:p>
              </table:table-cell>
              <table:table-cell table:style-name="ce2">
                <text:p text:style-name="P6"><text:span text:style-name="T59">6, 6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5. </text:span><text:span text:style-name="T4">T</text:span><text:span text:style-name="T4">h</text:span><text:span text:style-name="T4">e </text:span><text:span text:style-name="T4">P</text:span><text:span text:style-name="T4">ro</text:span><text:span text:style-name="T4">d</text:span><text:span text:style-name="T4">uc</text:span><text:span text:style-name="T4">t </text:span><text:span text:style-name="T4">R</text:span><text:span text:style-name="T4">ul</text:span><text:span text:style-name="T4">e</text:span></text:p>
          </draw:text-box>
        </draw:frame>
        <draw:frame presentation:style-name="pr35" draw:text-style-name="P12" draw:layer="layout" svg:width="19.791cm" svg:height="6.524cm" svg:x="0.697cm" svg:y="3.078cm">
          <draw:text-box>
            <text:p text:style-name="P2"><text:span text:style-name="T10">You </text:span><text:span text:style-name="T10">are </text:span><text:span text:style-name="T10">roll</text:span><text:span text:style-name="T10">ing </text:span><text:span text:style-name="T10">a </text:span><text:span text:style-name="T10">die </text:span><text:span text:style-name="T10">twi</text:span><text:span text:style-name="T10">ce. </text:span><text:span text:style-name="T10">Wh</text:span><text:span text:style-name="T10">at </text:span><text:span text:style-name="T10">is </text:span><text:span text:style-name="T10">the </text:span><text:span text:style-name="T10">pro</text:span><text:span text:style-name="T10">bab</text:span><text:span text:style-name="T10">ility </text:span><text:span text:style-name="T10">tha</text:span><text:span text:style-name="T10">t </text:span><text:span text:style-name="T53">you </text:span><text:span text:style-name="T53">get </text:span><text:span text:style-name="T53">on</text:span><text:span text:style-name="T53">e 5 </text:span><text:span text:style-name="T53">an</text:span><text:span text:style-name="T53">d </text:span><text:span text:style-name="T53">on</text:span><text:span text:style-name="T53">e </text:span><text:span text:style-name="T53">6?</text:span></text:p>
            <text:list text:style-name="L1">
              <text:list-item>
                <text:p text:style-name="P2"><text:span text:style-name="T53">S </text:span><text:span text:style-name="T53">= </text:span><text:span text:style-name="T53">3</text:span><text:span text:style-name="T53">6</text:span></text:p>
              </text:list-item>
              <text:list-item>
                <text:p text:style-name="P2"><text:span text:style-name="T53">E</text:span><text:span text:style-name="T54">1</text:span><text:span text:style-name="T53"> </text:span><text:span text:style-name="T53">= </text:span><text:span text:style-name="T53">g</text:span><text:span text:style-name="T53">e</text:span><text:span text:style-name="T53">t </text:span><text:span text:style-name="T53">o</text:span><text:span text:style-name="T53">n</text:span><text:span text:style-name="T53">e </text:span><text:span text:style-name="T53">5, </text:span><text:span text:style-name="T53">n(</text:span><text:span text:style-name="T53">E</text:span><text:span text:style-name="T54">1</text:span><text:span text:style-name="T53">) </text:span><text:span text:style-name="T53">= </text:span><text:span text:style-name="T53">1</text:span><text:span text:style-name="T53">0</text:span><text:span text:style-name="T53"><text:tab/></text:span><text:span text:style-name="T53"><text:tab/></text:span><text:span text:style-name="T55">Pr</text:span><text:span text:style-name="T55">o</text:span><text:span text:style-name="T55">b(</text:span><text:span text:style-name="T55">E</text:span><text:span text:style-name="T56">1</text:span><text:span text:style-name="T55">) </text:span><text:span text:style-name="T55">= </text:span><text:span text:style-name="T55">1</text:span><text:span text:style-name="T55">0/</text:span><text:span text:style-name="T55">3</text:span><text:span text:style-name="T55">6 </text:span><text:span text:style-name="T55">= </text:span><text:span text:style-name="T55">5/</text:span><text:span text:style-name="T55">1</text:span><text:span text:style-name="T55">8</text:span></text:p>
              </text:list-item>
              <text:list-item>
                <text:p text:style-name="P2"><text:span text:style-name="T53">E</text:span><text:span text:style-name="T54">2</text:span><text:span text:style-name="T53"> </text:span><text:span text:style-name="T53">= </text:span><text:span text:style-name="T53">g</text:span><text:span text:style-name="T53">e</text:span><text:span text:style-name="T53">t </text:span><text:span text:style-name="T53">o</text:span><text:span text:style-name="T53">n</text:span><text:span text:style-name="T53">e </text:span><text:span text:style-name="T53">6, </text:span><text:span text:style-name="T53">n(</text:span><text:span text:style-name="T53">E</text:span><text:span text:style-name="T54">2</text:span><text:span text:style-name="T53">) </text:span><text:span text:style-name="T53">= </text:span><text:span text:style-name="T53">1</text:span><text:span text:style-name="T53">0</text:span><text:span text:style-name="T53"><text:tab/></text:span><text:span text:style-name="T53"><text:tab/></text:span><text:span text:style-name="T55">Pr</text:span><text:span text:style-name="T55">o</text:span><text:span text:style-name="T55">b(</text:span><text:span text:style-name="T55">E</text:span><text:span text:style-name="T56">2</text:span><text:span text:style-name="T55">) </text:span><text:span text:style-name="T55">= </text:span><text:span text:style-name="T55">1</text:span><text:span text:style-name="T55">0/</text:span><text:span text:style-name="T55">3</text:span><text:span text:style-name="T55">6 </text:span><text:span text:style-name="T55">= </text:span><text:span text:style-name="T55">5/</text:span><text:span text:style-name="T55">1</text:span><text:span text:style-name="T55">8</text:span></text:p>
              </text:list-item>
            </text:list>
            <text:p text:style-name="P2"><text:span text:style-name="T55"/></text:p>
            <text:p text:style-name="P6"><text:span text:style-name="T60">Pro</text:span><text:span text:style-name="T60">b(E</text:span><text:span text:style-name="T61">1</text:span><text:span text:style-name="T60"> </text:span><text:span text:style-name="T60">an</text:span><text:span text:style-name="T60">d </text:span><text:span text:style-name="T60">E</text:span><text:span text:style-name="T61">2</text:span><text:span text:style-name="T60">) </text:span><text:span text:style-name="T60">= </text:span><text:span text:style-name="T60">5/1</text:span><text:span text:style-name="T60">8 * </text:span><text:span text:style-name="T60">5/1</text:span><text:span text:style-name="T60">8 = </text:span><text:span text:style-name="T60">25/</text:span><text:span text:style-name="T60">324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7" draw:text-style-name="P15" draw:layer="layout" svg:width="5.744cm" svg:height="9.784cm" svg:x="21.858cm" svg:y="2.404cm">
          <draw:text-box>
            <text:p text:style-name="P6"><text:span text:style-name="T27">Not</text:span><text:span text:style-name="T27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6"><text:span text:style-name="T17">The </text:span><text:span text:style-name="T17">Sum </text:span><text:span text:style-name="T17">Rule</text:span></text:p>
            <text:p text:style-name="P6"><text:span text:style-name="T16">Prob(E</text:span><text:span text:style-name="T29">1</text:span><text:span text:style-name="T30"> or E</text:span><text:span text:style-name="T29">2</text:span><text:span text:style-name="T30">) </text:span><text:span text:style-name="T30">=</text:span><text:span text:style-name="T30"><text:line-break/></text:span><text:span text:style-name="T30">Prob(E</text:span><text:span text:style-name="T29">1</text:span><text:span text:style-name="T30">) + </text:span><text:span text:style-name="T30">Prob(E</text:span><text:span text:style-name="T29">2</text:span><text:span text:style-name="T30">)</text:span><text:span text:style-name="T30"><text:line-break/></text:span><text:span text:style-name="T30"> – </text:span><text:span text:style-name="T30">Prob(E</text:span><text:span text:style-name="T29">1</text:span><text:span text:style-name="T30"> and </text:span><text:span text:style-name="T30">E</text:span><text:span text:style-name="T29">2</text:span><text:span text:style-name="T30">)</text:span></text:p>
            <text:p text:style-name="P6"><text:span text:style-name="T30"/></text:p>
            <text:p text:style-name="P6"><text:span text:style-name="T30">Two </text:span><text:span text:style-name="T30">events </text:span><text:span text:style-name="T30">are </text:span><text:span text:style-name="T28">indep</text:span><text:span text:style-name="T28">enden</text:span><text:span text:style-name="T28">t</text:span><text:span text:style-name="T37"> if </text:span><text:span text:style-name="T37">one </text:span><text:span text:style-name="T37">does </text:span><text:span text:style-name="T37">not </text:span><text:span text:style-name="T37">influe</text:span><text:span text:style-name="T37">nce </text:span><text:span text:style-name="T37">the </text:span><text:span text:style-name="T37">other.</text:span></text:p>
            <text:p text:style-name="P6"><text:span text:style-name="T37"/></text:p>
            <text:p text:style-name="P6"><text:span text:style-name="T28">The </text:span><text:span text:style-name="T28">Basic </text:span><text:span text:style-name="T28">Produ</text:span><text:span text:style-name="T28">ct </text:span><text:span text:style-name="T28">Rule</text:span></text:p>
            <text:p text:style-name="P6"><text:span text:style-name="T16">Prob(E</text:span><text:span text:style-name="T29">1</text:span><text:span text:style-name="T30"> and </text:span><text:span text:style-name="T30">E</text:span><text:span text:style-name="T29">2</text:span><text:span text:style-name="T30">) =</text:span><text:span text:style-name="T30"><text:line-break/></text:span><text:span text:style-name="T30">Prob(E</text:span><text:span text:style-name="T29">1</text:span><text:span text:style-name="T30">) * </text:span><text:span text:style-name="T30">Prob(E</text:span><text:span text:style-name="T29">2</text:span><text:span text:style-name="T30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5. </text:span><text:span text:style-name="T4">T</text:span><text:span text:style-name="T4">h</text:span><text:span text:style-name="T4">e </text:span><text:span text:style-name="T4">P</text:span><text:span text:style-name="T4">ro</text:span><text:span text:style-name="T4">d</text:span><text:span text:style-name="T4">uc</text:span><text:span text:style-name="T4">t </text:span><text:span text:style-name="T4">R</text:span><text:span text:style-name="T4">ul</text:span><text:span text:style-name="T4">e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7" draw:text-style-name="P15" draw:layer="layout" svg:width="5.744cm" svg:height="10.363cm" svg:x="21.858cm" svg:y="2.404cm">
          <draw:text-box>
            <text:p text:style-name="P6"><text:span text:style-name="T27">Not</text:span><text:span text:style-name="T27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6"><text:span text:style-name="T17">The </text:span><text:span text:style-name="T17">Sum </text:span><text:span text:style-name="T17">Rule</text:span></text:p>
            <text:p text:style-name="P6"><text:span text:style-name="T16">Prob(E</text:span><text:span text:style-name="T29">1</text:span><text:span text:style-name="T30"> or E</text:span><text:span text:style-name="T29">2</text:span><text:span text:style-name="T30">) </text:span><text:span text:style-name="T30">=</text:span><text:span text:style-name="T30"><text:line-break/></text:span><text:span text:style-name="T30">Prob(E</text:span><text:span text:style-name="T29">1</text:span><text:span text:style-name="T30">) + </text:span><text:span text:style-name="T30">Prob(E</text:span><text:span text:style-name="T29">2</text:span><text:span text:style-name="T30">)</text:span><text:span text:style-name="T30"><text:line-break/></text:span><text:span text:style-name="T30"> – </text:span><text:span text:style-name="T30">Prob(E</text:span><text:span text:style-name="T29">1</text:span><text:span text:style-name="T30"> and </text:span><text:span text:style-name="T30">E</text:span><text:span text:style-name="T29">2</text:span><text:span text:style-name="T30">)</text:span></text:p>
            <text:p text:style-name="P6"><text:span text:style-name="T30"/></text:p>
            <text:p text:style-name="P6"><text:span text:style-name="T30">Two </text:span><text:span text:style-name="T30">events </text:span><text:span text:style-name="T30">are </text:span><text:span text:style-name="T28">indep</text:span><text:span text:style-name="T28">enden</text:span><text:span text:style-name="T28">t</text:span><text:span text:style-name="T37"> if </text:span><text:span text:style-name="T37">one </text:span><text:span text:style-name="T37">does </text:span><text:span text:style-name="T37">not </text:span><text:span text:style-name="T37">influe</text:span><text:span text:style-name="T37">nce </text:span><text:span text:style-name="T37">the </text:span><text:span text:style-name="T37">other.</text:span></text:p>
            <text:p text:style-name="P6"><text:span text:style-name="T37"/></text:p>
            <text:p text:style-name="P6"><text:span text:style-name="T28">The </text:span><text:span text:style-name="T28">Produ</text:span><text:span text:style-name="T28">ct </text:span><text:span text:style-name="T28">Rule</text:span></text:p>
            <text:p text:style-name="P6"><text:span text:style-name="T62">Prob(E</text:span><text:span text:style-name="T63">1</text:span><text:span text:style-name="T62"> and </text:span><text:span text:style-name="T62">E</text:span><text:span text:style-name="T63">2</text:span><text:span text:style-name="T62">) = </text:span></text:p>
            <text:p text:style-name="P6"><text:span text:style-name="T62">Prob(E</text:span><text:span text:style-name="T63">1</text:span><text:span text:style-name="T62">) * </text:span><text:span text:style-name="T62">Prob(E</text:span><text:span text:style-name="T63">2</text:span><text:span text:style-name="T62">|E</text:span><text:span text:style-name="T63">1</text:span><text:span text:style-name="T62">) =</text:span></text:p>
            <text:p text:style-name="P6"><text:span text:style-name="T62">Prob(E</text:span><text:span text:style-name="T63">2</text:span><text:span text:style-name="T62">) * </text:span><text:span text:style-name="T62">Prob(E</text:span><text:span text:style-name="T63">1</text:span><text:span text:style-name="T62">|E</text:span><text:span text:style-name="T63">2</text:span><text:span text:style-name="T62">)</text:span></text:p>
          </draw:text-box>
        </draw:frame>
        <draw:frame presentation:style-name="pr36" draw:text-style-name="P16" draw:layer="layout" svg:width="19.791cm" svg:height="8.864cm" svg:x="1.013cm" svg:y="2.756cm">
          <draw:text-box>
            <text:p text:style-name="P2"><text:span text:style-name="T43">If E</text:span><text:span text:style-name="T44">1</text:span><text:span text:style-name="T43"> </text:span><text:span text:style-name="T43">and </text:span><text:span text:style-name="T43">E</text:span><text:span text:style-name="T44">2</text:span><text:span text:style-name="T43"> </text:span><text:span text:style-name="T43">are </text:span><text:span text:style-name="T43">any </text:span><text:span text:style-name="T43">eve</text:span><text:span text:style-name="T43">nts </text:span><text:span text:style-name="T43">in a </text:span><text:span text:style-name="T43">giv</text:span><text:span text:style-name="T43">en </text:span><text:span text:style-name="T43">exp</text:span><text:span text:style-name="T43">eri</text:span><text:span text:style-name="T43">me</text:span><text:span text:style-name="T43">nt, </text:span><text:span text:style-name="T43">the</text:span><text:span text:style-name="T43">n </text:span><text:span text:style-name="T43">the </text:span><text:span text:style-name="T43">pro</text:span><text:span text:style-name="T43">bab</text:span><text:span text:style-name="T43">ility </text:span><text:span text:style-name="T43">tha</text:span><text:span text:style-name="T43">t </text:span><text:span text:style-name="T43">bot</text:span><text:span text:style-name="T43">h E</text:span><text:span text:style-name="T44">1</text:span><text:span text:style-name="T43"> </text:span><text:span text:style-name="T43">and </text:span><text:span text:style-name="T43">E</text:span><text:span text:style-name="T44">2</text:span><text:span text:style-name="T43"> </text:span><text:span text:style-name="T43">occ</text:span><text:span text:style-name="T43">ur </text:span><text:span text:style-name="T43">is </text:span><text:span text:style-name="T43">giv</text:span><text:span text:style-name="T43">en </text:span><text:span text:style-name="T43">by</text:span></text:p>
            <text:p text:style-name="P2"><text:span text:style-name="T43"/></text:p>
            <text:p text:style-name="P6"><text:span text:style-name="T43">Pro</text:span><text:span text:style-name="T43">b(E</text:span><text:span text:style-name="T44">1</text:span><text:span text:style-name="T43"> </text:span><text:span text:style-name="T43">and </text:span><text:span text:style-name="T43">E</text:span><text:span text:style-name="T44">2</text:span><text:span text:style-name="T43">) </text:span><text:span text:style-name="T43">= </text:span><text:span text:style-name="T43">Pro</text:span><text:span text:style-name="T43">b(E</text:span><text:span text:style-name="T44">1</text:span><text:span text:style-name="T43">) * </text:span><text:span text:style-name="T43">Pro</text:span><text:span text:style-name="T43">b(E</text:span><text:span text:style-name="T44">2</text:span><text:span text:style-name="T43">|</text:span><text:span text:style-name="T43">E</text:span><text:span text:style-name="T44">1</text:span><text:span text:style-name="T43">)</text:span></text:p>
            <text:p text:style-name="P6"><text:span text:style-name="T43"/></text:p>
            <text:p text:style-name="P6"><text:span text:style-name="T43">or</text:span></text:p>
            <text:p text:style-name="P6"><text:span text:style-name="T43"/></text:p>
            <text:p text:style-name="P6"><text:span text:style-name="T43">Pro</text:span><text:span text:style-name="T43">b(E</text:span><text:span text:style-name="T44">1</text:span><text:span text:style-name="T43"> </text:span><text:span text:style-name="T43">and </text:span><text:span text:style-name="T43">E</text:span><text:span text:style-name="T44">2</text:span><text:span text:style-name="T43">) </text:span><text:span text:style-name="T43">= </text:span><text:span text:style-name="T43">Pro</text:span><text:span text:style-name="T43">b(E</text:span><text:span text:style-name="T44">2</text:span><text:span text:style-name="T43">) * </text:span><text:span text:style-name="T43">Pro</text:span><text:span text:style-name="T43">b(E</text:span><text:span text:style-name="T44">1</text:span><text:span text:style-name="T43">|E</text:span><text:span text:style-name="T44">2</text:span><text:span text:style-name="T43">)</text:span><text:span text:style-name="T43"><text:line-break/></text:span><text:span text:style-name="T43"/></text:p>
            <text:p text:style-name="P13"><text:span text:style-name="T19">From </text:span><text:span text:style-name="T19">Discr</text:span><text:span text:style-name="T19">ete </text:span><text:span text:style-name="T19">Math</text:span><text:span text:style-name="T19">emat</text:span><text:span text:style-name="T19">ics, </text:span><text:span text:style-name="T19">Ensle</text:span><text:span text:style-name="T19">y &amp; </text:span><text:span text:style-name="T19">Crawl</text:span><text:span text:style-name="T19">ey, </text:span><text:span text:style-name="T19">page </text:span><text:span text:style-name="T19">45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5. </text:span><text:span text:style-name="T4">T</text:span><text:span text:style-name="T4">h</text:span><text:span text:style-name="T4">e </text:span><text:span text:style-name="T4">P</text:span><text:span text:style-name="T4">ro</text:span><text:span text:style-name="T4">d</text:span><text:span text:style-name="T4">uc</text:span><text:span text:style-name="T4">t </text:span><text:span text:style-name="T4">R</text:span><text:span text:style-name="T4">ul</text:span><text:span text:style-name="T4">e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7" draw:text-style-name="P15" draw:layer="layout" svg:width="5.744cm" svg:height="10.363cm" svg:x="21.858cm" svg:y="2.404cm">
          <draw:text-box>
            <text:p text:style-name="P6"><text:span text:style-name="T27">Not</text:span><text:span text:style-name="T27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6"><text:span text:style-name="T17">The </text:span><text:span text:style-name="T17">Sum </text:span><text:span text:style-name="T17">Rule</text:span></text:p>
            <text:p text:style-name="P6"><text:span text:style-name="T16">Prob(E</text:span><text:span text:style-name="T29">1</text:span><text:span text:style-name="T30"> or E</text:span><text:span text:style-name="T29">2</text:span><text:span text:style-name="T30">) </text:span><text:span text:style-name="T30">=</text:span><text:span text:style-name="T30"><text:line-break/></text:span><text:span text:style-name="T30">Prob(E</text:span><text:span text:style-name="T29">1</text:span><text:span text:style-name="T30">) + </text:span><text:span text:style-name="T30">Prob(E</text:span><text:span text:style-name="T29">2</text:span><text:span text:style-name="T30">)</text:span><text:span text:style-name="T30"><text:line-break/></text:span><text:span text:style-name="T30"> – </text:span><text:span text:style-name="T30">Prob(E</text:span><text:span text:style-name="T29">1</text:span><text:span text:style-name="T30"> and </text:span><text:span text:style-name="T30">E</text:span><text:span text:style-name="T29">2</text:span><text:span text:style-name="T30">)</text:span></text:p>
            <text:p text:style-name="P6"><text:span text:style-name="T30"/></text:p>
            <text:p text:style-name="P6"><text:span text:style-name="T30">Two </text:span><text:span text:style-name="T30">events </text:span><text:span text:style-name="T30">are </text:span><text:span text:style-name="T28">indep</text:span><text:span text:style-name="T28">enden</text:span><text:span text:style-name="T28">t</text:span><text:span text:style-name="T37"> if </text:span><text:span text:style-name="T37">one </text:span><text:span text:style-name="T37">does </text:span><text:span text:style-name="T37">not </text:span><text:span text:style-name="T37">influe</text:span><text:span text:style-name="T37">nce </text:span><text:span text:style-name="T37">the </text:span><text:span text:style-name="T37">other.</text:span></text:p>
            <text:p text:style-name="P6"><text:span text:style-name="T37"/></text:p>
            <text:p text:style-name="P6"><text:span text:style-name="T28">The </text:span><text:span text:style-name="T28">Produ</text:span><text:span text:style-name="T28">ct </text:span><text:span text:style-name="T28">Rule</text:span></text:p>
            <text:p text:style-name="P6"><text:span text:style-name="T62">Prob(E</text:span><text:span text:style-name="T63">1</text:span><text:span text:style-name="T62"> and </text:span><text:span text:style-name="T62">E</text:span><text:span text:style-name="T63">2</text:span><text:span text:style-name="T62">) = </text:span></text:p>
            <text:p text:style-name="P6"><text:span text:style-name="T62">Prob(E</text:span><text:span text:style-name="T63">1</text:span><text:span text:style-name="T62">) * </text:span><text:span text:style-name="T62">Prob(E</text:span><text:span text:style-name="T63">2</text:span><text:span text:style-name="T62">|E</text:span><text:span text:style-name="T63">1</text:span><text:span text:style-name="T62">) =</text:span></text:p>
            <text:p text:style-name="P6"><text:span text:style-name="T62">Prob(E</text:span><text:span text:style-name="T63">2</text:span><text:span text:style-name="T62">) * </text:span><text:span text:style-name="T62">Prob(E</text:span><text:span text:style-name="T63">1</text:span><text:span text:style-name="T62">|E</text:span><text:span text:style-name="T63">2</text:span><text:span text:style-name="T62">)</text:span></text:p>
          </draw:text-box>
        </draw:frame>
        <draw:frame presentation:style-name="pr37" draw:text-style-name="P20" draw:layer="layout" svg:width="19.791cm" svg:height="6.524cm" svg:x="0.698cm" svg:y="3.078cm">
          <draw:text-box>
            <text:p text:style-name="P19"><text:span text:style-name="T64">You</text:span><text:span text:style-name="T64">’re </text:span><text:span text:style-name="T64">cho</text:span><text:span text:style-name="T64">osi</text:span><text:span text:style-name="T64">ng </text:span><text:span text:style-name="T64">tw</text:span><text:span text:style-name="T64">o </text:span><text:span text:style-name="T64">ma</text:span><text:span text:style-name="T64">rbl</text:span><text:span text:style-name="T64">es </text:span><text:span text:style-name="T64">out </text:span><text:span text:style-name="T64">of a </text:span><text:span text:style-name="T64">bag</text:span><text:span text:style-name="T64">. </text:span><text:span text:style-name="T64">The </text:span><text:span text:style-name="T64">bag </text:span><text:span text:style-name="T64">has </text:span><text:span text:style-name="T64">3 </text:span><text:span text:style-name="T64">red</text:span><text:span text:style-name="T64">, 5 </text:span><text:span text:style-name="T64">whi</text:span><text:span text:style-name="T64">te, </text:span><text:span text:style-name="T64">and </text:span><text:span text:style-name="T64">8 </text:span><text:span text:style-name="T64">gre</text:span><text:span text:style-name="T64">en </text:span><text:span text:style-name="T64">ma</text:span><text:span text:style-name="T64">rbl</text:span><text:span text:style-name="T64">es. </text:span><text:span text:style-name="T64">Wh</text:span><text:span text:style-name="T64">at </text:span><text:span text:style-name="T64">is </text:span><text:span text:style-name="T64">the </text:span><text:span text:style-name="T64">pro</text:span><text:span text:style-name="T64">bab</text:span><text:span text:style-name="T64">ility </text:span><text:span text:style-name="T64">tha</text:span><text:span text:style-name="T64">t </text:span><text:span text:style-name="T64">bot</text:span><text:span text:style-name="T64">h </text:span><text:span text:style-name="T64">are </text:span><text:span text:style-name="T64">red</text:span><text:span text:style-name="T64">?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5. </text:span><text:span text:style-name="T4">T</text:span><text:span text:style-name="T4">h</text:span><text:span text:style-name="T4">e </text:span><text:span text:style-name="T4">P</text:span><text:span text:style-name="T4">ro</text:span><text:span text:style-name="T4">d</text:span><text:span text:style-name="T4">uc</text:span><text:span text:style-name="T4">t </text:span><text:span text:style-name="T4">R</text:span><text:span text:style-name="T4">ul</text:span><text:span text:style-name="T4">e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7" draw:text-style-name="P15" draw:layer="layout" svg:width="5.744cm" svg:height="10.363cm" svg:x="21.858cm" svg:y="2.404cm">
          <draw:text-box>
            <text:p text:style-name="P6"><text:span text:style-name="T27">Not</text:span><text:span text:style-name="T27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6"><text:span text:style-name="T17">The </text:span><text:span text:style-name="T17">Sum </text:span><text:span text:style-name="T17">Rule</text:span></text:p>
            <text:p text:style-name="P6"><text:span text:style-name="T16">Prob(E</text:span><text:span text:style-name="T29">1</text:span><text:span text:style-name="T30"> or E</text:span><text:span text:style-name="T29">2</text:span><text:span text:style-name="T30">) </text:span><text:span text:style-name="T30">=</text:span><text:span text:style-name="T30"><text:line-break/></text:span><text:span text:style-name="T30">Prob(E</text:span><text:span text:style-name="T29">1</text:span><text:span text:style-name="T30">) + </text:span><text:span text:style-name="T30">Prob(E</text:span><text:span text:style-name="T29">2</text:span><text:span text:style-name="T30">)</text:span><text:span text:style-name="T30"><text:line-break/></text:span><text:span text:style-name="T30"> – </text:span><text:span text:style-name="T30">Prob(E</text:span><text:span text:style-name="T29">1</text:span><text:span text:style-name="T30"> and </text:span><text:span text:style-name="T30">E</text:span><text:span text:style-name="T29">2</text:span><text:span text:style-name="T30">)</text:span></text:p>
            <text:p text:style-name="P6"><text:span text:style-name="T30"/></text:p>
            <text:p text:style-name="P6"><text:span text:style-name="T30">Two </text:span><text:span text:style-name="T30">events </text:span><text:span text:style-name="T30">are </text:span><text:span text:style-name="T28">indep</text:span><text:span text:style-name="T28">enden</text:span><text:span text:style-name="T28">t</text:span><text:span text:style-name="T37"> if </text:span><text:span text:style-name="T37">one </text:span><text:span text:style-name="T37">does </text:span><text:span text:style-name="T37">not </text:span><text:span text:style-name="T37">influe</text:span><text:span text:style-name="T37">nce </text:span><text:span text:style-name="T37">the </text:span><text:span text:style-name="T37">other.</text:span></text:p>
            <text:p text:style-name="P6"><text:span text:style-name="T37"/></text:p>
            <text:p text:style-name="P6"><text:span text:style-name="T28">The </text:span><text:span text:style-name="T28">Produ</text:span><text:span text:style-name="T28">ct </text:span><text:span text:style-name="T28">Rule</text:span></text:p>
            <text:p text:style-name="P6"><text:span text:style-name="T62">Prob(E</text:span><text:span text:style-name="T63">1</text:span><text:span text:style-name="T62"> and </text:span><text:span text:style-name="T62">E</text:span><text:span text:style-name="T63">2</text:span><text:span text:style-name="T62">) = </text:span></text:p>
            <text:p text:style-name="P6"><text:span text:style-name="T62">Prob(E</text:span><text:span text:style-name="T63">1</text:span><text:span text:style-name="T62">) * </text:span><text:span text:style-name="T62">Prob(E</text:span><text:span text:style-name="T63">2</text:span><text:span text:style-name="T62">|E</text:span><text:span text:style-name="T63">1</text:span><text:span text:style-name="T62">) =</text:span></text:p>
            <text:p text:style-name="P6"><text:span text:style-name="T62">Prob(E</text:span><text:span text:style-name="T63">2</text:span><text:span text:style-name="T62">) * </text:span><text:span text:style-name="T62">Prob(E</text:span><text:span text:style-name="T63">1</text:span><text:span text:style-name="T62">|E</text:span><text:span text:style-name="T63">2</text:span><text:span text:style-name="T62">)</text:span></text:p>
          </draw:text-box>
        </draw:frame>
        <draw:frame presentation:style-name="pr38" draw:text-style-name="P20" draw:layer="layout" svg:width="19.791cm" svg:height="8.235cm" svg:x="0.698cm" svg:y="3.078cm">
          <draw:text-box>
            <text:p text:style-name="P19"><text:span text:style-name="T64">You</text:span><text:span text:style-name="T64">’re </text:span><text:span text:style-name="T64">cho</text:span><text:span text:style-name="T64">osi</text:span><text:span text:style-name="T64">ng </text:span><text:span text:style-name="T64">tw</text:span><text:span text:style-name="T64">o </text:span><text:span text:style-name="T64">ma</text:span><text:span text:style-name="T64">rbl</text:span><text:span text:style-name="T64">es </text:span><text:span text:style-name="T64">out </text:span><text:span text:style-name="T64">of a </text:span><text:span text:style-name="T64">bag</text:span><text:span text:style-name="T64">. </text:span><text:span text:style-name="T64">The </text:span><text:span text:style-name="T64">bag </text:span><text:span text:style-name="T64">has </text:span><text:span text:style-name="T64">3 </text:span><text:span text:style-name="T64">red</text:span><text:span text:style-name="T64">, 5 </text:span><text:span text:style-name="T64">whi</text:span><text:span text:style-name="T64">te, </text:span><text:span text:style-name="T64">and </text:span><text:span text:style-name="T64">8 </text:span><text:span text:style-name="T64">gre</text:span><text:span text:style-name="T64">en </text:span><text:span text:style-name="T64">ma</text:span><text:span text:style-name="T64">rbl</text:span><text:span text:style-name="T64">es. </text:span><text:span text:style-name="T64">Wh</text:span><text:span text:style-name="T64">at </text:span><text:span text:style-name="T64">is </text:span><text:span text:style-name="T64">the </text:span><text:span text:style-name="T64">pro</text:span><text:span text:style-name="T64">bab</text:span><text:span text:style-name="T64">ility </text:span><text:span text:style-name="T64">tha</text:span><text:span text:style-name="T64">t </text:span><text:span text:style-name="T64">bot</text:span><text:span text:style-name="T64">h </text:span><text:span text:style-name="T64">are </text:span><text:span text:style-name="T64">red</text:span><text:span text:style-name="T64">?</text:span></text:p>
            <text:p text:style-name="P19"><text:span text:style-name="T64"/></text:p>
            <text:p text:style-name="P19"><text:span text:style-name="T65">E</text:span><text:span text:style-name="T66">1</text:span><text:span text:style-name="T65"> </text:span><text:span text:style-name="T65">= </text:span><text:span text:style-name="T65">red </text:span><text:span text:style-name="T65">ma</text:span><text:span text:style-name="T65">rbl</text:span><text:span text:style-name="T65">e </text:span><text:span text:style-name="T65">for </text:span><text:span text:style-name="T65">firs</text:span><text:span text:style-name="T65">t </text:span><text:span text:style-name="T65">on</text:span><text:span text:style-name="T65">e</text:span><text:span text:style-name="T65"><text:tab/></text:span><text:span text:style-name="T65"><text:tab/></text:span><text:span text:style-name="T60">Pro</text:span><text:span text:style-name="T60">b(E</text:span><text:span text:style-name="T61">1</text:span><text:span text:style-name="T60">) = </text:span><text:span text:style-name="T60">3/1</text:span><text:span text:style-name="T60">6</text:span></text:p>
            <text:p text:style-name="P19"><text:span text:style-name="T65">E</text:span><text:span text:style-name="T66">2</text:span><text:span text:style-name="T65"> </text:span><text:span text:style-name="T65">= </text:span><text:span text:style-name="T65">red </text:span><text:span text:style-name="T65">ma</text:span><text:span text:style-name="T65">rbl</text:span><text:span text:style-name="T65">e </text:span><text:span text:style-name="T65">for </text:span><text:span text:style-name="T65">sec</text:span><text:span text:style-name="T65">on</text:span><text:span text:style-name="T65">d </text:span><text:span text:style-name="T65">on</text:span><text:span text:style-name="T65">e</text:span><text:span text:style-name="T65"><text:tab/></text:span><text:span text:style-name="T65"><text:tab/></text:span><text:span text:style-name="T60">Pro</text:span><text:span text:style-name="T60">b(E</text:span><text:span text:style-name="T61">2</text:span><text:span text:style-name="T60">|</text:span><text:span text:style-name="T60">E</text:span><text:span text:style-name="T61">1</text:span><text:span text:style-name="T60">) </text:span><text:span text:style-name="T60">= </text:span><text:span text:style-name="T60">2/1</text:span><text:span text:style-name="T60">5</text:span></text:p>
            <text:p text:style-name="P19"><text:span text:style-name="T65"/></text:p>
            <text:p text:style-name="P19"><text:span text:style-name="T65">Wh</text:span><text:span text:style-name="T65">en </text:span><text:span text:style-name="T65">you </text:span><text:span text:style-name="T65">re</text:span><text:span text:style-name="T65">mo</text:span><text:span text:style-name="T65">ve </text:span><text:span text:style-name="T65">on</text:span><text:span text:style-name="T65">e </text:span><text:span text:style-name="T65">ma</text:span><text:span text:style-name="T65">rbl</text:span><text:span text:style-name="T65">e </text:span><text:span text:style-name="T65">fro</text:span><text:span text:style-name="T65">m </text:span><text:span text:style-name="T65">the </text:span><text:span text:style-name="T65">ba</text:span><text:span text:style-name="T65">g, </text:span><text:span text:style-name="T65">it </text:span><text:span text:style-name="T65">aff</text:span><text:span text:style-name="T65">ect</text:span><text:span text:style-name="T65">s </text:span><text:span text:style-name="T65">the </text:span><text:span text:style-name="T65">sa</text:span><text:span text:style-name="T65">mp</text:span><text:span text:style-name="T65">le </text:span><text:span text:style-name="T65">spa</text:span><text:span text:style-name="T65">ce </text:span><text:span text:style-name="T65">for </text:span><text:span text:style-name="T65">wh</text:span><text:span text:style-name="T65">en </text:span><text:span text:style-name="T65">you </text:span><text:span text:style-name="T65">sel</text:span><text:span text:style-name="T65">ect </text:span><text:span text:style-name="T65">the </text:span><text:span text:style-name="T65">sec</text:span><text:span text:style-name="T65">on</text:span><text:span text:style-name="T65">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5. </text:span><text:span text:style-name="T4">T</text:span><text:span text:style-name="T4">h</text:span><text:span text:style-name="T4">e </text:span><text:span text:style-name="T4">P</text:span><text:span text:style-name="T4">ro</text:span><text:span text:style-name="T4">d</text:span><text:span text:style-name="T4">uc</text:span><text:span text:style-name="T4">t </text:span><text:span text:style-name="T4">R</text:span><text:span text:style-name="T4">ul</text:span><text:span text:style-name="T4">e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7" draw:text-style-name="P15" draw:layer="layout" svg:width="5.744cm" svg:height="10.363cm" svg:x="21.858cm" svg:y="2.404cm">
          <draw:text-box>
            <text:p text:style-name="P6"><text:span text:style-name="T27">Not</text:span><text:span text:style-name="T27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6"><text:span text:style-name="T17">The </text:span><text:span text:style-name="T17">Sum </text:span><text:span text:style-name="T17">Rule</text:span></text:p>
            <text:p text:style-name="P6"><text:span text:style-name="T16">Prob(E</text:span><text:span text:style-name="T29">1</text:span><text:span text:style-name="T30"> or E</text:span><text:span text:style-name="T29">2</text:span><text:span text:style-name="T30">) </text:span><text:span text:style-name="T30">=</text:span><text:span text:style-name="T30"><text:line-break/></text:span><text:span text:style-name="T30">Prob(E</text:span><text:span text:style-name="T29">1</text:span><text:span text:style-name="T30">) + </text:span><text:span text:style-name="T30">Prob(E</text:span><text:span text:style-name="T29">2</text:span><text:span text:style-name="T30">)</text:span><text:span text:style-name="T30"><text:line-break/></text:span><text:span text:style-name="T30"> – </text:span><text:span text:style-name="T30">Prob(E</text:span><text:span text:style-name="T29">1</text:span><text:span text:style-name="T30"> and </text:span><text:span text:style-name="T30">E</text:span><text:span text:style-name="T29">2</text:span><text:span text:style-name="T30">)</text:span></text:p>
            <text:p text:style-name="P6"><text:span text:style-name="T30"/></text:p>
            <text:p text:style-name="P6"><text:span text:style-name="T30">Two </text:span><text:span text:style-name="T30">events </text:span><text:span text:style-name="T30">are </text:span><text:span text:style-name="T28">indep</text:span><text:span text:style-name="T28">enden</text:span><text:span text:style-name="T28">t</text:span><text:span text:style-name="T37"> if </text:span><text:span text:style-name="T37">one </text:span><text:span text:style-name="T37">does </text:span><text:span text:style-name="T37">not </text:span><text:span text:style-name="T37">influe</text:span><text:span text:style-name="T37">nce </text:span><text:span text:style-name="T37">the </text:span><text:span text:style-name="T37">other.</text:span></text:p>
            <text:p text:style-name="P6"><text:span text:style-name="T37"/></text:p>
            <text:p text:style-name="P6"><text:span text:style-name="T28">The </text:span><text:span text:style-name="T28">Produ</text:span><text:span text:style-name="T28">ct </text:span><text:span text:style-name="T28">Rule</text:span></text:p>
            <text:p text:style-name="P6"><text:span text:style-name="T62">Prob(E</text:span><text:span text:style-name="T63">1</text:span><text:span text:style-name="T62"> and </text:span><text:span text:style-name="T62">E</text:span><text:span text:style-name="T63">2</text:span><text:span text:style-name="T62">) = </text:span></text:p>
            <text:p text:style-name="P6"><text:span text:style-name="T62">Prob(E</text:span><text:span text:style-name="T63">1</text:span><text:span text:style-name="T62">) * </text:span><text:span text:style-name="T62">Prob(E</text:span><text:span text:style-name="T63">2</text:span><text:span text:style-name="T62">|E</text:span><text:span text:style-name="T63">1</text:span><text:span text:style-name="T62">) =</text:span></text:p>
            <text:p text:style-name="P6"><text:span text:style-name="T62">Prob(E</text:span><text:span text:style-name="T63">2</text:span><text:span text:style-name="T62">) * </text:span><text:span text:style-name="T62">Prob(E</text:span><text:span text:style-name="T63">1</text:span><text:span text:style-name="T62">|E</text:span><text:span text:style-name="T63">2</text:span><text:span text:style-name="T62">)</text:span></text:p>
          </draw:text-box>
        </draw:frame>
        <draw:frame presentation:style-name="pr39" draw:text-style-name="P20" draw:layer="layout" svg:width="19.791cm" svg:height="10.521cm" svg:x="0.698cm" svg:y="3.078cm">
          <draw:text-box>
            <text:p text:style-name="P19"><text:span text:style-name="T64">You</text:span><text:span text:style-name="T64">’re </text:span><text:span text:style-name="T64">cho</text:span><text:span text:style-name="T64">osi</text:span><text:span text:style-name="T64">ng </text:span><text:span text:style-name="T64">tw</text:span><text:span text:style-name="T64">o </text:span><text:span text:style-name="T64">ma</text:span><text:span text:style-name="T64">rbl</text:span><text:span text:style-name="T64">es </text:span><text:span text:style-name="T64">out </text:span><text:span text:style-name="T64">of a </text:span><text:span text:style-name="T64">bag</text:span><text:span text:style-name="T64">. </text:span><text:span text:style-name="T64">The </text:span><text:span text:style-name="T64">bag </text:span><text:span text:style-name="T64">has </text:span><text:span text:style-name="T64">3 </text:span><text:span text:style-name="T64">red</text:span><text:span text:style-name="T64">, 5 </text:span><text:span text:style-name="T64">whi</text:span><text:span text:style-name="T64">te, </text:span><text:span text:style-name="T64">and </text:span><text:span text:style-name="T64">8 </text:span><text:span text:style-name="T64">gre</text:span><text:span text:style-name="T64">en </text:span><text:span text:style-name="T64">ma</text:span><text:span text:style-name="T64">rbl</text:span><text:span text:style-name="T64">es. </text:span><text:span text:style-name="T64">Wh</text:span><text:span text:style-name="T64">at </text:span><text:span text:style-name="T64">is </text:span><text:span text:style-name="T64">the </text:span><text:span text:style-name="T64">pro</text:span><text:span text:style-name="T64">bab</text:span><text:span text:style-name="T64">ility </text:span><text:span text:style-name="T64">tha</text:span><text:span text:style-name="T64">t </text:span><text:span text:style-name="T64">bot</text:span><text:span text:style-name="T64">h </text:span><text:span text:style-name="T64">are </text:span><text:span text:style-name="T64">red</text:span><text:span text:style-name="T64">?</text:span></text:p>
            <text:p text:style-name="P19"><text:span text:style-name="T64"/></text:p>
            <text:p text:style-name="P19"><text:span text:style-name="T65">E</text:span><text:span text:style-name="T66">1</text:span><text:span text:style-name="T65"> </text:span><text:span text:style-name="T65">= </text:span><text:span text:style-name="T65">red </text:span><text:span text:style-name="T65">ma</text:span><text:span text:style-name="T65">rbl</text:span><text:span text:style-name="T65">e </text:span><text:span text:style-name="T65">for </text:span><text:span text:style-name="T65">firs</text:span><text:span text:style-name="T65">t </text:span><text:span text:style-name="T65">on</text:span><text:span text:style-name="T65">e</text:span><text:span text:style-name="T65"><text:tab/></text:span><text:span text:style-name="T65"><text:tab/></text:span><text:span text:style-name="T60">Pro</text:span><text:span text:style-name="T60">b(E</text:span><text:span text:style-name="T61">1</text:span><text:span text:style-name="T60">) = </text:span><text:span text:style-name="T60">3/1</text:span><text:span text:style-name="T60">6</text:span></text:p>
            <text:p text:style-name="P19"><text:span text:style-name="T65">E</text:span><text:span text:style-name="T66">2</text:span><text:span text:style-name="T65"> </text:span><text:span text:style-name="T65">= </text:span><text:span text:style-name="T65">red </text:span><text:span text:style-name="T65">ma</text:span><text:span text:style-name="T65">rbl</text:span><text:span text:style-name="T65">e </text:span><text:span text:style-name="T65">for </text:span><text:span text:style-name="T65">sec</text:span><text:span text:style-name="T65">on</text:span><text:span text:style-name="T65">d </text:span><text:span text:style-name="T65">on</text:span><text:span text:style-name="T65">e</text:span><text:span text:style-name="T65"><text:tab/></text:span><text:span text:style-name="T65"><text:tab/></text:span><text:span text:style-name="T60">Pro</text:span><text:span text:style-name="T60">b(E</text:span><text:span text:style-name="T61">2</text:span><text:span text:style-name="T60">|</text:span><text:span text:style-name="T60">E</text:span><text:span text:style-name="T61">1</text:span><text:span text:style-name="T60">) </text:span><text:span text:style-name="T60">= </text:span><text:span text:style-name="T60">2/1</text:span><text:span text:style-name="T60">5</text:span></text:p>
            <text:p text:style-name="P19"><text:span text:style-name="T65"/></text:p>
            <text:p text:style-name="P19"><text:span text:style-name="T65">So </text:span><text:span text:style-name="T65">the </text:span><text:span text:style-name="T65">out</text:span><text:span text:style-name="T65">co</text:span><text:span text:style-name="T65">me </text:span><text:span text:style-name="T65">of </text:span><text:span text:style-name="T65">bot</text:span><text:span text:style-name="T65">h </text:span><text:span text:style-name="T65">will </text:span><text:span text:style-name="T65">be</text:span><text:span text:style-name="T65">…</text:span></text:p>
            <text:p text:style-name="P19"><text:span text:style-name="T65"/></text:p>
            <text:p text:style-name="P2"><text:span text:style-name="T67">Pr</text:span><text:span text:style-name="T67">ob</text:span><text:span text:style-name="T67">(E</text:span><text:span text:style-name="T68">1</text:span><text:span text:style-name="T67"> </text:span><text:span text:style-name="T67">an</text:span><text:span text:style-name="T67">d </text:span><text:span text:style-name="T67">E</text:span><text:span text:style-name="T68">2</text:span><text:span text:style-name="T67">) </text:span><text:span text:style-name="T67"><text:tab/></text:span><text:span text:style-name="T67">= </text:span><text:span text:style-name="T67">Pr</text:span><text:span text:style-name="T67">ob</text:span><text:span text:style-name="T67">(E</text:span><text:span text:style-name="T68">1</text:span><text:span text:style-name="T67">) * </text:span><text:span text:style-name="T67">Pr</text:span><text:span text:style-name="T67">ob</text:span><text:span text:style-name="T67">(E</text:span><text:span text:style-name="T68">2</text:span><text:span text:style-name="T67">|</text:span><text:span text:style-name="T67">E</text:span><text:span text:style-name="T68">1</text:span><text:span text:style-name="T67">)</text:span></text:p>
            <text:p text:style-name="P2"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<text:tab/></text:span><text:span text:style-name="T67">= </text:span><text:span text:style-name="T67">3/</text:span><text:span text:style-name="T67">16 </text:span><text:span text:style-name="T67">* </text:span><text:span text:style-name="T67">2/</text:span><text:span text:style-name="T67">15</text:span><text:span text:style-name="T67"><text:tab/></text:span><text:span text:style-name="T67">= </text:span><text:span text:style-name="T67">1/</text:span><text:span text:style-name="T67">40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Bubbles" presentation:presentation-page-layout-name="AL2T1">
        <office:forms form:automatic-focus="false" form:apply-design-mode="false"/>
        <draw:frame presentation:style-name="pr6" draw:text-style-name="P1" draw:layer="layout" svg:width="21.167cm" svg:height="10.161cm" svg:x="3.828cm" svg:y="2.928cm" presentation:class="title" presentation:user-transformed="true">
          <draw:text-box>
            <text:p><text:span text:style-name="T9">B</text:span><text:span text:style-name="T9">e</text:span><text:span text:style-name="T9">r</text:span><text:span text:style-name="T9">n</text:span><text:span text:style-name="T9">o</text:span><text:span text:style-name="T9">u</text:span><text:span text:style-name="T9">l</text:span><text:span text:style-name="T9">l</text:span><text:span text:style-name="T9">i </text:span><text:span text:style-name="T9">T</text:span><text:span text:style-name="T9">r</text:span><text:span text:style-name="T9">i</text:span><text:span text:style-name="T9">a</text:span><text:span text:style-name="T9">l</text:span><text:span text:style-name="T9">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6. </text:span><text:span text:style-name="T4">B</text:span><text:span text:style-name="T4">er</text:span><text:span text:style-name="T4">n</text:span><text:span text:style-name="T4">o</text:span><text:span text:style-name="T4">ul</text:span><text:span text:style-name="T4">li </text:span><text:span text:style-name="T4">T</text:span><text:span text:style-name="T4">ri</text:span><text:span text:style-name="T4">al</text:span><text:span text:style-name="T4">s</text:span></text:p>
          </draw:text-box>
        </draw:frame>
        <draw:frame presentation:style-name="pr40" draw:text-style-name="P12" draw:layer="layout" svg:width="19.791cm" svg:height="1.987cm" svg:x="1.264cm" svg:y="3.088cm">
          <draw:text-box>
            <text:p text:style-name="P2"><text:span text:style-name="T10">Ber</text:span><text:span text:style-name="T10">no</text:span><text:span text:style-name="T10">ulli </text:span><text:span text:style-name="T10">tria</text:span><text:span text:style-name="T10">ls </text:span><text:span text:style-name="T10">are </text:span><text:span text:style-name="T10">co</text:span><text:span text:style-name="T10">mm</text:span><text:span text:style-name="T10">on </text:span><text:span text:style-name="T10">typ</text:span><text:span text:style-name="T10">es </text:span><text:span text:style-name="T10">of </text:span><text:span text:style-name="T10">‘ga</text:span><text:span text:style-name="T10">me</text:span><text:span text:style-name="T10">s’, </text:span><text:span text:style-name="T10">and </text:span><text:span text:style-name="T10">we </text:span><text:span text:style-name="T10">will </text:span><text:span text:style-name="T10">see </text:span><text:span text:style-name="T10">the</text:span><text:span text:style-name="T10">m </text:span><text:span text:style-name="T10">use</text:span><text:span text:style-name="T10">d in </text:span><text:span text:style-name="T10">6.3 </text:span><text:span text:style-name="T10">and </text:span><text:span text:style-name="T10">6.4.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5" draw:text-style-name="P15" draw:layer="layout" svg:width="5.744cm" svg:height="10.363cm" svg:x="21.858cm" svg:y="2.404cm">
          <draw:text-box>
            <text:p text:style-name="P6"><text:span text:style-name="T27">Not</text:span><text:span text:style-name="T27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6"><text:span text:style-name="T17">The </text:span><text:span text:style-name="T17">Sum </text:span><text:span text:style-name="T17">Rule</text:span></text:p>
            <text:p text:style-name="P6"><text:span text:style-name="T16">Prob(E</text:span><text:span text:style-name="T29">1</text:span><text:span text:style-name="T30"> or E</text:span><text:span text:style-name="T29">2</text:span><text:span text:style-name="T30">) </text:span><text:span text:style-name="T30">=</text:span><text:span text:style-name="T30"><text:line-break/></text:span><text:span text:style-name="T30">Prob(E</text:span><text:span text:style-name="T29">1</text:span><text:span text:style-name="T30">) + </text:span><text:span text:style-name="T30">Prob(E</text:span><text:span text:style-name="T29">2</text:span><text:span text:style-name="T30">)</text:span><text:span text:style-name="T30"><text:line-break/></text:span><text:span text:style-name="T30"> – </text:span><text:span text:style-name="T30">Prob(E</text:span><text:span text:style-name="T29">1</text:span><text:span text:style-name="T30"> and </text:span><text:span text:style-name="T30">E</text:span><text:span text:style-name="T29">2</text:span><text:span text:style-name="T30">)</text:span></text:p>
            <text:p text:style-name="P6"><text:span text:style-name="T30"/></text:p>
            <text:p text:style-name="P6"><text:span text:style-name="T30">Two </text:span><text:span text:style-name="T30">events </text:span><text:span text:style-name="T30">are </text:span><text:span text:style-name="T28">indep</text:span><text:span text:style-name="T28">enden</text:span><text:span text:style-name="T28">t</text:span><text:span text:style-name="T37"> if </text:span><text:span text:style-name="T37">one </text:span><text:span text:style-name="T37">does </text:span><text:span text:style-name="T37">not </text:span><text:span text:style-name="T37">influe</text:span><text:span text:style-name="T37">nce </text:span><text:span text:style-name="T37">the </text:span><text:span text:style-name="T37">other.</text:span></text:p>
            <text:p text:style-name="P6"><text:span text:style-name="T37"/></text:p>
            <text:p text:style-name="P6"><text:span text:style-name="T28">The </text:span><text:span text:style-name="T28">Produ</text:span><text:span text:style-name="T28">ct </text:span><text:span text:style-name="T28">Rule</text:span></text:p>
            <text:p text:style-name="P6"><text:span text:style-name="T62">Prob(E</text:span><text:span text:style-name="T63">1</text:span><text:span text:style-name="T62"> and </text:span><text:span text:style-name="T62">E</text:span><text:span text:style-name="T63">2</text:span><text:span text:style-name="T62">) = </text:span></text:p>
            <text:p text:style-name="P6"><text:span text:style-name="T62">Prob(E</text:span><text:span text:style-name="T63">1</text:span><text:span text:style-name="T62">) * </text:span><text:span text:style-name="T62">Prob(E</text:span><text:span text:style-name="T63">2</text:span><text:span text:style-name="T62">|E</text:span><text:span text:style-name="T63">1</text:span><text:span text:style-name="T62">) =</text:span></text:p>
            <text:p text:style-name="P6"><text:span text:style-name="T62">Prob(E</text:span><text:span text:style-name="T63">2</text:span><text:span text:style-name="T62">) * </text:span><text:span text:style-name="T62">Prob(E</text:span><text:span text:style-name="T63">1</text:span><text:span text:style-name="T62">|E</text:span><text:span text:style-name="T63">2</text:span><text:span text:style-name="T62">)</text:span></text:p>
          </draw:text-box>
        </draw:frame>
        <draw:frame presentation:style-name="pr41" draw:text-style-name="P16" draw:layer="layout" svg:width="19.791cm" svg:height="6.476cm" svg:x="1.068cm" svg:y="5.321cm">
          <draw:text-box>
            <text:p text:style-name="P2"><text:span text:style-name="T43">In </text:span><text:span text:style-name="T43">the </text:span><text:span text:style-name="T43">the</text:span><text:span text:style-name="T43">ory </text:span><text:span text:style-name="T43">of </text:span><text:span text:style-name="T43">pro</text:span><text:span text:style-name="T43">bab</text:span><text:span text:style-name="T43">ility </text:span><text:span text:style-name="T43">and </text:span><text:span text:style-name="T43">stat</text:span><text:span text:style-name="T43">istic</text:span><text:span text:style-name="T43">s, a </text:span><text:span text:style-name="T43">Ber</text:span><text:span text:style-name="T43">nou</text:span><text:span text:style-name="T43">lli </text:span><text:span text:style-name="T43">trial </text:span><text:span text:style-name="T43">(or </text:span><text:span text:style-name="T43">bin</text:span><text:span text:style-name="T43">omi</text:span><text:span text:style-name="T43">al </text:span><text:span text:style-name="T43">trial</text:span><text:span text:style-name="T43">) is </text:span><text:span text:style-name="T43">a </text:span><text:span text:style-name="T43">ran</text:span><text:span text:style-name="T43">do</text:span><text:span text:style-name="T43">m </text:span><text:span text:style-name="T43">exp</text:span><text:span text:style-name="T43">eri</text:span><text:span text:style-name="T43">me</text:span><text:span text:style-name="T43">nt </text:span><text:span text:style-name="T43">wit</text:span><text:span text:style-name="T43">h </text:span><text:span text:style-name="T43">exa</text:span><text:span text:style-name="T43">ctly </text:span><text:span text:style-name="T43">two </text:span><text:span text:style-name="T43">pos</text:span><text:span text:style-name="T43">sibl</text:span><text:span text:style-name="T43">e </text:span><text:span text:style-name="T43">out</text:span><text:span text:style-name="T43">co</text:span><text:span text:style-name="T43">mes</text:span><text:span text:style-name="T43">, </text:span><text:span text:style-name="T43">"su</text:span><text:span text:style-name="T43">cce</text:span><text:span text:style-name="T43">ss" </text:span><text:span text:style-name="T43">and </text:span><text:span text:style-name="T43">"fail</text:span><text:span text:style-name="T43">ure</text:span><text:span text:style-name="T43">", in </text:span><text:span text:style-name="T43">whi</text:span><text:span text:style-name="T43">ch </text:span><text:span text:style-name="T43">the </text:span><text:span text:style-name="T43">pro</text:span><text:span text:style-name="T43">bab</text:span><text:span text:style-name="T43">ility </text:span><text:span text:style-name="T43">of </text:span><text:span text:style-name="T43">suc</text:span><text:span text:style-name="T43">ces</text:span><text:span text:style-name="T43">s is </text:span><text:span text:style-name="T43">the </text:span><text:span text:style-name="T43">sam</text:span><text:span text:style-name="T43">e </text:span><text:span text:style-name="T43">eve</text:span><text:span text:style-name="T43">ry </text:span><text:span text:style-name="T43">tim</text:span><text:span text:style-name="T43">e </text:span><text:span text:style-name="T43">the </text:span><text:span text:style-name="T43">exp</text:span><text:span text:style-name="T43">eri</text:span><text:span text:style-name="T43">me</text:span><text:span text:style-name="T43">nt </text:span><text:span text:style-name="T43">is </text:span><text:span text:style-name="T43">con</text:span><text:span text:style-name="T43">duc</text:span><text:span text:style-name="T43">ted.</text:span><text:span text:style-name="T43"><text:line-break/></text:span><text:span text:style-name="T43"/></text:p>
            <text:p text:style-name="P13"><text:span text:style-name="T19">From </text:span><text:span text:style-name="T19">Wiki</text:span><text:span text:style-name="T19">pedia</text:span><text:span text:style-name="T19">, </text:span><text:span text:style-name="T19"><text:a xlink:href="https://en.wikipedia.org/wiki/Bernoulli_trial" xlink:type="simple">https://en.wikipedia.org/wiki/Bernoulli_trial</text:a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5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0.376cm" svg:y="0.224cm" presentation:class="title" presentation:user-transformed="true">
          <draw:text-box>
            <text:p text:style-name="P2"><text:span text:style-name="T4">6. </text:span><text:span text:style-name="T4">B</text:span><text:span text:style-name="T4">er</text:span><text:span text:style-name="T4">n</text:span><text:span text:style-name="T4">o</text:span><text:span text:style-name="T4">ul</text:span><text:span text:style-name="T4">li </text:span><text:span text:style-name="T4">T</text:span><text:span text:style-name="T4">ri</text:span><text:span text:style-name="T4">al</text:span><text:span text:style-name="T4">s</text:span></text:p>
          </draw:text-box>
        </draw:frame>
        <draw:frame presentation:style-name="pr42" draw:text-style-name="P12" draw:layer="layout" svg:width="19.791cm" svg:height="11.337cm" svg:x="1.264cm" svg:y="3.088cm">
          <draw:text-box>
            <text:p text:style-name="P2"><text:span text:style-name="T10">An </text:span><text:span text:style-name="T10">exa</text:span><text:span text:style-name="T10">mpl</text:span><text:span text:style-name="T10">e </text:span><text:span text:style-name="T10">of a </text:span><text:span text:style-name="T10">Ber</text:span><text:span text:style-name="T10">no</text:span><text:span text:style-name="T10">ulli </text:span><text:span text:style-name="T10">tria</text:span><text:span text:style-name="T10">l is </text:span><text:span text:style-name="T10">just </text:span><text:span text:style-name="T10">tos</text:span><text:span text:style-name="T10">sin</text:span><text:span text:style-name="T10">g a </text:span><text:span text:style-name="T10">sim</text:span><text:span text:style-name="T10">ple </text:span><text:span text:style-name="T10">coi</text:span><text:span text:style-name="T10">n. </text:span><text:span text:style-name="T10">You </text:span><text:span text:style-name="T10">can </text:span><text:span text:style-name="T10">clas</text:span><text:span text:style-name="T10">sify </text:span><text:span text:style-name="T10">one </text:span><text:span text:style-name="T10">of </text:span><text:span text:style-name="T10">the </text:span><text:span text:style-name="T10">out</text:span><text:span text:style-name="T10">co</text:span><text:span text:style-name="T10">me</text:span><text:span text:style-name="T10">s as </text:span><text:span text:style-name="T10">a </text:span><text:span text:style-name="T10">“Su</text:span><text:span text:style-name="T10">cce</text:span><text:span text:style-name="T10">ss”, </text:span><text:span text:style-name="T10">and </text:span><text:span text:style-name="T10">the </text:span><text:span text:style-name="T10">oth</text:span><text:span text:style-name="T10">er </text:span><text:span text:style-name="T10">one </text:span><text:span text:style-name="T10">is a </text:span><text:span text:style-name="T10">“Fai</text:span><text:span text:style-name="T10">l”.</text:span></text:p>
            <text:p text:style-name="P2"><text:span text:style-name="T10"/></text:p>
            <text:p text:style-name="P6"><text:span text:style-name="T53">He</text:span><text:span text:style-name="T53">ads </text:span><text:span text:style-name="T53">= </text:span><text:span text:style-name="T53">Suc</text:span><text:span text:style-name="T53">ces</text:span><text:span text:style-name="T53">s</text:span><text:span text:style-name="T53"><text:tab/></text:span><text:span text:style-name="T53"><text:tab/></text:span><text:span text:style-name="T53">Tail</text:span><text:span text:style-name="T53">s = </text:span><text:span text:style-name="T53">Fail</text:span></text:p>
            <text:p text:style-name="P2"><text:span text:style-name="T10"/></text:p>
            <text:p text:style-name="P2"><text:span text:style-name="T10"/></text:p>
            <text:p text:style-name="P2"><text:span text:style-name="T10">Or, </text:span><text:span text:style-name="T10">you </text:span><text:span text:style-name="T10">can </text:span><text:span text:style-name="T10">roll </text:span><text:span text:style-name="T10">a </text:span><text:span text:style-name="T10">die </text:span><text:span text:style-name="T10">and </text:span><text:span text:style-name="T10">say </text:span><text:span text:style-name="T10">tha</text:span><text:span text:style-name="T10">t a </text:span><text:span text:style-name="T10">des</text:span><text:span text:style-name="T10">ire</text:span><text:span text:style-name="T10">d </text:span><text:span text:style-name="T10">out</text:span><text:span text:style-name="T10">co</text:span><text:span text:style-name="T10">me, </text:span><text:span text:style-name="T10">“ge</text:span><text:span text:style-name="T10">t a </text:span><text:span text:style-name="T10">6”, </text:span><text:span text:style-name="T10">is a </text:span><text:span text:style-name="T10">suc</text:span><text:span text:style-name="T10">ces</text:span><text:span text:style-name="T10">s, </text:span><text:span text:style-name="T10">and </text:span><text:span text:style-name="T10">all </text:span><text:span text:style-name="T10">oth</text:span><text:span text:style-name="T10">ers </text:span><text:span text:style-name="T10">are </text:span><text:span text:style-name="T10">fail</text:span><text:span text:style-name="T10">ure</text:span><text:span text:style-name="T10">s</text:span></text:p>
            <text:p text:style-name="P2"><text:span text:style-name="T10"/></text:p>
            <text:p text:style-name="P6"><text:span text:style-name="T53">Get </text:span><text:span text:style-name="T53">a 6 </text:span><text:span text:style-name="T53">= </text:span><text:span text:style-name="T53">Suc</text:span><text:span text:style-name="T53">ces</text:span><text:span text:style-name="T53">s</text:span><text:span text:style-name="T53"><text:tab/></text:span><text:span text:style-name="T53"><text:tab/></text:span><text:span text:style-name="T53">Get </text:span><text:span text:style-name="T53">1 – </text:span><text:span text:style-name="T53">5 = </text:span><text:span text:style-name="T53">Fail</text:span></text:p>
            <text:p text:style-name="P6"><text:span text:style-name="T53"/></text:p>
            <text:p text:style-name="P2"><text:span text:style-name="T10">We </text:span><text:span text:style-name="T10">will </text:span><text:span text:style-name="T10">loo</text:span><text:span text:style-name="T10">k at </text:span><text:span text:style-name="T10">the</text:span><text:span text:style-name="T10">se </text:span><text:span text:style-name="T10">mo</text:span><text:span text:style-name="T10">re </text:span><text:span text:style-name="T10">in-</text:span><text:span text:style-name="T10">dep</text:span><text:span text:style-name="T10">th </text:span><text:span text:style-name="T10">nex</text:span><text:span text:style-name="T10">t </text:span><text:span text:style-name="T10">tim</text:span><text:span text:style-name="T10">e.</text:span></text:p>
          </draw:text-box>
        </draw:frame>
        <draw:frame draw:style-name="gr4" draw:text-style-name="P14" draw:layer="layout" svg:width="1.831cm" svg:height="1.205cm" svg:x="26.194cm" svg:y="14.851cm">
          <draw:text-box>
            <text:p text:style-name="P13"><text:span text:style-name="T14">(</text:span><text:span text:style-name="T14"><text:page-number>&lt;number&gt;</text:page-number></text:span><text:span text:style-name="T14">/</text:span><text:span text:style-name="T14"><text:page-count>39</text:page-count></text:span><text:span text:style-name="T14">)</text:span></text:p>
          </draw:text-box>
        </draw:frame>
        <draw:frame draw:style-name="gr5" draw:text-style-name="P15" draw:layer="layout" svg:width="5.744cm" svg:height="10.363cm" svg:x="21.858cm" svg:y="2.404cm">
          <draw:text-box>
            <text:p text:style-name="P6"><text:span text:style-name="T27">Not</text:span><text:span text:style-name="T27">es</text:span></text:p>
            <text:p text:style-name="P6"><text:span text:style-name="T15"/></text:p>
            <text:p text:style-name="P6"><text:span text:style-name="T16">Two </text:span><text:span text:style-name="T16">events </text:span><text:span text:style-name="T16">are </text:span><text:span text:style-name="T17">disjoi</text:span><text:span text:style-name="T17">nt</text:span><text:span text:style-name="T16"> if </text:span><text:span text:style-name="T16">they </text:span><text:span text:style-name="T16">cannot </text:span><text:span text:style-name="T16">occur </text:span><text:span text:style-name="T16">simult</text:span><text:span text:style-name="T16">aneou</text:span><text:span text:style-name="T16">sly.</text:span></text:p>
            <text:p text:style-name="P2"><text:span text:style-name="T16"/></text:p>
            <text:p text:style-name="P6"><text:span text:style-name="T17">The </text:span><text:span text:style-name="T17">Sum </text:span><text:span text:style-name="T17">Rule</text:span></text:p>
            <text:p text:style-name="P6"><text:span text:style-name="T16">Prob(E</text:span><text:span text:style-name="T29">1</text:span><text:span text:style-name="T30"> or E</text:span><text:span text:style-name="T29">2</text:span><text:span text:style-name="T30">) </text:span><text:span text:style-name="T30">=</text:span><text:span text:style-name="T30"><text:line-break/></text:span><text:span text:style-name="T30">Prob(E</text:span><text:span text:style-name="T29">1</text:span><text:span text:style-name="T30">) + </text:span><text:span text:style-name="T30">Prob(E</text:span><text:span text:style-name="T29">2</text:span><text:span text:style-name="T30">)</text:span><text:span text:style-name="T30"><text:line-break/></text:span><text:span text:style-name="T30"> – </text:span><text:span text:style-name="T30">Prob(E</text:span><text:span text:style-name="T29">1</text:span><text:span text:style-name="T30"> and </text:span><text:span text:style-name="T30">E</text:span><text:span text:style-name="T29">2</text:span><text:span text:style-name="T30">)</text:span></text:p>
            <text:p text:style-name="P6"><text:span text:style-name="T30"/></text:p>
            <text:p text:style-name="P6"><text:span text:style-name="T30">Two </text:span><text:span text:style-name="T30">events </text:span><text:span text:style-name="T30">are </text:span><text:span text:style-name="T28">indep</text:span><text:span text:style-name="T28">enden</text:span><text:span text:style-name="T28">t</text:span><text:span text:style-name="T37"> if </text:span><text:span text:style-name="T37">one </text:span><text:span text:style-name="T37">does </text:span><text:span text:style-name="T37">not </text:span><text:span text:style-name="T37">influe</text:span><text:span text:style-name="T37">nce </text:span><text:span text:style-name="T37">the </text:span><text:span text:style-name="T37">other.</text:span></text:p>
            <text:p text:style-name="P6"><text:span text:style-name="T37"/></text:p>
            <text:p text:style-name="P6"><text:span text:style-name="T28">The </text:span><text:span text:style-name="T28">Produ</text:span><text:span text:style-name="T28">ct </text:span><text:span text:style-name="T28">Rule</text:span></text:p>
            <text:p text:style-name="P6"><text:span text:style-name="T62">Prob(E</text:span><text:span text:style-name="T63">1</text:span><text:span text:style-name="T62"> and </text:span><text:span text:style-name="T62">E</text:span><text:span text:style-name="T63">2</text:span><text:span text:style-name="T62">) = </text:span></text:p>
            <text:p text:style-name="P6"><text:span text:style-name="T62">Prob(E</text:span><text:span text:style-name="T63">1</text:span><text:span text:style-name="T62">) * </text:span><text:span text:style-name="T62">Prob(E</text:span><text:span text:style-name="T63">2</text:span><text:span text:style-name="T62">|E</text:span><text:span text:style-name="T63">1</text:span><text:span text:style-name="T62">) =</text:span></text:p>
            <text:p text:style-name="P6"><text:span text:style-name="T62">Prob(E</text:span><text:span text:style-name="T63">2</text:span><text:span text:style-name="T62">) * </text:span><text:span text:style-name="T62">Prob(E</text:span><text:span text:style-name="T63">1</text:span><text:span text:style-name="T62">|E</text:span><text:span text:style-name="T63">2</text:span><text:span text:style-name="T62">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Bubbles" presentation:presentation-page-layout-name="AL1T0">
        <office:forms form:automatic-focus="false" form:apply-design-mode="false"/>
        <draw:frame presentation:style-name="pr4" draw:text-style-name="P8" draw:layer="layout" svg:width="25.199cm" svg:height="1.971cm" svg:x="1.448cm" svg:y="0.151cm" presentation:class="title" presentation:user-transformed="true">
          <draw:text-box>
            <text:p text:style-name="P2"><text:span text:style-name="T4">Conclusi</text:span><text:span text:style-name="T4">on</text:span></text:p>
          </draw:text-box>
        </draw:frame>
        <draw:frame presentation:style-name="pr43" draw:text-style-name="P5" draw:layer="layout" svg:width="25.599cm" svg:height="11.793cm" svg:x="1.263cm" svg:y="3.087cm">
          <draw:text-box>
            <text:p text:style-name="P2"><text:span text:style-name="T69">This </text:span><text:span text:style-name="T69">sectio</text:span><text:span text:style-name="T69">n has </text:span><text:span text:style-name="T69">a lot </text:span><text:span text:style-name="T69">of </text:span><text:span text:style-name="T69">infor</text:span><text:span text:style-name="T69">matio</text:span><text:span text:style-name="T69">n, and </text:span><text:span text:style-name="T69">it </text:span><text:span text:style-name="T69">builds </text:span><text:span text:style-name="T69">off of </text:span><text:span text:style-name="T69">Chapt</text:span><text:span text:style-name="T69">er 5. </text:span><text:span text:style-name="T69">Make </text:span><text:span text:style-name="T69">sure </text:span><text:span text:style-name="T69">you </text:span><text:span text:style-name="T69">get </text:span><text:span text:style-name="T69">enou</text:span><text:span text:style-name="T69">gh </text:span><text:span text:style-name="T69">practi</text:span><text:span text:style-name="T69">ce </text:span><text:span text:style-name="T69">with </text:span><text:span text:style-name="T69">the </text:span><text:span text:style-name="T69">topics </text:span><text:span text:style-name="T69">he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FreeSans2" svg:font-family="FreeSans" style:font-family-generic="swiss"/>
    <style:font-face style:name="Architects Daughter1" svg:font-family="'Architects Daughter'" style:font-pitch="variable"/>
    <style:font-face style:name="Ferrum" svg:font-family="Ferrum" style:font-pitch="variable"/>
    <style:font-face style:name="Liberation Sans3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Architects Daughter" svg:font-family="'Architects Daughter'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FreeSans1" svg:font-family="FreeSans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itmap_20_7" draw:display-name="Bitmap 7" xlink:href="Pictures/1000020100000500000002D0229702A03F5FBFD6.png" xlink:type="simple" xlink:show="embed" xlink:actuate="onLoad"/>
    <draw:fill-image draw:name="Bitmap_20_8" draw:display-name="Bitmap 8" xlink:href="Pictures/1000020100000500000002D0C620E741E09E4EA7.png" xlink:type="simple" xlink:show="embed" xlink:actuate="onLoad"/>
    <draw:fill-image draw:name="Bitmap_20_9" draw:display-name="Bitmap 9" xlink:href="Pictures/1000020100000500000002D060C19ABA5FD7FEED.png" xlink:type="simple" xlink:show="embed" xlink:actuate="onLoad"/>
    <draw:fill-image draw:name="background" xlink:href="Pictures/1000020100000500000002D0E540013573895E9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draw:textarea-vertical-align="top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hi" style:country-asian="IN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chitects Daughter1" fo:font-family="'Architects Daughter'" style:font-pitch="variable" fo:font-size="13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4pt" fo:font-style="italic" fo:font-weight="bold" style:font-name-asian="FreeSans1" style:font-family-asian="FreeSans" style:font-family-generic-asian="swiss" style:font-pitch-asian="variable" style:font-size-asian="16pt" style:font-style-asian="italic" style:font-weight-asian="normal" style:font-style-complex="italic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 Narrow1" fo:font-family="'Liberation Sans Narrow'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 Narrow1" fo:font-family="'Liberation Sans Narrow'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normal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UKai CN" style:font-family-asian="'AR PL UKai CN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ubbles-background" style:family="presentation">
      <style:graphic-properties draw:stroke="none" style:repeat="stretch"/>
      <style:text-properties style:letter-kerning="true"/>
    </style:style>
    <style:style style:name="Bubbl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bbl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bbles-outline1" style:family="presentation">
      <style:graphic-properties draw:stroke="none" draw:fill="none" draw:auto-grow-height="false" draw:fit-to-size="shrink-to-fit">
        <text:list-style style:name="Bubbl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outline2" style:family="presentation" style:parent-style-name="Bubbles-outline1">
      <style:paragraph-properties fo:margin-left="0cm" fo:margin-right="0cm" fo:margin-top="0.3cm" fo:margin-bottom="0cm" fo:text-indent="0cm"/>
      <style:text-properties fo:font-size="21pt" style:font-size-asian="28pt" style:font-size-complex="28pt"/>
    </style:style>
    <style:style style:name="Bubbles-outline3" style:family="presentation" style:parent-style-name="Bubbles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Bubbles-outline4" style:family="presentation" style:parent-style-name="Bubbles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Bubbles-outline5" style:family="presentation" style:parent-style-name="Bubbles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6" style:family="presentation" style:parent-style-name="Bubbles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7" style:family="presentation" style:parent-style-name="Bubbles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8" style:family="presentation" style:parent-style-name="Bubbles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outline9" style:family="presentation" style:parent-style-name="Bubbles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Bubbles-subtitle" style:family="presentation">
      <style:graphic-properties draw:stroke="none" draw:fill="none" draw:textarea-vertical-align="middle">
        <text:list-style style:name="Bubbl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bbles-title" style:family="presentation">
      <style:graphic-properties draw:stroke="none" draw:fill="none" draw:textarea-vertical-align="middle">
        <text:list-style style:name="Bubbl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ubbl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ubbles-backgroundobjects">
      <style:graphic-properties draw:stroke="none" draw:fill="none" draw:fill-color="#ffffff" draw:auto-grow-height="false" fo:min-height="1.397cm"/>
    </style:style>
    <style:style style:name="Mpr3" style:family="presentation" style:parent-style-name="Bubbles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Bubbles" style:page-layout-name="PM1" draw:style-name="Mdp1">
      <office:forms form:automatic-focus="false" form:apply-design-mode="false"/>
      <draw:frame presentation:style-name="Bubbles-title" draw:layer="backgroundobjects" svg:width="25.199cm" svg:height="2.63cm" svg:x="1.4cm" svg:y="0.627cm" presentation:class="title" presentation:placeholder="true">
        <draw:text-box/>
      </draw:frame>
      <draw:frame presentation:style-name="Bubbles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ubbles-title" draw:layer="backgroundobjects" svg:width="13.968cm" svg:height="10.476cm" svg:x="3.81cm" svg:y="2.123cm" presentation:class="page"/>
        <draw:frame presentation:style-name="Bubbl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7T23:22:46.547061163</meta:creation-date>
    <dc:date>2018-02-20T00:34:52.551455879</dc:date>
    <meta:editing-duration>P1DT13H16M47S</meta:editing-duration>
    <meta:editing-cycles>1804</meta:editing-cycles>
    <meta:generator>LibreOffice/5.1.4.2$Linux_X86_64 LibreOffice_project/10m0$Build-2</meta:generator>
    <meta:document-statistic meta:object-count="250"/>
  </office:meta>
</office:document-meta>
</file>